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text-properties style:font-name="Times" fo:font-size="12.0pt" fo:background-color="#868686"/>
    </style:style>
    <style:style style:name="P8" style:family="paragraph" style:parent-style-name="Standard">
      <style:paragraph-properties fo:margin-bottom="0.1667in"/>
      <style:text-properties style:font-name="LiSong Pro Light" fo:font-size="12.0pt" fo:background-color="#ececec"/>
    </style:style>
    <style:style style:name="P9" style:family="paragraph" style:parent-style-name="Standard">
      <style:paragraph-properties fo:margin-bottom="0.1667in"/>
      <style:text-properties style:font-name="Times" fo:font-size="12.0pt" fo:color="#0000e9" fo:background-color="#e0e0e0"/>
    </style:style>
    <style:style style:name="P10" style:family="paragraph" style:parent-style-name="Standard">
      <style:paragraph-properties fo:margin-bottom="0.1667in"/>
      <style:text-properties style:font-name="Times" fo:font-size="12.0pt" fo:color="#0000e9" fo:background-color="#ececec"/>
    </style:style>
    <style:style style:name="P11" style:family="paragraph" style:parent-style-name="Standard">
      <style:paragraph-properties fo:margin-bottom="0.1667in"/>
      <style:text-properties style:font-name="LiSong Pro Light" fo:font-size="12.0pt" fo:background-color="#e0e0e0"/>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style:font-name="Heiti TC Light"/>
    </style:style>
    <style:style style:name="T5" style:family="text">
      <style:text-properties fo:font-style="italic" fo:font-style-asian="italic" fo:font-style-complex="italic"/>
    </style:style>
    <style:style style:name="T6" style:family="text">
      <style:text-properties style:font-name="LiSong Pro Light"/>
    </style:style>
    <style:style style:name="T7" style:family="text">
      <style:text-properties style:font-name="LiSong Pro Light" fo:color="#000000"/>
    </style:style>
    <style:style style:name="T8" style:family="text">
      <style:text-properties fo:color="#000000"/>
    </style:style>
    <style:style style:name="T9" style:family="text">
      <style:text-properties style:font-name="STSong" fo:color="#000000"/>
    </style:style>
    <style:style style:name="T10" style:family="text">
      <style:text-properties style:font-name="STSong"/>
    </style:style>
    <style:style style:name="T11" style:family="text">
      <style:text-properties fo:font-style="italic" fo:font-style-asian="italic" fo:font-style-complex="italic" fo:color="#0000e9"/>
    </style:style>
    <style:style style:name="T12" style:family="text">
      <style:text-properties fo:color="#0000e9"/>
    </style:style>
    <style:style style:name="T13" style:family="text">
      <style:text-properties style:font-name="LiSong Pro Light" fo:color="#0000e9"/>
    </style:style>
    <style:style style:name="T14"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陳真   |  2022.03.24 16:59   |   <text:a xlink:type="simple" xlink:href="http://palinfo.habago.org/Entry?Command=Information_PrintForum&amp;#FORUM42136"><text:span text:style-name="T1">#</text:span></text:a></text:p>
      <text:p text:style-name="P3">生物武器：一個更陰暗的未來(20)：美國的撒旦作為 <text:line-break/><text:line-break/>陳真 <text:line-break/>2022. 03. 24. <text:line-break/><text:line-break/><text:line-break/>早在兩年前我就認定新冠病毒就是美國針對中國所散播的生物武器。 <text:line-break/><text:line-break/>我知道自以為理性的人一定會裝模作樣地跟我要證據。問題是，證據（evidence）跟證明 (proof) 是兩回事，證明只存在邏輯與數學中，除此之外，只有證據。所有自然(軟)科學的存在都是基於證據，而非證明，包括我們的一切日常知識與常識，也是證據。 <text:line-break/><text:line-break/>比方說，美國總統叫做拜登，你怎麼知道？你有辦法提供證明嗎？當然不能。你所擁有的只是各種證據或證詞。 <text:line-break/><text:line-break/>我對新冠病毒是美國生物武器的判斷也一樣，同樣是基於無數的證據。你若要我舉證，我得寫上好幾本書也許才有可能把各種證據與專家證詞列舉完畢。 <text:line-break/><text:line-break/>判斷無數證據的主要方法之一就是機率，當一連串的極度偶然與巧合不斷出現，而且都剛好一環接一環地出現時，你如果是一個具有充分理性的人，你就會得出一個結論就是：這一定是人為，而非巧合。 <text:line-break/><text:line-break/>一個，兩個，三個或四個幾乎不可能的巧合，竟然剛好就很巧合地全湊在一起時，那已經是很不可能了，更何況無數個巧合怎麼可能就剛剛好全部湊巧地湊在一起呢？有可能嗎？當然有可能，但是，那就好像說太陽明天會突然熄滅嗎？邏輯上當然有可能，但它的可能性卻微乎其微。 <text:line-break/><text:line-break/>一個人買彩票，如果連續一百次都中特獎，你覺得有可能嗎？當然邏輯上有可能，可是，那個可能性是0.00000000000000000000000000000000000000000000000001。 <text:line-break/><text:line-break/>這時候，一個理性的人應該相信這0.00000000000000000000000000000000000000000000001？還是相信這裡頭一定有作弊？ <text:line-break/><text:line-break/>這時候，來了一個腦殘，以為自己很聰明很有理性，罵你無端指控，要你拿出對方作弊的證據。請問，你會覺得這個腦殘很聰明還是蠢到爆？ <text:line-break/><text:line-break/>就好像jackie所提到的英國媒體報導一樣，如果這個報導內容是確實的，如果根據新冠病毒的基因序列只有三萬億分之一不是美國所研發的生物武器，那麼，一個理性的人到底是應該要相信三萬億分之一的機率？還是應該相信三萬億分之兩萬九千九百九十九萬億九千九百九十九萬九千九百九十九？相信哪一個，才是合乎理性？這還用說嗎？ <text:line-break/><text:line-break/>事實上，美國還致力於研發針對消滅華人與其它特定族群例如斯拉夫民族的基因武器。對此，我也已經寫過好幾篇文章。 <text:line-break/><text:line-break/>關於美國在生物武器方面的骯髒邪惡行徑，我所知道的，遠遠多於我所寫出來的千百倍。我很希望有時間可以把我所知道的全寫出來，讓人們知道美國及其走狗們是如何泯滅人性喪心病狂。 <text:line-break/><text:line-break/>那些不相信我所說的這一切的人，你們如果具有一點最起碼的理性，不是亂罵我胡說，而是應該自己花一點工夫，也許幾周或幾個月的時間，去做一點最基本的研究與理解，畢竟我雖然只是寫了冰山一角，但也已經提供了數以千計的資料、書籍與無數極其可靠的線索，請你自己先看完各種資料，然後再來ggyy也不遲。 <text:line-break/><text:line-break/>很多讀過一點書的人，通常有一種自欺欺人的習性，很喜歡裝模做樣故做客觀狀，該懷疑的，他絲毫不懷疑，無從置疑的，他卻偏偏視之為謠言。 <text:line-break/><text:line-break/>言而總之，那些傻傻的還在親美的腦殘們，你其實只是在幫撒旦挖你自己與眾人的墳墓。 <text:line-break/><text:line-break/>這幾年，我得到一個心得就是，我發現，美國與其走狗們是不可能放棄邪惡念頭的，除非你的拳頭比他們粗比他們硬，把他們全部徹底打趴在地，他們才有可能放棄邪惡作為，否則世界不但永無寧日，而且人類遲早會走向集體毀滅，地球與文明將會斷送在這些撒旦手裏。</text:p>
      <text:p text:style-name="P2">张证壹   |  2022.03.24 15:31   |   <text:a xlink:type="simple" xlink:href="http://palinfo.habago.org/Entry?Command=Information_PrintForum&amp;#FORUM42135"><text:span text:style-name="T1">#</text:span></text:a></text:p>
      <text:p text:style-name="P3">中国政府近期已经出了政策及宣传，禁止向海外尤其是西方提供华人的生物基因资料，这个动作只有一个可能：防止西方尤其是美国利用这些基因资料制作专门针对华人的生物武器。 <text:line-break/><text:line-break/>007最新一集的内容不是开玩笑的，电影与小说往往比现实更夸张。</text:p>
      <text:p text:style-name="P2">张证壹   |  2022.03.24 14:55   |   <text:a xlink:type="simple" xlink:href="http://palinfo.habago.org/Entry?Command=Information_PrintForum&amp;#FORUM42134"><text:span text:style-name="T1">#</text:span></text:a></text:p>
      <text:p text:style-name="P3">To jackie： <text:line-break/><text:line-break/>这应该是真的，因为连中国官媒环球网都发了这个消息，而且不是第一时间发的，而是在相关讯息在这个互联网传了几个小时后才发的，肯定做了查证。 <text:line-break/><text:line-break/>中国官方背景的媒体，有少数是比较无耻的例如“新京报”，但是大部分是可信的，不会轻易拿自己好不容易积累起来的公信力去开玩笑，尤其是环球网这种直属官媒。 <text:line-break/><text:line-break/>我刚刚才看到这则消息，正准备抽空贴文分享，没有想到你已经先我一步。我现在正准备把相关资料及环球网原始报道整理一下去贴FB，若不是正好处于陪产假，真难抽出时间。 <text:line-break/><text:line-break/>总之这是大事，一直以来新冠的起源只有间接证据，但即使所有的间接证据都指向美国却也没有什么用。然而这次的证据是由英国媒体爆出来的，而且是差铁证如山已差不多了，美国是世界上新冠疫情的制造者终于不可能再被掩盖。虽然离真正的正义得到落实总还有很大一段距离，但是人类世界的未来终于有一丝曙光。</text:p>
      <text:p text:style-name="P2">洋洋   |  2022.03.24 13:23   |   <text:a xlink:type="simple" xlink:href="http://palinfo.habago.org/Entry?Command=Information_PrintForum&amp;#FORUM42133"><text:span text:style-name="T1">#</text:span></text:a></text:p>
      <text:p text:style-name="P3">現實版“生化危機”：基因武器如何影響未來戰爭 <text:line-break/>2017年11月10日09:02 &amp;;#124; 來源：解放軍報 <text:line-break/><text:line-break/>原標題：基因武器如何影響未來戰爭 <text:line-break/><text:line-break/><text:line-break/>據新華網報道，10月30日，俄羅斯總統普京親口証實，有人在有目的地採集俄羅斯人的生物樣本資料。此言一出，即遭爆炸性傳播。俄媒隨即報道，美國空軍在一份生物樣本採購招標中將目標鎖定俄羅斯人。有俄專家警告，俄羅斯民眾的生物樣本未來或將被用於制造細菌武器，應監控此類收集活動。美國空軍教育訓練司令部10月31日向俄媒澄清說，美空軍最大醫療部隊、第59醫療部隊的“先進分子監測中心”確實搜集了俄羅斯人的生物樣本，但目的並不是制造細菌生化武器。 <text:line-break/><text:line-break/>基因武器是指通過基因編輯技術修改致病微生物的基因編碼，而研制出的新一代生物武器，能夠從基因層面對敵發動攻擊。簡單來說，基因編輯技術就相當於一把基因“剪刀”，可以按照主觀意願將一種生物的基因片段“剪接”到另一種生物上，從而改變其生理特征。基因武器正是通過這種方式修改基因獲得新的致病微生物，從而使對方的疫苗庫失效。美國情報機構因此把基因編輯技術列為潛在的大規模殺傷性武器。 <text:line-break/><text:line-break/>殺傷力巨大的“生物原子彈” <text:line-break/><text:line-break/>安布雷拉、浣熊市、T病毒……這些游戲迷耳熟能詳的名字構建了一個被失控的生物武器撕裂的虛擬世界：在秘密的科學實驗室裡，參與研究的上百名遺傳學、生物工程學專家因感染病毒而變成了嗜血的“僵尸”，人一旦被他們咬傷或抓傷就會受到感染，立即變成同類。 <text:line-break/><text:line-break/>實際上，從一戰時期德國的流感細菌武器，到二戰時期日本的731部隊，再到冷戰時期蘇聯規模空前的生物武器庫，每段關於生物武器的歷史都不可避免地泛著血腥，令人不寒而栗。進入21世紀以來，基因編輯技術蓬勃發展，人類基因組圖譜順利完成，生物武器的研究也進入了基因武器時代，一場現實版的“生化危機”或將拉開序幕。 <text:line-break/><text:line-break/>20世紀70年代至80年代，分子遺傳學迅猛發展，使研制基因武器成為可能。基因武器建立在對基因信息的載體——脫氧核糖核酸進行重組的基礎之上，借助基因工程的方法可以實現基因分離和重組，形成復合脫氧核糖核酸，並在此基礎上借助微生物實現基因轉移，制成可改變遺傳物質的生物武器。 <text:line-break/><text:line-break/>由於基因武器是“剪”出來的新病毒、新細菌，遺傳密碼隻有設計者才知道，對方很難及時破譯並研制出新的疫苗與之對抗。即使更新了疫苗庫，仍有源源不斷的新的基因武器“整裝待發”。研制疫苗的速度必定趕不上“投毒”的速度，這樣一明一暗的“較量”，顯然對防守的一方極為不利。 <text:line-break/><text:line-break/>特別是隨著基因組學的迅速發展，越來越多的致病微生物的完整基因序列已被發現，這些微生物可能都是引發“生化危機”的始作俑者。隻要找到基因密碼的突破口，就很容易將它們改造成殺傷力巨大的“生物原子彈”。 <text:line-break/><text:line-break/>不動一兵一卒達成軍事目的 <text:line-break/><text:line-break/>與傳統生物武器一樣，基因武器具有體積小、造價低、不破壞非生命物質等特點。使用者不必興師動眾，隻要通過人工、飛機、導彈等運載方式將基因武器投放到敵方區域，就能達成軍事目的。顯然，基因武器具有很多傳統生物武器不可比擬的優勢。 <text:line-break/><text:line-break/>首先，基因武器的傳染性及殺傷力更強。例如，通過移植繁殖能力強的基因片段，可以將致命病菌的繁殖擴散力增加數倍﹔通過移植致病能力強的基因片段，可將致死率提高至100%左右。其次，基因武器隱蔽性極強。針對不同的軍事目的、環境及攻擊目標，使用者可以人為設計基因武器的潛伏期。也就是說，人們可以把基因武器做成一種“定時炸彈”，並且“倒計時”最長可達十年之久。這是基因武器與傳統生物武器、化學武器最主要的區別。 <text:line-break/><text:line-break/>一旦基因武器投入使用，將使未來戰爭發生巨大變化： <text:line-break/><text:line-break/>——戰爭模式將發生變化。敵對雙方可能在戰前使用基因武器，使對方人員及生活環境遭到破壞，導致一個民族、一個國家喪失戰斗力，在不流血中被征服。 <text:line-break/><text:line-break/>——軍隊編制體制結構將發生變化。戰斗部隊將減少，而衛生勤務保障部隊則大量增加。 <text:line-break/><text:line-break/>——戰略武器與戰術武器將融為一體。未來戰場將成為無形戰場，使戰場情況難以掌握和控制，給軍事防御和軍事醫學研究帶來新課題、新挑戰。 <text:line-break/><text:line-break/>基因武器將起到戰略威懾作用 <text:line-break/><text:line-break/>2014年以來，CRISPR基因編輯技術帶來了一場科學界的革命。CRISPR系統，簡單來說是一種適應性免疫系統，細菌可以利用該系統不動聲色地把病毒基因從自己的染色體上切除，這是細菌特有的免疫力。在哺乳動物基因組中，CRISPR系統被發展成了一種高效、簡捷的基因編輯技術，像一把萬能的基因“剪刀”，能夠同時開啟或沉默某些基因，實現基因的“批量化”編輯。 <text:line-break/><text:line-break/>該技術的發展使基因武器的研發如虎添翼，能夠使基因武器靶標人群更精准、更快速，威懾力更大。美國情報機構已把“CRISPR基因編輯技術”列為潛在的大規模殺傷性武器。 <text:line-break/><text:line-break/>但是，就CRISPR技術本身而言，目前還隻局限於實驗室中，實驗失敗率很高，更不用說研發大規模殺傷性武器了。現代戰爭向著多維度發展，隨著信息化技術不斷提高，戰爭更大程度上是對物質、能量、裝備以及數據信息的對抗。以慢性殺傷人畜為手段的基因武器是否能用於實戰，使用代價究竟有多大，這些問題還有待商榷。 <text:line-break/><text:line-break/>此外，基因武器的“屠殺”不分軍民，會帶來嚴重的政治和道義上的風險，后果不可估量。而且，如果操作不當或者運氣不佳，運輸過程中一旦發生泄漏，傷到自己人，無異於“搬起石頭砸自己的腳”。 <text:line-break/><text:line-break/>長遠來看，基因武器更多的是起到戰略威懾作用。在現實世界裡，人類對生命秘密的探索不過是冰山一角，基因工程並不是上帝的造物手，肆意濫用基因武器必將給全人類帶來不可預測的災難。（曹詩洋）</text:p>
      <text:p text:style-name="P2">洋洋   |  2022.03.24 13:20   |   <text:a xlink:type="simple" xlink:href="http://palinfo.habago.org/Entry?Command=Information_PrintForum&amp;#FORUM42132"><text:span text:style-name="T1">#</text:span></text:a></text:p>
      <text:p text:style-name="P3">2017年普丁說是真的 :-) <text:line-break/><text:line-break/><text:line-break/><text:a xlink:type="simple" xlink:href="http://military.people.com.cn/BIG5/n1/2017/1102/c1011-29623102.html"><text:span text:style-name="T2">http://military.people.com.cn/BIG5/n1/2017/1102/c1011-29623102.html</text:span></text:a><text:s/><text:line-break/>2017年11月02日 <text:line-break/><text:line-break/>美國研發基因武器？普京：有人採集俄生物資料 <text:line-break/><text:line-break/>美國正在研發針對俄羅斯人的基因武器？聽起來有如電影般的情節，這兩天被俄羅斯杜馬議員、政府高官、生物學家和各路媒體嚴肅地討論著。3天前，俄羅斯總統普京親口証實，有人在有目的地採集俄羅斯人的生物資料。俄媒隨即指出，美空軍在一份生物樣本採購招標中，將目標鎖定俄羅斯人。有俄專家警告，美國的行動背后可能是一個龐大的計劃。 <text:line-break/><text:line-break/>普京是在10月30日的俄人權委員會會議上發出這番警告的。據俄塔社11月1日報道，當時，俄羅斯公民選舉委員會主席博利索夫對普京說，一些人在利用閉路電視系統收集俄羅斯人的圖像，不知用於何種目的。普京隨即表示，“的確是這樣。目前有人正在全俄羅斯採集生物資料，針對俄羅斯聯邦不同地區、不同種族的民眾”。他補充說，採集是專業地、有目的地進行的，“我們是他們巨大興趣的目標”。 <text:line-break/><text:line-break/>俄羅斯總統新聞秘書佩斯科夫10月31日告訴媒體，普京是從情報部門得到上述信息的。英國《國際商業時報》稱，對於採集俄羅斯人生物資料的背后之手是誰以及動機是什麼，普京沒有詳細說明。但他強調：“不用對此害怕。讓他們做他們想做的，我們也得做我們必須做的。” <text:line-break/><text:line-break/>在一些俄媒看來，普京懷疑的目標可能是美國。俄羅斯《生意人報》報道稱，2017年夏，美國空軍宣布招標採購12個“正常人類核糖核酸(RNA)”樣品和27個“正常新鮮冷凍人體滑膜”樣品。上述信息來自美國防部網站上公布的一份採購申請。招標條件中指定捐助者應為俄羅斯人或是歐羅巴人種，所有樣本都應在俄羅斯採集。俄羅斯《真理報》說，普京的警告在網上迅速傳播，並引起爆炸式反應。 <text:line-break/><text:line-break/>俄羅斯最大門戶網站Rambler.ru1日的調查顯示，很多俄羅斯民眾認為美國採集俄羅斯人生物資料是為了制造生物武器，並對此感到非常恐慌。68%的受訪者認為此舉是一種威脅，17%的受訪者認為雖然還不能確定美方目的就是為了制造武器，但仍感到帶有威脅性。隻有7%的受訪者認為這純粹是為了科研。俄庫班國立大學基因學系主任沃爾琴科對俄羅斯《觀點報》說，當前美國的行動背后可能是一個龐大的計劃。 <text:line-break/><text:line-break/>俄羅斯REN電視台1日報道稱，俄羅斯國家杜馬議員們說，美國在俄羅斯周邊建立了大量收集俄羅斯生物資料的實驗室。近10年來，美國在烏克蘭設立了13個生物實驗室，在格魯吉亞有4個，哈薩克斯坦有2個，在吉爾吉斯斯坦和阿塞拜疆也有。經普京總統透露，大家才知道美國在俄羅斯也有這樣的實驗室。問題在於，他們收集俄羅斯人生物資料的目的是什麼？ <text:line-break/><text:line-break/>一些俄專家懷疑，美空軍在俄採集遺傳資料與開發一種針對俄羅斯人的基因武器計劃有關。俄新社援引俄國家杜馬議員、前總防疫師奧尼先科的話說，今天收集生物資料的情況非常突出，因為解碼基因組可用於軍事目的。“今日俄羅斯”電視台10月31日就美國此舉的目的詢問了3名專家，其中2人認為這是用於基礎項目研究。但俄軍事專家、前聯合國生物武器委員會成員伊戈爾·尼庫林說，美國收集俄羅斯人的核糖核酸可能是用於研發細菌。“在軍事部門，不可能有其他的理由。”他認為，美國在試圖研發針對特定種族的各種生物武器。“他們需要歐羅巴人種的資料，這一人種佔我們國家的絕大多數。” <text:line-break/><text:line-break/>俄聯邦委員會國防與安全委員會副主席克林採維奇表示，自己不能確定這是否說明美國准備對俄羅斯發動生物戰，但毫無疑問，他們在對俄羅斯人的生物資料進行研究。“為什麼他們突然有這種需要？”克林採維奇說，總統的這一警告非常及時。西方的相關部門應當知道，俄羅斯已經在關注他們。1日，俄羅斯律師協會向俄聯邦安全局發出聲明，呼吁他們迅速制止這種非法採集俄羅斯人生物資料的活動。俄羅斯《新消息報》援引該聲明說，這正對俄羅斯公民的安全、生命和健康構成威脅。 <text:line-break/><text:line-break/>下一個劃時代的超級武器 <text:line-break/><text:line-break/>“基因武器”上一次被置於媒體的聚光燈下是在去年2月。當時，時任美國國家情報總監詹姆斯·克拉珀在情報界年度全球威脅評估報告中，將“基因編輯”列入“大規模殺傷性與擴散性武器”威脅清單中。英國路透社今年稍早時候在題為“下一個超級武器”的文章中說，2003年，人類基因組的排序工作完成，科學家們得以了解每段生物編碼的意義。不斷發展的技術以及基因工程卻可能為新危險打開大門。第一次世界大戰期間出現了化學戰，第二次世界大戰見証了原子彈的威力。下一個劃時代的超級武器應該就是生物武器。 <text:line-break/><text:line-break/>多名相關領域專家1日告訴《環球時報》記者，基因武器是指利用基因工程技術研制新型生物戰劑並將其武器化，以用於軍事或其他目的一類新概念武器。隨著現代生物技術、特別是合成生物學的快速發展，通過基因重組將高致病性或能產生劇毒生物毒素的基因片段，拼接到其他存活能力和傳染能力更強的細菌或病毒基因中，從而人工合成自然界原本不存在，但具有更強傳染性和更高致病力的新的細菌和病毒，已成為世界生物安全領域面臨的現實威脅。 <text:line-break/><text:line-break/>不過，就像美國將“基因編輯”列入“大規模殺傷性與擴散性武器”威脅清單引起爭議一樣，對於美軍採集俄羅斯人生物資料是否與基因武器有關，也存在不同看法。俄羅斯國家新聞網援引俄生物科學博士蓋利法德的話說，所謂用於研發基因武器是某種可惡的謊言。這種武器隻能用於對付非常小的民族，在過去幾年來，他們沒有與任何人混居。而俄羅斯並不是這樣的民族。 <text:line-break/><text:line-break/>美國喬治亞醫學院生物化學和分子生物學系教授李紅林也更傾向於認為，這是用於一般性醫學研究。他在1日接受《環球時報》記者採訪時說，科學發展到現在，新的技術可以改變某些基因，但還很難針對某個人群或人種開發基因武器。人種之間有差異，基因上有不同，但人類不同種族間的共性極大，關於人種方面的基因武器非常難開發。 <text:line-break/><text:line-break/>對於研究採購方是軍方部門，俄生物科學博士赫爾凡德對《生意人報》說，這並不意味著成果就被用於軍事目的，而更像是研究新藥時採集不同種族遺傳資料的典型情況。李紅林1日告訴《環球時報》記者，美國軍方會進行一些基礎的醫學研究，比如海軍在馬裡蘭有專門的醫院、大學，美國國防部也會通過國會撥款向科學家征集研究項目。他認為，美軍方進行基因武器方面的研究可能性存在，但肯定是高度機密，不會像這樣公開招標，且隻採購十幾個樣品。 <text:line-break/><text:line-break/>有相關領域專家對《環球時報》記者說，一些公開資料顯示，美國在生物技術領域處於領先地位。俄羅斯相關研究者認為，美已在這些領域取得進展。生物資料信息逐步成為新的國家安全課題，很多國家都設有專門的生物安全部門。俄羅斯基因醫學中心的專家對《共青團真理報》說，研制生物武器在國際上已被禁止很多年，俄國家科研機構有時也會跟西方合作採集樣本。俄新社援引俄遺傳學專家伊利因斯基的話說，“我不認為今天或明天這個信息可以用來研發生物武器，但科學發展很快，很難說10年后會怎樣”。<text:line-break/><text:line-break/>（曲頌 郭媛丹 張倍鑫 柳玉鵬 陳欣）</text:p>
      <text:p text:style-name="P2">jackie   |  2022.03.24 13:13   |   <text:a xlink:type="simple" xlink:href="http://palinfo.habago.org/Entry?Command=Information_PrintForum&amp;#FORUM42131"><text:span text:style-name="T1">#</text:span></text:a></text:p>
      <text:p text:style-name="P4">我不知道英媒 dailyexpose 的公信力如何，如果管理員認為這個英媒純粹是造謠的話，可以把本人今天ＰＯ的留言都刪除掉，謝謝！</text:p>
      <text:p text:style-name="P2">jackie   |  2022.03.24 11:10   |   <text:a xlink:type="simple" xlink:href="http://palinfo.habago.org/Entry?Command=Information_PrintForum&amp;#FORUM42130"><text:span text:style-name="T1">#</text:span></text:a></text:p>
      <text:p text:style-name="P3">此則新聞「突發：英媒宣稱 研究證實新冠病毒是美國公司製造 」的英媒原始出處： <text:line-break/><text:line-break/>BREAKING: Official Biochemical and Statistical Evidence 100% confirms Moderna created Covid-19 <text:line-break/><text:a xlink:type="simple" xlink:href="Source:%20https://dailyexpose.uk/2022/03/03/evidence-confirms-moderna-created-covid-19/"><text:span text:style-name="T2">Source: https://dailyexpose.uk/2022/03/03/evidence-confirms-moderna-created-covid-19/</text:span></text:a></text:p>
      <text:p text:style-name="P2">jackie   |  2022.03.24 10:07   |   <text:a xlink:type="simple" xlink:href="http://palinfo.habago.org/Entry?Command=Information_PrintForum&amp;iPage=1#FORUM42129"><text:span text:style-name="T1">#</text:span></text:a></text:p>
      <text:p text:style-name="P3">如果這則新聞是真的，美邪惡殖民帝國才是地球上真正的惡魔！！！ <text:line-break/><text:line-break/><text:line-break/>突發：英媒宣稱 研究證實新冠病毒是美國公司製造 <text:line-break/>環球網 03.23 22:14 <text:line-break/><text:line-break/>新冠病毒究竟是怎麼來的，我們距離真相又近了一步。 <text:line-break/><text:line-break/>目前，俄羅斯軍隊在烏克蘭發現了大量的證據，可以充足的證實美國在烏克蘭設立的36個生物實驗室在製造生物武器。 <text:line-break/><text:line-break/>其中，還發現美國在利用蝙蝠研究冠狀病毒，並已經製造出生物武器的部件。 <text:line-break/><text:line-break/>其中重磅的證據是，在俄羅斯披露的文件中，赫然有美國政府官員的簽字與美國政府相關部門的印章。 <text:line-break/>為此，俄羅斯總統普京還親自出馬對美國進行指證。 <text:line-break/><text:line-break/>美國的反應只有一個：否認！ <text:line-break/><text:line-break/>當然，美國除了否認之外，還對俄羅斯倒打一耙。 <text:line-break/>不過，說什麼用處都不大，關鍵看證據。 <text:line-break/><text:line-break/>而就在這個關鍵而敏感的時候，來自英國的消息讓人震驚。 <text:line-break/><text:line-break/>因為英國媒體在昨天披露出一條足以震驚全球的特大新聞，就在俄羅斯在烏克蘭發現大量美國生化實驗室利用蝙蝠研究冠狀病毒的證據之後，英國媒體又透露出一個令人震驚的消息，新冠病毒就是美國製造。 <text:line-break/><text:line-break/>這家英國媒體是《每日郵報》，報道中稱一個病毒研究團隊發現，目前導致全球大疫情的新冠病毒的基因中，居然含有美國莫德納公司在2016年2月申請的專利基因片段。 <text:line-break/><text:line-break/>而這個基因序列通過自然進化而隨機出現在新冠病毒中的概率為三萬億分之一。 <text:line-break/><text:line-break/>什麼意思呢？ <text:line-break/><text:line-break/>翻譯一下，就是說目前造成全球疫情的新冠病毒，不是美國莫德納公司創造的幾率只有三萬億分之一。 <text:line-break/><text:line-break/>即：就是美國莫德納公司製造了新冠病毒，簡單的說就是美國製造了新冠病毒。 <text:line-break/><text:line-break/>孔子學院院長正海佛，轉發了這一消息，稱：官方的生物化學和統計證據100%證實莫德納公司創造了新冠病毒！ <text:line-break/><text:line-break/>對於這一消息，韜哥認為有兩點極其重要。 <text:line-break/><text:line-break/>其一是這個「美國莫德納公司在2016年2月申請的專利基因片段」在新冠病毒的基因序列里，是一個美國政府完全無法否認的鐵證。 <text:line-break/><text:line-break/>其二是這個研究成果是由英國媒體率先發佈出來，證實一個最基本的事實：即使是美西國家的媒體和人，在面對有可能毀滅人類世界、毀滅人類文明的邪惡勢力時，也會自然而然的選擇站出來抵抗、揭穿，並與之戰鬥。 <text:line-break/><text:line-break/>而現在，就等著美國政府如何回復了。 <text:line-break/><text:line-break/>僅僅一個「造謠」已經無法堵住全人類的質疑！ <text:line-break/><text:line-break/>而一旦新冠病毒是由美國製造並用來對特定種群發動生物戰（只不過失控了）被全球各國、全人類所認定就是事實時，美國這個邪惡帝國必將在短時間內倒下。 <text:line-break/><text:line-break/>因為即使是美國人民，也無法容忍如此邪惡的帝國存在。 <text:line-break/><text:line-break/>真相大白之時，就是美利堅覆亡之日！ <text:line-break/>真相何時徹底揭開，讓我們拭目以待吧！ <text:line-break/><text:line-break/>來源：韜聞 <text:line-break/><text:line-break/><text:a xlink:type="simple" xlink:href="https://tinyurl.com/3hm3uavh"><text:span text:style-name="T2">https://tinyurl.com/3hm3uavh</text:span></text:a></text:p>
      <text:p text:style-name="P2">鄭豐遠   |  2022.03.24 09:43   |   <text:a xlink:type="simple" xlink:href="http://palinfo.habago.org/Entry?Command=Information_PrintForum&amp;iPage=1#FORUM42128"><text:span text:style-name="T1">#</text:span></text:a></text:p>
      <text:p text:style-name="P4">早上看到這個網頁: <text:a xlink:type="simple" xlink:href="https://mp.weixin.qq.com/s/yeRN8zDsGN0O0GjYsAGNRg"><text:span text:style-name="T2">https://mp.weixin.qq.com/s/yeRN8zDsGN0O0GjYsAGNRg</text:span></text:a><text:s/><text:line-break/><text:line-break/>我其實並不意外。很多東西說是人人平等，說是全人類共享，可是誰能算是人類，卻是由西方人，準確來說由美國人說了算。 <text:line-break/><text:line-break/>當一個東西他覺得有助於他的掠奪和控制，他就會大力推廣，免費給你，比如 Google 和臉書，當同樣一個東西他發現讓你使用會不利於他時，他就把你踢出去，比如現今臉書對待 RT 和俄羅斯人那樣。 <text:line-break/><text:line-break/>有架過網站的人應該知道 Linux，也知道 Apache 和 Nginx 吧? 據統計，全世界高達 93% 的網站是架在 Linux 系統上 (包括巴勒網)，而這裡頭絕大部份使用 Apache 或 Nginx 伺服器軟體。 <text:line-break/><text:line-break/>你是否能想像有那麼一天，這些所謂開源、免費、人人平等的作業系統或軟體，在美國的禁令下，不再開放給中國人使用? 我是完全能夠想像的。 <text:line-break/><text:line-break/>你也許會說，免費的不讓用，買不就行了嗎，我還缺這個錢嗎?? 如果一個問題能用錢解決，那實際上也就稱不上問題了。如果能用錢解決，那美國還會禁止晶片出口給中國的華為和中興嗎? 晶片禁令之前，人們以為所謂的中美經濟綑綁 (也就是錢) 能避免這種事發生，將之視為不可想像的天方夜譚，實際上呢? <text:line-break/><text:line-break/>當禁令發生後，人們說的是，東西不讓買，我用免費的不就行了嗎? 實際上呢? <text:line-break/><text:line-break/>你是否能想像有那麼一天，美國或德國或日本製造的醫學 CT 斷層掃描儀器，不再開放出售給中國人使用? 我是完全能夠想像的。 <text:line-break/><text:line-break/>你是否能想像有那麼一天，西方人決定不再讓中國人使用微軟的 Windows 和蘋果電腦? 聽起來很好笑是嗎? 我是完全能夠想像的。 <text:line-break/><text:line-break/>你是否能想像有那麼一天，西方人決定不再讓中國人自由註冊網域，不再讓你架網站發表你的想法? 聽起來很好笑是嗎? 我是完全能夠想像的。 <text:line-break/><text:line-break/>你是否能想像有那麼一天，西方人決定不再授權給中國人聆聽所謂全人類遺產的古典音樂? 聽起來很好笑是嗎? 我是完全能夠想像的。 <text:line-break/><text:line-break/>中國可以因認定 Google 和臉書危害國家安全 (這是事實) 而禁用它們，西方同樣也能用相同的理由反向禁止特定的人群使用。 <text:line-break/><text:line-break/>我對西方真的已經毫無敬意，西方如今各種赤裸裸的卑鄙野蠻面目，實在醜陋。</text:p>
      <text:p text:style-name="P2">五元   |  2022.03.23 13:13   |   <text:a xlink:type="simple" xlink:href="http://palinfo.habago.org/Entry?Command=Information_PrintForum&amp;iPage=1#FORUM42127"><text:span text:style-name="T1">#</text:span></text:a></text:p>
      <text:p text:style-name="P3">to 怡靜 <text:line-break/><text:line-break/>這張圖真的會讓人生理不適, <text:line-break/>這幾個人好話說盡,壞事做絕, <text:line-break/>總歸一句話....噁心</text:p>
      <text:p text:style-name="P2">怡靜   |  2022.03.23 10:05   |   <text:a xlink:type="simple" xlink:href="http://palinfo.habago.org/Entry?Command=Information_PrintForum&amp;iPage=1#FORUM42126"><text:span text:style-name="T1">#</text:span></text:a></text:p>
      <text:p text:style-name="P3">每日一圖 <text:line-break/><text:line-break/><text:a xlink:type="simple" xlink:href="http://shorturl.at/fntBW"><text:span text:style-name="T2">shorturl.at/fntBW</text:span></text:a><text:s/><text:line-break/><text:line-break/>10場戰爭，6百萬生靈塗炭，1座諾貝爾和平獎， <text:line-break/>沒有任何制裁。</text:p>
      <text:p text:style-name="P2">孫從輔   |  2022.03.23 02:15   |   <text:a xlink:type="simple" xlink:href="http://palinfo.habago.org/Entry?Command=Information_PrintForum&amp;iPage=1#FORUM42125"><text:span text:style-name="T1">#</text:span></text:a></text:p>
      <text:p text:style-name="P4">俄羅斯從開始到現在都強調其軍事行動不針對平民，從沒有改口。倒是西方的制裁行動，從開始到現在完全不提不針對平民。以西方宣傳機器的慣性，有1%的人道考量就能將自己吹噓成100%的救世主。他們不針對此點做文章，表示他們的制裁就是針對俄羅斯平民的報復行動，並且不惜把其它國家的平民拉下水。這麼明顯的事實擺在眼前，誰是壓迫者，誰是反抗者，還不一目瞭然嗎？</text:p>
      <text:p text:style-name="P2">陳真   |  2022.03.22 17:54   |   <text:a xlink:type="simple" xlink:href="http://palinfo.habago.org/Entry?Command=Information_PrintForum&amp;iPage=1#FORUM42124"><text:span text:style-name="T1">#</text:span></text:a></text:p>
      <text:p text:style-name="P3">謝謝亦鳴，我再找時間修改一下這篇訪談，再把它貼到首頁。 <text:line-break/><text:line-break/>普京的幾篇聲明我也會找時間整理，那將會是重要的歷史文件，也許開展了一個新時代。 <text:line-break/><text:line-break/>來到我這年紀，以為再工作個十多年就能退休，打算四處遊山玩水，沒想到卻面臨戰亂凶險，很可能將會淪為難民。很多專業人士，包括律師、會計師、教授與醫師等等，因為戰爭或政治動亂，流亡國外成為境外難民，被迫淪為洗碗掃地的低階勞工，才能勉強活下去，一家難以溫飽。 <text:line-break/><text:line-break/>更可悲的是我的兩個小女兒那樣年紀的五、六歲小孩，或是更小的小小孩，他們的童年蒙塵，竟遇上人為惡搞的生化武器疫情， 學習經常中斷，行動受限，每天戴著口罩，不見人臉，不見歡顏，人與人之間更是保持一個警戒距離。 <text:line-break/><text:line-break/>將來，橫在他們面前的境遇，更是可怕，帝國主義肆虐全球，很可能連一條小命都難保，無數人得淪為戰爭亡魂，或死或殘。 <text:line-break/><text:line-break/>也許最好命的是三十年後、也就是2050年之後才出生的那一代，他們很可能將會在廢墟中迎來一個新時代，一個由中國帶頭向前、不再信奉帝國主義，不再訴諸侵略與屠殺，揚棄嗜血的國家恐怖主義、信仰和平共榮人類命運共同體的繁華新世紀。而這項成就，恐怕得由現存於地球上的這幾代人來共同付出血肉代價。</text:p>
      <text:p text:style-name="P2">陳真   |  2022.03.22 13:33   |   <text:a xlink:type="simple" xlink:href="http://palinfo.habago.org/Entry?Command=Information_PrintForum&amp;iPage=1#FORUM42123"><text:span text:style-name="T1">#</text:span></text:a></text:p>
      <text:p text:style-name="P4">以筆為鑰，打開籠牢 <text:line-break/><text:line-break/>陳真 <text:line-break/><text:line-break/>2022.03.22 <text:line-break/><text:line-break/><text:line-break/>謝謝亦鳴提供的訪談資料。全部看完了，講得很好。 <text:line-break/><text:line-break/>在一個大概的基礎上理解俄烏與美國及歐洲等等這些問題，其實並不困難，就看你願不願意理解而已。今天，你可以自欺欺人地說我們所言（例如巴勒網）偏袒了誰（這當然不是事實），故而拒絕相信真相，而仍自願一頭栽進荒謬透頂無恥下流的西方彌天大謊之中。但是，對於來自西方內部甚至主其事者的說法，總該讓腦殘們稍微有點醒悟吧？ <text:line-break/><text:line-break/>俄烏與西方的這些問題裡頭，並沒有任何過於艱澀隱蔽的政治內幕陰謀，有的其實只是顯而易見的陽謀與赤裸裸的侵略、擴張與屠殺，而俄國才是被動做出反應的受害一方。但是，整個世界的媒體卻完全操控在美國這些長年在世界各地製造顛覆動亂、不斷發動侵略戰爭屠殺數千萬平民百姓的極少數人手裡。 <text:line-break/><text:line-break/>就如阿桑吉及羅素所說，無知是這個世界最大的敵人，當媒體完全被徹底操控，完全顛倒是非善惡，飽受洗腦與思想荼毒的人們，如何可能對事情做出正確的判斷與決定？反倒是為虎作倀傷害公義，危害自身而不自知。 <text:line-break/><text:line-break/>我們手無寸鐵，無法跟這群帝國主義法西斯血腥人渣對抗，唯一能做的就是以筆為鑰，打開人們思想的籠牢。 <text:line-break/><text:line-break/>大約是31年前，亦即1991年，我母親因為我而驟然過世的那一年，我參與創立國際特赦組織（AI）的台灣分會（這組織後來早已被人渣黨把持充當無恥的政治走狗），我和學姐一起翻譯了一篇文章登在AI的刊物上。我給那篇文章取了個標題就是：“以筆為鑰，打開籠牢”。 <text:line-break/><text:line-break/>幾十年來，我們所做的，無非就是如此，在一片黑暗與扭曲、囚禁世人、囚禁思想與真理的監牢中，企圖鑿開銅牆鐵壁，引進一點光芒。 <text:line-break/><text:line-break/>我常想起陳凱歌的電影中，梅蘭芳故意蓄鬍拒絕為日軍演出，梅蘭芳說，“我能做的，也就只是這樣了”。 <text:line-break/><text:line-break/>跟他一樣，我並不看重自己所為，總覺得我知道得太多，卻做得太少，如此微不足道，常為此感到懊惱自責，甚至感覺很窩囊。可是，我想，依我微薄的能力和處境，也許我能做的，也就只是這樣了。希望有一天，當各種條件允許，我能做得更多。</text:p>
      <text:p text:style-name="P2">蔡亦鸣   |  2022.03.22 12:47   |   <text:a xlink:type="simple" xlink:href="http://palinfo.habago.org/Entry?Command=Information_PrintForum&amp;iPage=1#FORUM42122"><text:span text:style-name="T1">#</text:span></text:a></text:p>
      <text:p text:style-name="P3">巴勒网的诸位有谁能抽空重新校对和润色一下吗。 <text:line-break/><text:line-break/>陈真说的笔误羞煞我也，我根本不懂英文，只是根据不同的翻译软件对比来猜测原文意思。</text:p>
      <text:p text:style-name="P2">陳真   |  2022.03.22 12:27   |   <text:a xlink:type="simple" xlink:href="http://palinfo.habago.org/Entry?Command=Information_PrintForum&amp;iPage=1#FORUM42121"><text:span text:style-name="T1">#</text:span></text:a></text:p>
      <text:p text:style-name="P4">你有筆誤，應是“去納粹化”。</text:p>
      <text:p text:style-name="P2">蔡亦鸣   |  2022.03.22 12:26   |   <text:a xlink:type="simple" xlink:href="http://palinfo.habago.org/Entry?Command=Information_PrintForum&amp;iPage=1#FORUM42120"><text:span text:style-name="T1">#</text:span></text:a></text:p>
      <text:p text:style-name="P3">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段应是 他还考虑到，无论他做什么，制裁都会如雨点般落下。</text:p>
      <text:p text:style-name="P2">蔡亦鸣   |  2022.03.22 12:13   |   <text:a xlink:type="simple" xlink:href="http://palinfo.habago.org/Entry?Command=Information_PrintForum&amp;iPage=1#FORUM42119"><text:span text:style-name="T1">#</text:span></text:a></text:p>
      <text:p text:style-name="P3">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机器翻译终极是机器，这一段应该是他们想要 "非军事化 "和 "非纳粹化"。 </text:p>
      <text:p text:style-name="P2">蔡亦鸣   |  2022.03.22 12:09   |   <text:a xlink:type="simple" xlink:href="http://palinfo.habago.org/Entry?Command=Information_PrintForum&amp;iPage=1#FORUM42118"><text:span text:style-name="T1">#</text:span></text:a></text:p>
      <text:p text:style-name="P4"><text:a xlink:type="simple" xlink:href="https://zeitgeschehen-im-fokus.ch/en/newspaper-ausgabe-en/article-translated-in-english.html#article_1319"><text:span text:style-name="T2">https://zeitgeschehen-im-fokus.ch/en/newspaper-ausgabe-en/article-translated-in-english.html#article_1319</text:span></text:a><text:s/><text:line-break/><text:line-break/>使用deepl电脑翻译 <text:line-break/><text:line-break/>"美国的政策一直是阻止德国和俄罗斯进行更紧密的合作" <text:line-break/>乌克兰战争的历史、政治和经济背景 <text:line-break/>对雅克-鲍德的采访*。 <text:line-break/><text:line-break/>*雅克-鲍德拥有日内瓦国际关系研究生院的计量经济学硕士学位和国际安全研究生学位，曾在瑞士军队中担任上校。他曾为瑞士战略情报局工作，并在卢旺达战争期间担任东扎伊尔难民营安全问题顾问（联合国难民署-扎伊尔/刚果，1995-1996）。他曾在纽约的联合国维和部（DPKO）工作（1997-99年），在日内瓦创建了国际人道主义排雷中心（CIGHD）和排雷行动信息管理系统（IMSMA）。他为在联合国和平行动中引入情报概念做出了贡献，并在苏丹领导了第一个综合的联合国特派团联合分析中心（JMAC）（2005-06）。他曾担任纽约联合国维持和平行动部和平政策和理论司司长（2009-11年）和联合国安全部门改革和法治专家组组长，曾在北约工作，并著有多本关于情报、非对称战争、恐怖主义和虚假信息的书籍。 <text:line-break/><text:line-break/>Zeitgeschehen im Fokus:鲍德先生，你了解现在发生战争的地区。你从过去的几天里得出了什么结论，怎么会变成这样？ <text:line-break/><text:line-break/>雅克-鲍德。我对我们谈论的这个地区相当了解。我曾在FDFA[瑞士联邦外交部]工作，并代表它被借调到北约五年，领导打击小武器扩散的工作。2014年后，我为乌克兰的项目做出了贡献。此外，由于我以前从事战略情报工作，我对俄罗斯、北约、乌克兰和相关环境非常了解。我讲俄语，可以接触到西方人很少看的文件。 <text:line-break/><text:line-break/>你是乌克兰境内及周边局势的专家。你的专业活动把你带到了当前的危机地区。您如何看待正在发生的事情？ <text:line-break/><text:line-break/>这很疯狂，我们甚至可以说有一种真正的歇斯底里。令我震惊的是，也是令我非常困扰的是，没有人问俄罗斯人为什么要发起行动的问题。没有人想鼓吹战争，当然我也不想。但作为在纽约的联合国维持和平行动部两年的 "政策和理论 "的前负责人，我总是问自己这个问题。我们是如何走到发动战争这一步的？ <text:line-break/><text:line-break/>你在那里的任务是什么？ <text:line-break/><text:line-break/>这是为了了解战争是如何发生的，哪些因素会导致和平，以及可以做些什么来避免伤亡或如何防止战争。如果你不了解战争是如何发生的，那么你就无法找到解决办法。我们正是处于这种情况。每个国家都在对俄罗斯实施自己的制裁，而我们很清楚，这将毫无进展。特别让我震惊的是法国经济部长的声明，他们想摧毁俄罗斯的经济，目的是让俄罗斯人民受苦。这样的声明是令人愤慨的。 <text:line-break/><text:line-break/>【俄罗斯的非军事化和非纳粹化目标】 <text:line-break/><text:line-break/>您如何评价俄罗斯的攻势？ <text:line-break/><text:line-break/>攻击另一个国家是违反国际法原则的。但是，我们也应该考虑这样一个决定的背景。首先，必须明确的是，普京既不是疯子，也没有与现实脱节。他是一个非常有条理和系统的人，换句话说，是非常俄罗斯的人。我相信，他知道他在乌克兰行动的后果。他评估--显然是正确的--无论他是为保护顿巴斯居民而开展 "小规模 "行动，还是为俄罗斯和顿巴斯居民的国家利益而开展 "大规模 "行动，其后果都是一样的。于是他选择了最大限度的解决方案。 <text:line-break/><text:line-break/>你认为他的目标是什么？ <text:line-break/><text:line-break/>这当然不是针对乌克兰民众的。普京已经反复说过这一点。你也可以从事实中看到这一点。俄罗斯仍在向乌克兰供应天然气。俄罗斯人并没有停止。他们没有关闭互联网。他们没有破坏发电厂和供水。当然，这些服务在战斗地区可能已经停止。但你看到了与美国人非常不同的做法，例如，在前南斯拉夫、伊拉克甚至利比亚。当西方国家攻击他们时，他们首先摧毁了电力和水的供应以及整个基础设施。 <text:line-break/><text:line-break/>为什么西方会有这样的行为？ <text:line-break/><text:line-break/>西方的方法--从作战理论的角度看这一点也很有意思--是基于这样的想法：如果你摧毁了基础设施，民众就会反抗不受欢迎的独裁者，而你将以这种方式摆脱他。这也是第二次世界大战期间的策略，当时德国的科隆、柏林、汉堡、德累斯顿等城市被轰炸。他们直接针对平民人口，这样就会有起义。政府通过起义失去了权力，而你在不危及自己军队的情况下赢得了战争。这就是理论。 <text:line-break/><text:line-break/>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它是否与西方代表的方式相矛盾？ <text:line-break/><text:line-break/>是的，我们的媒体声称，俄罗斯人想要摧毁一切，但这显然不是事实。我还对我们的媒体描绘普京突然决定攻击和征服乌克兰的方式感到不安。美国警告了几个月，说会有一场突袭，但什么都没有发生。顺便说一句，情报部门和乌克兰领导人一再否认美国的这种警告。如果你仔细看一下军事报告和地面上的准备工作，你可以很清楚地看到。普京在2月中旬之前都没有进攻乌克兰的打算。 <text:line-break/><text:line-break/>为什么会发生这种变化？发生了什么？ <text:line-break/><text:line-break/>你必须先知道一些事情，否则你就不会明白。2021年3月24日，乌克兰总统泽伦斯基发布总统令，收复克里米亚。然后他开始将乌克兰军队向南和向东南移动，向顿巴斯移动。因此，一年来，我们在乌克兰南部边境的军队长期集结。这就解释了为什么在2月底，俄乌边境没有乌克兰军队。泽伦斯基一直声称，俄罗斯人不会攻击乌克兰。乌克兰国防部长也一再确认这一点。同样，乌克兰安全委员会负责人在12月和1月确认，没有迹象表明俄罗斯会攻击乌克兰。 <text:line-break/><text:line-break/>这是个骗局吗？ <text:line-break/><text:line-break/>不，他们说了好几次，我相信普京，他也多次说过，顺便说一下，他不想进攻。很明显，有来自美国的压力。 <text:line-break/>美国对乌克兰本身没有什么兴趣。此时，他们想加大对德国的压力，让其关闭北溪二期。他们希望乌克兰向俄罗斯挑衅，如果俄罗斯做出反应，北溪二期就会被搁置。在奥拉夫-肖尔茨访问华盛顿时，曾暗指这样的情景，而肖尔茨显然不想与之为伍。这不仅仅是我的观点，也有美国人这样理解。目标是北溪二号，大家不要忘记，北溪二号是应德国人的要求建造的。从根本上说，它是一个德国项目。因为德国需要更多的天然气来实现其能源和气候目标。 <text:line-break/><text:line-break/>【"在一场核战争中，欧洲将成为战场"】 <text:line-break/><text:line-break/>美国为什么要推动这个？ <text:line-break/><text:line-break/>自第二次世界大战以来，美国的政策一直是阻止德国和俄罗斯或苏联更紧密地合作。尽管德国人在历史上对俄罗斯人有一种恐惧。但这是欧洲的两个最大的大国。历史上，德国和俄罗斯之间一直存在着经济关系。美国一直试图阻止这一点。人们不应忘记，在核战争中，欧洲将是战场。这意味着，在这种情况下，欧洲和美国的利益不一定相同。这就解释了为什么在1980年代，苏联支持德国的和平主义运动。德国和俄罗斯之间更紧密的关系将使美国的核战略失去作用。 <text:line-break/><text:line-break/>美国一直在批评能源依赖性？ <text:line-break/><text:line-break/>具有讽刺意味的是，美国批评德国或欧洲对俄罗斯的能源依赖。俄罗斯是美国的第二大石油供应国。美国主要从加拿大购买石油，然后从俄罗斯购买，其次是墨西哥和沙特阿拉伯。这意味着美国对俄罗斯有依赖性。例如，在火箭发动机方面也是如此。这并不困扰美国。但是，欧洲人依赖俄罗斯，确实让美国感到困扰。 <text:line-break/>在冷战期间，俄罗斯，也就是苏联，总是履行所有的天然气合同。俄罗斯在这方面的思维方式与瑞士人非常相似。俄罗斯有一种守法的心态；它觉得受到规则的约束，非常像瑞士。这并不意味着他们没有情感，但当规则适用时，你会按规则行事。在冷战时期，苏联从未将贸易和政治联系起来。在这方面，与乌克兰有关的争端主要是政治性的。 <text:line-break/><text:line-break/>布热津斯基关于乌克兰是支配亚洲的关键的理论在这里也起了作用？ <text:line-break/><text:line-break/>布热津斯基当然是一个伟大的思想家，并且仍然影响着美国的战略思维。但我不认为这一方面是这次特定危机的关键。乌克兰当然很重要。但谁主宰或控制乌克兰的问题并不是这里的主要问题。俄罗斯人的目的不是要控制乌克兰。乌克兰问题对俄罗斯来说，就像对其他国家一样，是一个战略问题。 <text:line-break/><text:line-break/>那是什么意思？ <text:line-break/><text:line-break/>在目前到处举行的整个讨论中，关键的事情被忽略了。当然，人们在谈论核武器，但这就像在电影中一样。现实却有些不同。俄罗斯人希望北约和俄罗斯之间有一段距离。北约的核心要素是美国的核力量。这就是北约的本质。当我在北约工作时，延斯-斯托尔滕贝格--他当时是我的老板--经常说。"北约是一个核大国"。今天，美国在波兰和罗马尼亚部署了导弹系统，其中包括MK-41发射器系统。 <text:line-break/><text:line-break/>这些是防御性武器吗？ <text:line-break/><text:line-break/>当然，美国说它们是纯防御性的。你确实可以从这些发射器发射反弹道导弹。但你也可以用同样的系统发射核导弹。这些坡道离莫斯科只有几分钟的路程。如果在欧洲紧张局势加剧的情况下，俄罗斯人通过卫星图像或情报探测到这些发射台周围的活动，表明正在准备发射，他们会等到核导弹可能向莫斯科发射吗？ <text:line-break/><text:line-break/>可能不会... <text:line-break/><text:line-break/>...当然不会。他们会立即发动先发制人的打击。美国退出《反弹道导弹条约》[Anti-Ballistic Missile Treaty]后，整个局势升级了。根据《反弹道导弹条约》，他们不能在欧洲部署这种系统。这个想法正是为了在发生对抗的情况下保持一定的反应时间。这是因为错误可能发生。 <text:line-break/>我们在冷战期间有类似的东西。核导弹之间的距离越大，你就有越多的时间做出反应。如果导弹部署在离俄罗斯领土太近的地方，在受到攻击时就没有时间作出反应，你就有可能更快地陷入全面核战争。这影响到所有邻国。俄罗斯人意识到了这一点，这就是他们创建华沙条约的原因。 <text:line-break/><text:line-break/>【核武器的重要性正在增加】 <text:line-break/><text:line-break/>首先是北约... <text:line-break/><text:line-break/>北约成立于1949年，华沙条约组织仅在6年后成立。其原因是联邦德国的重新武装以及它在1955年加入北约。如果你看一下1949年的地图，你可以看到北约的核大国和苏联之间有非常大的差距。当北约通过包括德国在内的方式向俄罗斯边境移动时，俄罗斯的反应是建立了华沙条约组织。当时，东欧国家已经全部是共产主义，并被自己的共产党严格控制。几乎比苏联本身还要糟糕。苏联希望在它周围有一个安全地带，所以它创建了华沙条约组织。它想保持一个 "冰原"，以便它可以尽可能长时间地发动常规战争。这就是它的想法：尽可能长时间地留在常规战争中，避免直接进入核战争。 <text:line-break/><text:line-break/>今天仍然是这样吗？ <text:line-break/><text:line-break/>冷战结束后，核战略在某种程度上被遗忘。安全不再是核武器的问题。伊拉克战争、阿富汗战争都是使用常规武器的战争，核问题在某种程度上已经远离了人们的视线。但俄罗斯人并没有忘记这一点。他们的思维非常具有战略性。当时，我参观了莫斯科的伏罗希洛夫总参谋部学院。在那里你可以看到人们如何思考。他们从战略上思考，在战争时期应该如何思考。 <text:line-break/><text:line-break/>今天你能看到这一点吗？ <text:line-break/><text:line-break/>今天你可以非常清楚地看到这一点。普京的人从战略上思考。俄罗斯人有战略思维，有行动思维，也有战术思维。西方国家，正如我们在阿富汗或伊拉克看到的，没有战略。这正是法国人在马里遇到的问题。马里现在已经要求他们离开这个国家，因为法国人在没有战略和战略目标的情况下杀人。俄罗斯人则完全不同，他们有战略思维。他们有一个目标。普京也是如此。 <text:line-break/><text:line-break/>在我们的媒体上一再报道，普京已经将核武器带入了游戏。你也听说了吗？ <text:line-break/><text:line-break/>是的，弗拉基米尔-普京在2月27日将其核力量置于一级警戒状态。但这只是故事的一半。2月11日至12日，安全会议在慕尼黑举行。泽伦斯基在那里。他表示，他想获得核武器。这被解释为一种潜在的威胁，克里姆林宫亮起了红灯。为了理解这一点，我们必须提醒1994年的《布达佩斯协议》。那是关于销毁前苏联各共和国领土上的核导弹，从而使俄罗斯成为唯一的核国家。乌克兰也把核武器交给了俄罗斯，而俄罗斯则保证其边界的不可侵犯性作为回报。当克里米亚在2014年回到俄罗斯时，乌克兰说它也不会再遵守1994年的协议。 <text:line-break/><text:line-break/>回到核武器上。普京到底说了什么？ <text:line-break/><text:line-break/>如果泽伦斯基想拿回核武器，这对普京来说肯定是不能接受的。如果你的核武器就在边境上，那么预警时间就会非常少。在马克龙访问后的新闻发布会上，和普京明确表示，如果北约和俄罗斯之间的距离太小，这可能会在无意中导致复杂化。但决定性的因素是在针对乌克兰的行动开始时，法国外长威胁普京，宣布北约是一个核国家。普京对此的反应是提高了其核力量的警戒级别。当然，我们的媒体并没有提到这一点。普京是一个现实主义者；他脚踏实地，目的明确。 <text:line-break/><text:line-break/>是什么促使普京现在进行军事干预？ <text:line-break/><text:line-break/>2021年3月24日，泽伦斯基发布总统令，用武力重新征服克里米亚。他开始准备这样做。这是否是他的真实意图或只是一个政治花招，我们不得而知。然而，我们看到的是，他在顿巴斯地区和南部的克里米亚地区大规模加强了乌克兰军队。当然，俄罗斯人已经注意到了这一点。与此同时，北约在4月份在波罗的海和黑海之间进行了大规模的演习。这可以理解为促使俄罗斯人做出反应。他们在南部军区举行了演习，以展示旗帜。此后事情趋于平静，9月，俄罗斯举行了计划已久的 "Zapad 21 "演习。这些演习每四年进行一次。在演习结束时，一些部队仍留在白俄罗斯附近。这些是东部军区的部队。留在那里的大部分装备是为今年年初与白俄罗斯计划进行的大型演习而保留的。 <text:line-break/><text:line-break/>西方国家对此有何反应？ <text:line-break/><text:line-break/>欧洲，特别是美国将此解释为加强了对乌克兰的进攻能力。独立军事专家，但也是乌克兰安全委员会的负责人说，当时没有进行战争准备。俄罗斯在10月留下的装备显然不是为了进攻性行动。然而，所谓的西方军事专家，特别是法国的军事专家，立即将此解释为战争准备，并开始指定普京为疯狂独裁者。从2021年10月底到今年年初，局势就是这样演变的。美国和乌克兰在这个问题上的沟通方式是非常矛盾的。一个警告说有进攻计划，而另一个则否认。这是一个永久性的来回。 <text:line-break/><text:line-break/>欧安组织报告称乌克兰在2月份对卢甘斯克和顿涅茨克人民共和国进行了猛烈炮击 <text:line-break/><text:line-break/>2月份发生了什么？ <text:line-break/><text:line-break/>在1月底，情况似乎有所发展。看起来美国与泽伦斯基进行了交谈，并且可以观察到轻微的变化。从2月初开始，美国谈论俄罗斯即将发动的攻击，并开始散布攻击方案。安东尼-布林肯在联合国安理会上介绍了根据美国情报，俄罗斯的攻击将如何展开。这让人想起了2002/2003年攻击伊拉克之前的情况。在那里，情况据称也是以情报分析为基础的。当时的情况也不是这样。当时，中情局并不相信伊拉克存在大规模杀伤性武器。因此，唐纳德-拉姆斯菲尔德没有依靠中央情报局，而是依靠国防部内的一个小型机密小组，该小组是专门为规避中央情报局的分析而设立的。 <text:line-break/><text:line-break/>今天的信息是从哪里来的？ <text:line-break/><text:line-break/>在乌克兰问题上，布林肯也做了完全相同的事情。人们可以注意到，在俄罗斯攻势之前的整个讨论中，完全没有中情局和西方情报机构的身影。布林肯告诉我们的一切都来自于他自己在部门内成立的 "老虎小组"。提交给我们的这些方案并不是来自于情报分析，而是来自于自称是专家的人，他们编造了一个带有政治目的的方案。俄罗斯人即将发动袭击的谣言就是这样诞生的。因此，2月16日，乔-拜登说他知道俄罗斯人即将发动攻击。但当被问及他是如何知道的时，他回答说美国有良好的情报能力，而没有提到中央情报局或国家情报局。 <text:line-break/><text:line-break/>那么，2月16日是否发生了什么？ <text:line-break/><text:line-break/>当天，乌克兰军队沿停火线，即所谓的 "接触线 "违反停火的情况极端增加。在过去的八年里，一直都有违反行为，但从2月12日开始，违反行为极端增加，包括爆炸，特别是在顿涅茨克和卢甘斯克地区。我们知道这一点，因为欧安组织驻顿巴斯特派团报告了这一点。这些报告可以在欧安组织的 "每日报告 "中看到。 <text:line-break/><text:line-break/>乌克兰军队的目标是什么？ <text:line-break/><text:line-break/>这当然是对顿巴斯的攻势的最初阶段。当炮火加剧时，两个共和国的当局开始将平民疏散到俄罗斯。在一次采访中，谢尔盖-拉夫罗夫提到超过10万名难民。在俄罗斯，这被认为是即将开展大规模行动的迹象。 <text:line-break/><text:line-break/>其后果是什么？ <text:line-break/><text:line-break/>乌克兰军队的这一行动实际上触发了一切。在这一点上，普京很清楚，乌克兰将对这两个共和国发动进攻。2月15日，俄罗斯议会，即杜马，通过了一项决议，提议承认他们的独立。起初普京没有反应，但随着攻击的加剧，他在2月21日决定对议会的要求作出积极回应。 <text:line-break/><text:line-break/>【乌克兰右翼极端主义的根源】 <text:line-break/><text:line-break/>普京为什么要采取这一步骤？ <text:line-break/><text:line-break/>在这种情况下，他没有什么选择，只能这样做，因为如果他不采取任何措施保护顿巴斯的俄语人口，俄罗斯民众不会理解。对普京来说，很清楚的是，无论他的反应和干预只是为了帮助各共和国，还是为了入侵乌克兰，西方在任何情况下都会以大规模制裁作为反应。因此，作为第一步，他承认了这两个共和国的独立。然后，在同一天，他与这两个共和国分别缔结了友好合作条约。从那时起，他可以援引《联合国宪章》第51条，允许他在集体防卫和自卫的框架内进行干预，协助这两个共和国。因此，他为其军事干预建立了法律基础。 <text:line-break/><text:line-break/>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些目标的背景是什么？ <text:line-break/><text:line-break/>非军事化是可以理解的，因为乌克兰在南部、顿巴斯和克里米亚之间聚集了全部军队。一个快速的行动将使其能够包围这些部队。这就是所发生的事情，乌克兰军队的很大一部分目前被包围在顿巴斯地区的一个大锅里，在斯拉维扬斯克、克拉马托尔斯克和塞维罗多涅茨克之间。俄国人已经将其包围，并正在将其消灭。剩下的就是所谓的非军事化。当俄罗斯人这样说时，这并不是一句空话。为了弥补乌克兰军队的不可靠，自2014年以来发展了强大的准军事部队，包括，例如，著名的亚速团。但还有很多。有大量这样的团体在乌克兰人的指挥下，但并非完全由乌克兰人组成。例如，亚速团由19个民族组成，包括法国人，甚至瑞士人等。这是一个真正的外国军团。据路透社报道，这些极右翼团体总共有大约10万名战士。 <text:line-break/><text:line-break/>为什么有这么多的准军事组织？ <text:line-break/><text:line-break/>2015/2016年，我和北约一起在乌克兰。乌克兰有一个大问题，他们正在耗尽士兵，因为乌克兰军队有很多因非战斗行动而死亡的人。他们有很多人死于自杀和酗酒问题。他们在寻找新兵方面遇到了困难。由于我在联合国的经验，我被要求提供帮助。因此，我去了乌克兰几次。主要的一点是，军队在民众中没有信誉，在军队内部也没有信誉。这就是为什么乌克兰越来越鼓励和发展准军事部队。他们是由右翼极端主义驱动的狂热分子。 <text:line-break/><text:line-break/>右翼极端主义从何而来？ <text:line-break/><text:line-break/>它的起源可以追溯到20世纪30年代。在被称为 "大饥荒 "的极端饥荒年代，出现了对苏维埃政权的抵抗。为了资助苏联的现代化建设，斯大林没收了收成，造成前所未有的饥荒。NKVD，即克格勃的前身（同时也是内务部和安全机构），执行了这一政策。NKVD是以领土为基础组织的，在乌克兰，有许多犹太人担任高级指挥职务。结果，一切都变得有点混乱：对共产党人的仇恨、对俄罗斯人的仇恨和对犹太人的仇恨。第一个极右翼团体可以追溯到这个时期，而且它们仍然存在。二战期间，德国人需要这些团体，如斯捷潘-班德拉的OUN、乌克兰起义军等，在苏联后方作战。当时，第三帝国的部队被视为解放者，如1943年从苏联人手中解放哈尔科夫的党卫军第二装甲师 "Das Reich"，至今仍在乌克兰受到庆祝。这种极右翼抵抗的地理中心在利沃夫，即今天的利沃夫，位于加利西亚。这个地区甚至有它 "自己的 "第14装甲掷弹兵师SS "Galizien"，一个完全由乌克兰人组成的党卫军师。 <text:line-break/><text:line-break/>OUN在第二次世界大战期间成立，并在苏联时期幸存下来？ <text:line-break/><text:line-break/>第二次世界大战后，敌人是苏联。苏联在战争期间没有成功地完全消灭这些反苏运动。美国、法国和英国意识到OUN可能是有用的，并支持它以破坏和武器对抗苏联。直到20世纪60年代初，乌克兰叛乱分子一直得到西方国家通过秘密行动的支持，如 "空气动力"、"宝贵"、"米诺斯"、"卡帕乔 "和其他。从那时起，乌克兰一直与西方和北约保持着密切的关系。今天，正是由于乌克兰军队的软弱，才导致了对狂热部队的使用。我认为，新纳粹这个词并不完全准确。他们有非常相似的想法，他们带着他们的符号，他们是暴力和反犹太主义的，但他们并没有真正受到一种学说或政治项目的指导。 <text:line-break/>2014年后，为安抚乌克兰局势达成了两项协议。在目前的争端背景下，这些协议的意义何在？ <text:line-break/>是的，这一点很重要，因为不遵守这两项协议基本上导致了今天的战争。自2014年以来，据说有一个解决冲突的办法，即明斯克协议。到2014年9月，很明显，乌克兰军方无法管理冲突，尽管它得到了北约的建议。它经常失败。这就是为什么它不得不在2014年9月承诺执行明斯克一号协议。这是乌克兰政府与顿涅茨克和卢甘斯克两个自封的共和国的代表之间的协议，有欧洲和俄罗斯的担保人。 <text:line-break/><text:line-break/>【欧盟和美国的双重性】 <text:line-break/><text:line-break/>这两个共和国的基础是如何形成的？ <text:line-break/><text:line-break/>为了理解，我们需要稍微回顾一下历史。2013年秋天，欧盟希望与乌克兰缔结一项贸易和经济协议。欧盟为乌克兰提供了补贴、出口和进口等方面的发展保障。乌克兰当局希望缔结该协议。但这并不是没有问题的，因为乌克兰的工业和农业在质量和产品方面都是面向俄罗斯的。例如，乌克兰人正在为俄罗斯飞机开发发动机，而不是为欧洲或美国飞机。因此，工业的总体方向是面向东方，而不是西方。就质量而言，乌克兰很难与欧洲市场竞争。因此，当局希望与欧盟合作，同时与俄罗斯保持经济关系。 <text:line-break/><text:line-break/>这有可能吗？ <text:line-break/><text:line-break/>就其本身而言，俄罗斯对乌克兰的计划没有异议。但它也希望保持与乌克兰的经济关系。因此，它建议成立一个三方工作组，制定两个协议：一个是乌克兰和欧盟之间的协议，另一个是乌克兰和俄罗斯之间的协议。其目的是为了涵盖所有各方的利益。但正是欧盟通过巴罗佐要求乌克兰在俄罗斯和欧盟之间做出选择。然后乌克兰要求有时间考虑解决方案，并要求暂停整个进程。此后，欧盟和美国没有公平竞争。 <text:line-break/><text:line-break/>为什么？ <text:line-break/><text:line-break/>西方媒体的标题是。"俄罗斯向乌克兰施压以阻止与欧盟签订条约"。这不是真的。事实并非如此。乌克兰政府继续表现出对与欧盟签订条约的兴趣，但只是希望有更多的时间来思考和考虑解决这一复杂情况。但欧洲媒体并没有这样说。接下来的几天，来自该国西部的右翼极端分子出现在基辅的Maidan上。在西方国家的批准和支持下，那里发生的一切确实很可怕。但在这里详细说明一切将超出我们的范围。 <text:line-break/><text:line-break/>民选总统亚努科维奇被推翻后发生了什么？ <text:line-break/><text:line-break/>从民族主义极右政变中产生的新的临时政府，作为其第一个正式行为，立即改变了关于乌克兰官方语言的法律。这表明，政变与民主无关，而是组织起义的极端民族主义者的产物。这一法律变化在讲俄语的地区引发了一场风暴。在南部俄语区的所有城市，敖德萨、马里乌波尔、顿涅茨克、卢甘斯克、克里米亚等地都组织了大规模的示威活动。乌克兰当局以一种非常大规模和野蛮的方式作出反应，召集军队。敖德萨、哈尔科夫、第聂伯罗彼得罗夫斯克、卢甘斯克和顿涅茨克短暂宣布成立自治共和国。他们以极端残酷的方式进行了斗争，最终留下了两个。顿涅茨克和卢甘斯克宣布了自己的自治共和国。 <text:line-break/><text:line-break/>他们是如何使自己的身份合法化的？ <text:line-break/><text:line-break/>他们在2014年5月举行了公民投票，以获得自治权，这非常非常重要。如果你看看我们的媒体在过去几个月里，他们只谈论 "分离主义者"。但这八年来完全是个谎言：他们总是谈论分离主义者，但这是错误的，因为公投非常清楚地提到了乌克兰内部的自治。这些共和国想要某种瑞士式的解决方案，可以这么说。人民接受自治后，当局要求俄罗斯承认这些共和国，但普京政府拒绝了。 <text:line-break/><text:line-break/>【克里米亚的独立斗争】 <text:line-break/><text:line-break/>克里米亚的发展不也与此有关吗？ <text:line-break/><text:line-break/>我们忘了，克里米亚是独立的，甚至在乌克兰独立之前。1991年1月，当苏联仍然存在的时候，克里米亚举行了全民投票，要求由莫斯科而不是基辅管理。因此，它成为一个自治的苏维埃社会主义共和国。乌克兰直到6个月后的1991年8月才举行自己的独立公投。当时，克里米亚不认为自己是乌克兰的一部分。但乌克兰并没有接受这一点。从1991年到2014年，这两个实体之间的斗争一直在进行。克里米亚有自己的宪法，有自己的当局。1995年，在《布达佩斯备忘录》的鼓励下，乌克兰用特种部队推翻了克里米亚政府并废除了其宪法。但这一点从未被提及，因为它将为当前的发展带来完全不同的启示。 <text:line-break/><text:line-break/>克里米亚的人民想要什么？ <text:line-break/><text:line-break/>事实上，克里米亚人认为自己是独立的。从1995年起，克里米亚由基辅的法令来管理。这与1991年的公投完全相悖，这也解释了为什么克里米亚在2014年非法政变后，新的极端民族主义政府在乌克兰上台后举行了新的公投。其结果与30年前的结果非常相似。公投后，克里米亚要求加入俄罗斯联邦。不是俄罗斯征服了克里米亚，而是人民授权其当局要求俄罗斯接纳他们。1997年，俄罗斯和乌克兰之间还有一个友好条约，乌克兰在其中保证了该国少数民族的文化多样性。2014年2月，当俄语被禁止作为官方语言时，这就违反了这一条约。 <text:line-break/><text:line-break/>现在很明显，那些不知道这一切的人，有可能会误判形势。 <text:line-break/><text:line-break/>回到《明斯克协议》。除了乌克兰和各自治共和国之外，还有担保人，德国和法国站在乌克兰一边，俄罗斯站在自封的各共和国一边。他们在欧安组织的框架内发挥了这个作用。欧盟没有参与，这只是欧安组织的事情。明斯克一号协议签署后，乌克兰立即对这两个自治共和国发起了反恐行动。乌克兰政府完全无视它刚刚签署的协议，开展了这次行动。乌克兰军队在Debaltsevo再次遭受彻底失败。这是一场大败。 <text:line-break/><text:line-break/>这是否也是在北约的支持下发生的？ <text:line-break/><text:line-break/>是的，人们想知道北约军事顾问做了什么，因为叛军的武装力量完全击败了乌克兰军队。 <text:line-break/><text:line-break/>这导致了第二项协议，即2015年2月签署的明斯克协议，该协议是联合国安理会决议的基础。因此，根据国际法，该协议具有约束力，必须予以执行。 <text:line-break/><text:line-break/>这是否也受到了联合国的监督？ <text:line-break/><text:line-break/>没有，没有人关心，除了俄罗斯，没有人要求遵守明斯克二号协议。突然间，只有诺曼底模式的谈论。但这完全没有意义。这个 "格式 "是在2014年6月庆祝D日的时候诞生的。战争的前主角、盟国元首以及德国、乌克兰和其他国家的代表被邀请。在诺曼底模式中，只有国家元首的代表，自治共和国显然没有出席。乌克兰不想与卢甘斯克和顿涅茨克的代表交谈。但如果你读了明斯克协议，乌克兰政府和各共和国之间应该有一个协商，以便修改乌克兰的宪法。所以这是一个乌克兰内部的进程，但这不是乌克兰政府想要的。 <text:line-break/><text:line-break/>但乌克兰人也签署了该协议... <text:line-break/><text:line-break/>...是的，但乌克兰总是想把他们的国内问题归咎于俄罗斯。乌克兰人声称，俄罗斯袭击了乌克兰，这就是问题的根源。但很明显，这是一个国内问题。自2014年以来，欧安组织监察员从未见过俄罗斯的军事单位。两项协议都非常清楚和准确：解决方案必须在乌克兰境内找到。这是一个在国内获得一定自主权的问题，只有乌克兰可以解决这个问题。这与俄罗斯没有关系。 <text:line-break/><text:line-break/>为此，我们需要对宪法进行规定的调整。 <text:line-break/><text:line-break/>是的，没错，但还没有做到。乌克兰在这方面没有采取任何措施。联合国安全理事会的成员也没有对此作出承诺，相反。局势一点也没有改善。 <text:line-break/><text:line-break/>俄罗斯是如何表现的？ <text:line-break/><text:line-break/>俄罗斯的立场始终未变。它希望《明斯克协议》能够得到执行。八年来，它从未改变过自己的立场。在这八年里，出现了各种侵犯边界的行为，炮击等等，但俄罗斯从未对协议的履行提出质疑。 <text:line-break/><text:line-break/>乌克兰是如何进行的？ <text:line-break/><text:line-break/>乌克兰在去年7月初颁布了一项法律。这是一部根据种族给予公民不同权利的法律。这很容易让人联想到1935年的纽伦堡种族法。只有真正的乌克兰人有充分的权利，而所有其他人只有有限的权利。就在这之后，普京写了一篇文章，解释了乌克兰的历史成因。他批评说，可以对乌克兰族和俄罗斯族等进行区分。他写文章是为了回应这项法律。但在欧洲，这被解释为他不承认乌克兰是一个国家，他的文章试图为可能吞并乌克兰进行辩护。在西方，人们相信这一点，而没有人知道普京为什么要写这篇文章或其实际内容是什么。很明显，在西方，其目的是尽可能给普京一个负面形象。我读过这篇文章；它非常有意义。 <text:line-break/><text:line-break/>俄罗斯人难道不会期待他对此发表评论吗？ <text:line-break/><text:line-break/>当然，在乌克兰有这么多俄罗斯人。他必须做一些事情。如果默默地接受这一切，对人民来说是不对的（但从国际法的角度来看，也有保护的责任）。所有这些小细节绝对是它的一部分，否则我们就不明白发生了什么。只有这样才能正确看待普京的行为，才能看到战争是越来越被挑起的。我不能说普京是好是坏。但我们在西方对他的判断显然是基于错误的因素。 <text:line-break/><text:line-break/>【瑞士脱离了中立国地位】 <text:line-break/><text:line-break/>你对瑞士上周末的反应有何看法？ <text:line-break/><text:line-break/>这真是一场灾难。俄罗斯制定了一份48个 "不友好国家 "的名单，而你意识到瑞士也在其中。这确实是一个划时代的变化，但瑞士自己也有责任。瑞士一直是 "中间的人"。我们促进了与所有国家的对话，并有勇气站在中间。关于制裁的问题有歇斯底里的说法。俄罗斯对这种情况有很好的准备，它将受到影响，但它准备承受其影响。然而，制裁的原则是完全错误的。今天，制裁已经取代了外交。我们在委内瑞拉、古巴、伊拉克和伊朗等国看到了这一点。这些国家除了有一个不讨好美国的政策外，什么也没做。这就是他们的错误。当我看到残疾运动员被暂停参加残奥会的时候，话都说不清了。这是完全不合适的。它影响到了个别的人，这简直是倒行逆施。这就像法国外交部长说俄罗斯人民必须遭受制裁一样卑鄙。在我眼里，说这话的人毫无荣誉可言。发动战争没有什么积极意义，但这样的反应简直是可耻的。 <text:line-break/><text:line-break/>您如何看待人们走上街头反对乌克兰战争的情况？ <text:line-break/><text:line-break/>我问自己：是什么让针对乌克兰的战争比针对伊拉克、也门、叙利亚或利比亚的战争更糟？在这些案例中，我们知道，没有对侵略者美国或那些提供用于对付平民的武器的人进行制裁。谁在为也门示威？谁为利比亚示威，谁为阿富汗示威？我们不知道为什么美国会在阿富汗。我从情报来源得知，从来没有任何明确的迹象表明阿富汗或乌萨马-本-拉丹参与了9/11袭击，但我们还是在阿富汗开战了。 <text:line-break/><text:line-break/>为什么？ <text:line-break/><text:line-break/>2001年9月12日，恐怖袭击刚结束，美国想进行报复，决定轰炸阿富汗。美国空军参谋长说，在阿富汗没有足够的目标。对此，国防部长回答说："如果我们在阿富汗没有足够的目标，那么我们将轰炸伊拉克"。这不是我编的，有消息来源，有文件，也有在场的人。这就是现实，但我们被宣传和操纵所动摇，走向了 "正确 "的一方。 <text:line-break/><text:line-break/>如果让我总结一下这次采访，你的回答已经清楚地表明，西方长期以来一直在火上浇油，挑衅俄罗斯。然而，这些挑衅行为在我们的媒体中很少被报道，但普京的回答只是部分地或以扭曲的方式给出，以便尽可能地保持一个战争贩子和怪物的形象。 <text:line-break/><text:line-break/>我的祖父是法国人，他是第一次世界大战的一名士兵，经常给我讲这个故事。我不得不说，西方政客的歇斯底里、操纵和不经大脑的行为让我想起了今天的1914年，这让我非常担心。当我看到我们这个中立的国家不再能够采取独立于欧盟和美国的立场时，我感到羞愧。我们需要有一个清醒的头脑，了解所有这些事件背后的事实。这是瑞士追求合理和平政策的唯一途径。 <text:line-break/><text:line-break/>鲍德先生，感谢你接受采访。 <text:line-break/><text:line-break/>采访托马斯-凯泽</text:p>
      <text:p text:style-name="P2">洋洋   |  2022.03.22 10:19   |   <text:a xlink:type="simple" xlink:href="http://palinfo.habago.org/Entry?Command=Information_PrintForum&amp;iPage=1#FORUM42117"><text:span text:style-name="T1">#</text:span></text:a></text:p>
      <text:p text:style-name="P3">大陸的飛安紀錄其實很優秀，上次發生重大飛安是在12年前。 <text:line-break/>上個月新聞報導 : 中国民航运输航空持续安全飞行时间突破1亿小时、137个月，创造了中国民航历史上最好的安全业绩，也创造了世界民航历史上最好的持续安全飞行纪录。 <text:line-break/><text:line-break/>希望C919早點上馬取代波音，杜絕外國民航機的後門及軍事資安洩密的隱患。 <text:line-break/><text:line-break/><text:line-break/>2022-02-25 15:52:13 <text:line-break/>民航局相关负责人在今天（25日）举行的新闻发布会上表示，中国民航运输航空已实现持续安全飞行时间突破1亿小时。 <text:line-break/><text:line-break/>民航局航安办主任 朱涛：截至2022年2月19日，中国民航运输航空持续安全飞行时间突破1亿小时、137个月，创造了中国民航历史上最好的安全业绩，也创造了世界民航历史上最好的持续安全飞行纪录。 <text:line-break/><text:line-break/>这位负责人说，近5年多来，中国民航运输航空每飞行一万小时，所发生的责任征候和严重责任征候次数，处于历史最低。安全运行质量持续提升。近日，为夯实安全工作成果，民航局还专门引发了《民航行政机关及其工作人员安全监管责任追究办法》，明确了安全监管责任追究的问责对象，实现了对安全监管失职追责的全覆盖。同时，对于责任追究的具体情形、追责调查启动条件、责任追究主体等 <text:line-break/>进行了细化。</text:p>
      <text:p text:style-name="P2">許世勤   |  2022.03.22 09:22   |   <text:a xlink:type="simple" xlink:href="http://palinfo.habago.org/Entry?Command=Information_PrintForum&amp;iPage=1#FORUM42116"><text:span text:style-name="T1">#</text:span></text:a></text:p>
      <text:p text:style-name="P4">最近停電頻仍，如果對於事件的判斷，能夠維持理智而不被念想所取代，那麼應該能夠得到台灣已經缺電的結論，所以幾年前一些慘被「覺青」砲轟的專家評估是對的。 <text:line-break/><text:line-break/>關於停電的理由，從民眾在家「煮火鍋」，到現在的小動物誤觸事件，不是蜥蜴、壁虎，就是松鼠、鳥兒築巢，經濟部對此的解釋是「動物碰觸年年有」，但是「逐年改善」，從2015年的3600多件到去年1700多件，好像政府相當認真在為民服務。但是2015年有這麼頻繁地無預警停電嗎？動物碰觸件數頻繁的年頭，沒有頻繁的停電，反而是動物碰觸減少後就頻繁停電了，所以經濟部想說的是「動物誤觸電網可以減少停電」？如果是這樣，從2015年以後的「逐年改善」根本不是改善，應該主動加強動物碰觸電網才對。這個政府說謊已經成為習慣，為了圓謊只好繼續扯，扯到自我矛盾，但自我滿意度還是相當高。所以每天看著一群小丑在台上耍猴戲，這就是台灣人要的？</text:p>
      <text:p text:style-name="P2">許世勤   |  2022.03.22 08:51   |   <text:a xlink:type="simple" xlink:href="http://palinfo.habago.org/Entry?Command=Information_PrintForum&amp;iPage=1#FORUM42115"><text:span text:style-name="T1">#</text:span></text:a></text:p>
      <text:p text:style-name="P3">東方航空掉了一架飛機，機上目前共132名乘員生死未卜。事件發生後，我的第一個想法是「又是波音737」，但是幾個同事卻開啟了「台灣價值」，說道「中國的航空就是爛，我都不敢坐」讓我忍不住回應「波音737在世界上不知道掉幾架了，重點是為什麼不全面禁飛，應該全面停止採購波音客機」最後他們也只擠出「華航也很爛」的結論，其實我搞不懂又擠出這一句的目的是什麼。目前事件還在調查當中，不過「偉大的台灣人」看來已經有了答案。</text:p>
      <text:p text:style-name="P2">陳真   |  2022.03.20 22:46   |   <text:a xlink:type="simple" xlink:href="http://palinfo.habago.org/Entry?Command=Information_PrintForum&amp;iPage=1#FORUM42114"><text:span text:style-name="T1">#</text:span></text:a></text:p>
      <text:p text:style-name="P3">我不會去看陳文茜的節目，不是因為她講對或講錯，而是俗不可耐，我受不了。 <text:line-break/><text:line-break/>當然，絕大部份人肯定會覺得他很高級很上流很睿智，怎麼會俗不可耐？那我只能說，如果她是那光，我就是那黑暗，品味剛好相反，見地也相反，智能水平也相反。 <text:line-break/><text:line-break/>我知道這樣講話很傷人，我平常不會對人做出這樣的惡評。但我之所以敢這樣講是因為，我知道我傷不了她。一來，她自我滿意度那麼高，高到破表，粉絲千千萬萬，不可能被一個無人聞問的路人甲所傷。二來，她位高權重，銀行存款比我多上至少兩三個零，這樣的人是不會被路人所傷的。我笑她俗，說她笨，其實只會自取其辱，因為能夠認同我者想必鳳毛鱗角。 <text:line-break/><text:line-break/>當然，我並非說她講的全都是錯的或無用的。她提到的那個紀錄片，巴勒網之前好像就有人已經提過。那些記錄影像，自然是很可貴。不過，去看陳文茜的東西，整體而言，我想只會越看越蠢，越看越庸俗，越看越腦殘，不會有好處。</text:p>
      <text:p text:style-name="P2">陳真   |  2022.03.20 22:26   |   <text:a xlink:type="simple" xlink:href="http://palinfo.habago.org/Entry?Command=Information_PrintForum&amp;iPage=1#FORUM42113"><text:span text:style-name="T1">#</text:span></text:a></text:p>
      <text:p text:style-name="P4">阿桑吉：我們的頭號敵人是無知(2) <text:line-break/><text:line-break/>陳真 <text:line-break/>2022. 03. 21. <text:line-break/><text:line-break/><text:line-break/>我貼了兩篇文章在首頁： <text:line-break/><text:line-break/>AIT 靜站聲援阿桑吉日誌： <text:line-break/><text:a xlink:type="simple" xlink:href="https://bit.ly/36dM7ui"><text:span text:style-name="T2">https://bit.ly/36dM7ui</text:span></text:a><text:s/><text:line-break/><text:line-break/>阿桑吉：我們的頭號敵人是無知： <text:line-break/><text:a xlink:type="simple" xlink:href="https://bit.ly/3IuE0qe"><text:span text:style-name="T2">https://bit.ly/3IuE0qe</text:span></text:a><text:s/><text:line-break/><text:line-break/>我不懂得怎麼貼照片，良哲和阿遠都教過我，但我總覺得難而沒有真正撥出時間學，希望將來新網站貼照片或影片可以簡單些。 <text:line-break/><text:line-break/>上面阿桑吉那一篇，裏頭有段阿桑吉的採訪視頻，強烈推薦。 <text:line-break/><text:line-break/>我覺得，阿桑吉不但勇敢，而且聰明。一個人的聰明很難掩蓋得住，愚蠢當然也一樣，三兩句話就能看出智愚。 <text:line-break/><text:line-break/>我講的智，指的是天才等級，而不光只是所謂才華。才華沒什麼，才華就是某些東西能夠比別人做得更好，但是天才卻把眼光看向一般人根本無法想像的世界。有才華的人，精準命中紅心，但是天才卻瞄準一個你從未想過甚至無法想像的目標。 <text:line-break/><text:line-break/>愚勇很常見，但是天才卻自願被釘上十字架，被世人所鄙棄，卻世所罕見。</text:p>
      <text:p text:style-name="P2">怡靜   |  2022.03.20 22:13   |   <text:a xlink:type="simple" xlink:href="http://palinfo.habago.org/Entry?Command=Information_PrintForum&amp;iPage=1#FORUM42112"><text:span text:style-name="T1">#</text:span></text:a></text:p>
      <text:p text:style-name="P3">和光同塵 講的很對，德國之聲這類的反華反人性的媒體秀無恥是沒下限的，包括什麼美國之音也一樣。當你想了解真相時，你所接觸到的都是同樣的內容報導，你當然會覺得那就是實情，大家想想google吧！你搜尋的結果，排名在前面的不就是谷歌想讓你看到的？ <text:line-break/><text:line-break/>舉個例，香港反送中暴動期間，我想上網查查逃犯條例修訂草案內容是什麼（我猜一堆挺港的愛民主自由的人士大概連草案內容是啥都不知道吧！），結果谷歌搜尋結果出來後翻了好幾頁，還是沒找著，都是反中的內容，後來我還是在某個頁面找到了，但是花了一點時間。 <text:line-break/><text:line-break/>推薦大家可以使用俄羅斯的搜尋引擎 <text:a xlink:type="simple" xlink:href="https://yandex.com/"><text:span text:style-name="T2">https://yandex.com/</text:span></text:a><text:span text:style-name="T2"><text:s/></text:span><text:line-break/><text:line-break/>那你應該知道為什麼歐美主流媒體在俄羅斯特別軍事行動展開後沒多久，IG 油管 推特 臉書，開始封鎖有關俄羅斯相關報導，然後刪掉親俄的帳號，最後開始封鎖官方媒體如RT。 <text:line-break/><text:line-break/>告訴大家一個可笑的事，最近英國政府開始在俄羅斯版的臉書VKontakte (簡稱VK) 買廣告宣傳，目的是要打擊俄羅斯的虛假訊息（呵呵，這熟悉的味道.....各國近年來興起的事實查核中心.），一開始其實英國政府是在推特 IG 臉書上打廣告，後來這些平台都禁止俄羅斯老百姓使用啦（是這些平台自己禁的，不是俄羅斯政府哈），所以，俄羅斯老百姓看不到，這樣一來得深入敵營，在俄羅斯自家的媒體平台上打廣告才有用。另外一提，二月底時臉書和IG的俄羅斯用戶會看到許多廣告，要他們民眾上街去抗議這個特別行動。 <text:line-break/><text:line-break/>最後貼幾個影片分享 <text:line-break/><text:line-break/>底下這兩個算是宣傳片，都不是最近拍的，應該都是幾年前拍的，如果不是俄羅斯的特別軍事行動，恐怕沒幾個人看得到。 <text:line-break/><text:line-break/>＊）Grishanov-Toys for Poroshenko/Игрушки для Порошенко/普羅申科的玩具(中文字幕)/War in Ukraine <text:line-break/><text:line-break/><text:a xlink:type="simple" xlink:href="https://youtu.be/9AyGK14ImxE"><text:span text:style-name="T2">https://youtu.be/9AyGK14ImxE</text:span></text:a><text:s/><text:line-break/><text:line-break/>裡面提到的普羅申科（Петро Олексійович Порошенко） <text:line-break/>就是那個法國女記者紀錄片一開始的演講者（2014年當選總統），那個說我們的小孩會去上學會去幼稚園，他們（指烏東說俄語的人）的孩子只能一輩子住在地下室的人渣。 <text:line-break/><text:line-break/>＊）Кукушка-布穀鳥(中文字幕)/War in Ukraine <text:line-break/><text:a xlink:type="simple" xlink:href="https://youtu.be/aDlyVu4dICg"><text:span text:style-name="T2">https://youtu.be/aDlyVu4dICg</text:span></text:a><text:s/><text:line-break/><text:line-break/>這影片我很早就在B站看過，裡面出現的人，很可能都已經不在了。 <text:line-break/><text:line-break/>＊）奧立佛史東監製的紀錄片，簡單爬梳了烏克蘭的歷史一直到2014年的廣場革命，詳細說明了美國如何的涉入干政。 <text:line-break/><text:line-break/>這影片在油管和其他平台一直被刪除，我找到這個還在油管沒被拿下，但也已經限流，用油管內部搜尋是搜不到的。不過知名度不高的Rumble這個影音平台為了吸引新用戶，倒是很大方的上傳這影片。 <text:line-break/><text:line-break/><text:a xlink:type="simple" xlink:href="https://youtu.be/5-UJ8S63Tsw"><text:span text:style-name="T3">https://youtu.be/5-UJ8S63Tsw</text:span></text:a><text:s/>（有英文字幕） <text:line-break/><text:line-break/><text:a xlink:type="simple" xlink:href="https://rumble.com/embed/vubrga/"><text:span text:style-name="T2">https://rumble.com/embed/vubrga/</text:span></text:a><text:s/>(沒有英文字幕) <text:line-break/><text:line-break/>＊）Ukrainian agony - The concealed war <text:line-break/><text:line-break/><text:a xlink:type="simple" xlink:href="https://youtu.be/bkFVNRZv2eM"><text:span text:style-name="T2">https://youtu.be/bkFVNRZv2eM</text:span></text:a><text:s/><text:line-break/><text:line-break/>我極力推薦這部片，這部紀錄片是由一個德國記者團隊的影片資料訪談製成的，該團隊2014年7月中在頓巴斯(Donbass)拍攝報導內戰，當時他們是唯一在場的西方記者團隊，也因為獲得高層的許可，所以他們取得了一些有關內戰的關鍵資訊，也訪談了平民士兵記者等等相關人士，又譬如裡面有提到，馬來西亞航空MH17班機 2014年7月17日被擊落的事件，烏克蘭政府是極力阻止這個空難調查，甚至有士兵對前往失事現場的記者開槍示警。（不好意思，這個也沒有中文字幕，只有英文字幕，有人想翻譯的話，我有英文字幕稿和時間軸，上面那個奧利佛史東監製的我也有英文字幕稿和時間軸） </text:p>
      <text:p text:style-name="P2">和光同塵   |  2022.03.20 16:20   |   <text:a xlink:type="simple" xlink:href="http://palinfo.habago.org/Entry?Command=Information_PrintForum&amp;iPage=1#FORUM42111"><text:span text:style-name="T1">#</text:span></text:a></text:p>
      <text:p text:style-name="P4">回jackie: <text:line-break/>紀錄片是真實，雖然對外人來說很震憾，但這不過是生活在烏東地區人們近七、八年來日常生活中的一小部分，我記得已經有巴勒網的高手介紹過。 <text:line-break/><text:line-break/>另外，陳文茜的節目通常只是歐美主流媒體的傳聲筒，內容膚淺卻又盡擺種種姿態，極度俗不可耐(看到節目開頭了嗎)。節目最後還打上「…俄烏都是共犯」之類的P話，讓人作噁。 <text:line-break/><text:line-break/>德國之聲造謠、反華、反俄、反人類的程度與BBC、CNN不相上下，一個在關鍵議題上總是不斷撒謊的媒體，哪天突然說了一點點真話，你反而需要斟酌一下他們的用意，所以還是一開始就別浪費時間。至于其用意，我猜測可能是德國內部開始出現其他理性的聲音，想為未來緩和局勢留個後手，但是我看過Sholz之前宣布大幅增加軍事預算的演講，此人政治低能的程度堪比馬英九，我覺得成功機會不大。</text:p>
      <text:p text:style-name="P2">张证壹   |  2022.03.20 16:08   |   <text:a xlink:type="simple" xlink:href="http://palinfo.habago.org/Entry?Command=Information_PrintForum&amp;iPage=1#FORUM42110"><text:span text:style-name="T1">#</text:span></text:a></text:p>
      <text:p text:style-name="P3">今天上午把巴勒网的阿桑吉那篇视频贴到Facebook上面，结果下午一看，我贴文的影片被换成了另外一个人畜无害但是风马牛不相干的视频，Facebook的算法真是强大。 <text:line-break/>我已经极少上FB浪费时间，但还是想在自己能力所及的范围多呈现一些真相。 <text:line-break/>所谓的科技为恶，在Facebook今天的这个无耻做法上得到了印证，并正好再次验证了西方媒体洗脑机器的无孔不入及掌控能力。</text:p>
      <text:p text:style-name="P2">洋洋   |  2022.03.20 08:04   |   <text:a xlink:type="simple" xlink:href="http://palinfo.habago.org/Entry?Command=Information_PrintForum&amp;iPage=1#FORUM42109"><text:span text:style-name="T1">#</text:span></text:a></text:p>
      <text:p text:style-name="P4">在中国出生长大的科学家自问：若晚出生十年，我还会来美国吗？ <text:line-break/><text:a xlink:type="simple" xlink:href="https://www.guancha.cn/internation/2022_03_19_631056.shtml"><text:span text:style-name="T2">https://www.guancha.cn/internation/2022_03_19_631056.shtml</text:span></text:a><text:s/><text:line-break/><text:line-break/>文章裡有這段話 <text:line-break/>&lt; <text:line-break/>程扬扬提到，在指责别国窃取知识产权之前，恰恰是美国自己干过这样的勾当。比如在第一次世界大战结束时，美国当局以赔款为名没收了德国的化学专利。25年后，美国政府在二战时期的“回形针行动”吸收了数百名前纳粹科学家和工程师到美国。 <text:line-break/>&gt; <text:line-break/><text:line-break/>我想起一個曾經訂閱的YT自媒體，他就是取名"回形针"，原來"回形针"是有故事的。 <text:line-break/>回形针在被爆可能具有美國軍方背景之前，我已經察覺不對勁，退訂了。 <text:line-break/><text:line-break/>比如下面這個影片《如何快速消滅全世界的森林》 <text:line-break/>&lt; <text:line-break/>2020年3月21日，回形針PaperClip發布了與世界自然基金會合作的影片《如何快速消滅全世界的森林》，影片中「我們的肉蛋奶消費卻可以實實在在影響巴西森林的存亡」的表述引發爭議，被解讀為「將巴西的森林砍伐與中國消費者對肉蛋奶製品日益增長的需求聯絡起來」。回形針PaperClip刪除了影片並進行澄清，指出團隊「不認為吃肉或者中國大豆消費量增加有任何問題」，影片中「想說的『我們』不是中國，而是全人類」。 <text:line-break/>&gt; <text:line-break/><text:line-break/>這像不像歐巴馬當年的口吻 <text:line-break/><text:line-break/>&lt; <text:line-break/>2010年時任美國總統的歐巴馬去澳大利亞訪問。當地的媒體記者問:「你覺得中國將來會不會強大起來?」歐巴馬答:「不會！」 <text:line-break/><text:line-break/>「你不希望中國強大嗎？」記者表示不理解 <text:line-break/><text:line-break/>歐巴馬接著說:「混亂貧困的中國比繁榮的中國對美國造成的威脅更大。我只希望中國繁榮(而不是強大)」 <text:line-break/><text:line-break/>「中國成功讓數億人擺脫極度貧困，實屬人類一大創舉。如果有哪個國家可能在全球舞台上能挑戰美國的優先地位，那必須是中國！但是我相信這樣的挑戰還需要幾十年！如果它(提早)來了，最可能的是美國的戰略失誤造成的！」 <text:line-break/><text:line-break/>記者又問:「澳洲以牛羊肉為主食，美洲也以牛肉為主食。而中國人現在的主食是大米。你覺得如果中國人大量進口我們的牛羊肉，會怎麼樣?」 <text:line-break/><text:line-break/>歐巴馬回答:「如果讓10多億的中國人都過上了和美國與澳大利亞同樣的生活，那將是人類的悲劇和災難，地球根本承受不了。」 <text:line-break/><text:line-break/>媒體:「牛肉生產出來了，不賣給中國人，我們澳洲人吃什麼？」 <text:line-break/><text:line-break/>歐巴馬笑道:「你們不是還有牛肉嘛，我們一起吃牛肉多好。澳洲牛排三明治很適合我的胃口，就不要管中國了，好嗎?」 <text:line-break/>原文網址：<text:a xlink:type="simple" xlink:href="https://read01.com/P5NB7LL.html"><text:span text:style-name="T2">https://read01.com/P5NB7LL.html</text:span></text:a><text:s/><text:line-break/>&gt; <text:line-break/><text:line-break/>這些受到西方資助帶有特定目的的科普節目，他們一般不去緊隨熱點，而是從日常可能存在的問題出發，比如「教育制度」、「性別問題」、「LGBT」、「環境保護」等等，穿上科學的外套，妝點民主自由人權的脂粉，潛移默化迷惑受眾逐步走入他們設想的盲羊歧路。以影響國家的政策走向錯誤的方向，達到其"和平演變"裂解中國的目的。 <text:line-break/>手法極為隱蔽毒辣，一般人難以察覺其真正意圖。</text:p>
      <text:p text:style-name="P2">jackie   |  2022.03.19 09:28   |   <text:a xlink:type="simple" xlink:href="http://palinfo.habago.org/Entry?Command=Information_PrintForum&amp;iPage=1#FORUM42108"><text:span text:style-name="T1">#</text:span></text:a></text:p>
      <text:p text:style-name="P3">早上前同事傳來一段影片，雖然大致上看了一下，不知道真假如何，由各位前輩來評斷，陳文茜的報導，有多少是真實，又有多少是虛假的，她最主要是依據德國的所謂「事實查核（Fact Check）」的新聞台「德國之聲」來播報這一段影片⋯ <text:line-break/><text:line-break/><text:line-break/>勇敢法國女記者 逆風向報導烏東人民遭迫害真相 TVBS文茜的世界周報⋯ <text:a xlink:type="simple" xlink:href="https://youtu.be/ilRY_95aeTc"><text:span text:style-name="T2">https://youtu.be/ilRY_95aeTc</text:span></text:a><text:s/></text:p>
      <text:p text:style-name="P2">陳真   |  2022.03.19 04:32   |   <text:a xlink:type="simple" xlink:href="http://palinfo.habago.org/Entry?Command=Information_PrintForum&amp;iPage=1#FORUM42107"><text:span text:style-name="T1">#</text:span></text:a></text:p>
      <text:p text:style-name="P4">美國的最後一張牌 <text:line-break/><text:line-break/>陳真 <text:line-break/><text:line-break/>2022.03.20. <text:line-break/><text:line-break/><text:line-break/>從輔說的在這： <text:line-break/><text:line-break/><text:a xlink:type="simple" xlink:href="https://bit.ly/3IqNJOe"><text:span text:style-name="T2">https://bit.ly/3IqNJOe</text:span></text:a><text:s/><text:line-break/><text:line-break/>懇請大家把它仔細看完！！這可是美國資深戰地記者所說的話。 <text:line-break/><text:line-break/>腦殘們醒ㄧ醒吧！認清真相！！下一個很快就輪到台灣了！！依照美國的陽謀盤算，台海戰爭恐怕很難避免，美國不可能不玩死台灣，因為這也是美國企圖毀滅中國的最後一張牌了。依我看，這將會是第三次世界大戰的導火線！ <text:line-break/><text:line-break/>如果你了解一點點真相，你就會同意，美國就是撒旦！邪惡血腥殘暴無恥下流透頂！ <text:line-break/><text:line-break/>我實在非常忙碌非常疲憊，但我仍得儘可能用盡最後一點力氣多多少少說些話。 <text:line-break/><text:line-break/>各位必須相信我所說的，因為我不是在提出預言，而只是進行描述，我只是或許比大部分人更早了幾年看出事物的開端。 <text:line-break/><text:line-break/>幾十年來，我對於大局的判斷與描述，事後都完全證明我所預見之精準；不但絕無一絲誇大，而且出於個人之保守謹慎態度，真正的後果恐怕都比我所言還要更可怕許多。 <text:line-break/><text:line-break/>當然，我希望我這次關於兩岸的判斷是錯的。問題是，我至今看不出其他發展的可能性。美國不可能不引爆台灣這顆狗肉炸彈，因為事實上這也是美國企圖毀滅我國的最後機會了。 <text:line-break/><text:line-break/>台灣牌之後，美國要嘛，成功毀滅中國，要不就得被迫停止帝國侵略擴張，開始學習如何與人平等相處，並接受中國才是第一大國的現實。</text:p>
      <text:p text:style-name="P2">孫從輔   |  2022.03.19 01:03   |   <text:a xlink:type="simple" xlink:href="http://palinfo.habago.org/Entry?Command=Information_PrintForum&amp;iPage=1#FORUM42106"><text:span text:style-name="T1">#</text:span></text:a></text:p>
      <text:p text:style-name="P3">美國Fox News戰地記者Lara Logan接受訪問時直指美國扶植烏克蘭納粹，在烏克蘭做不可告人的生物實驗，控制烏克蘭政權，西方媒體假裝看不見，等等，說的主持人下巴都快掉下來了。影片在此： <text:line-break/><text:line-break/><text:a xlink:type="simple" xlink:href="https://www.bilibili.com/video/BV1DZ4y1z7cP"><text:span text:style-name="T2">https://www.bilibili.com/video/BV1DZ4y1z7cP</text:span></text:a><text:s/><text:line-break/><text:line-break/>美國的黨爭也只有在此種情形下對世界有點好處。</text:p>
      <text:p text:style-name="P2">李念淨   |  2022.03.18 15:49   |   <text:a xlink:type="simple" xlink:href="http://palinfo.habago.org/Entry?Command=Information_PrintForum&amp;iPage=1#FORUM42105"><text:span text:style-name="T1">#</text:span></text:a></text:p>
      <text:p text:style-name="P4">据俄新社17日报道，白俄罗斯侦查委员会宣布，逃往该国的波兰士兵切奇科被发现死于其在明斯克的住处，目前死因正在调查，不排除被杀害的可能性。 <text:line-break/><text:line-break/>报道称，切奇科生于1995年，2021年12月在白波边境附近被捕，他向白方寻求政治避难，理由是不认同波兰政府对移民的政策、对难民的非人道做法。他而后现身白俄罗斯电视台，指控波兰政府对中东及非洲移民实施谋杀。（编译/童师群）</text:p>
      <text:p text:style-name="P2">鄭豐遠   |  2022.03.17 11:13   |   <text:a xlink:type="simple" xlink:href="http://palinfo.habago.org/Entry?Command=Information_PrintForum&amp;iPage=1#FORUM42104"><text:span text:style-name="T1">#</text:span></text:a></text:p>
      <text:p text:style-name="P3">有個九零後大陸好朋友，幾年前在澳洲剛認識時，她和我說他們這一代對政治沒什麼興趣，但普遍都挺愛國的。我那時聽了心想，愛國不就是一種政治態度嗎? 或者說，政治難道不就是一種情感表現嗎? <text:line-break/><text:line-break/>我沒把心裡話說出來，但我說，我和妳一樣對政治沒有興趣，可是政治卻對每個人都很感興趣。 <text:line-break/><text:line-break/>出國前十幾年內已去過幾趟大陸，對兩岸並非一無所知，而且因為巴勒網的關係，我的思想和情感上已較為傾向對岸，沒想到出國一趟竟對我的內心造成這麼大的震撼和顛覆。 <text:line-break/><text:line-break/>讓我震撼的是世人對中國及中國人之妖魔化。在西方人表面的友善和熱情之下，我感受到他們的輕薄與冷漠，以及政治偏見帶來的高傲。至於我的同胞台灣人，那在國外簡直就像是被照妖鏡現形似的，一個個充滿對洋人洋世界的極度崇拜，卻又對中國以及大陸同胞極盡唾棄與不屑。 <text:line-break/><text:line-break/>我是 2016 年出的國，一年一年下來，從貿易戰到科技戰到生物戰以及無日無之的輿論戰，西方的戰鎚不間斷敲打著中國，我從小對世界的認知一夕之間變了樣，我的震撼於是很快轉為憤怒。原來，根本就沒有什麼世界公民。原來，”我們” 和 “你們” 是這樣看待 “他們” 的。 <text:line-break/><text:line-break/>所以很快地，我決定成為 “他們”，不僅是因為血緣和文化上沒有任何困難，更是因為我沒辦法容忍這種政治上，或說美感上的混亂和災難。我能理解俄羅斯人的心情，你以為世界是無序的，每件事都有等量的美好，你可以同時是一個東方人也是一個西方人，現實卻打醒了你，世界之有序超乎你的想像，而你所能做的只有一件事，那就是放棄幻想，準備鬥爭。 </text:p>
      <text:p text:style-name="P2">陳真   |  2022.03.17 00:27   |   <text:a xlink:type="simple" xlink:href="http://palinfo.habago.org/Entry?Command=Information_PrintForum&amp;iPage=1#FORUM42103"><text:span text:style-name="T1">#</text:span></text:a></text:p>
      <text:p text:style-name="P3">謝謝怡靜。 <text:line-break/><text:line-break/>底下這篇留言原本是要貼在 "親系譜"，打算重新開張。但它的留言板被我關了，而我卻已忘記它的後台在哪，所以就還是貼在這。就像離家太久那樣，鑰匙都不知道丟哪去了，進不了家門。 <text:line-break/><text:line-break/>我其實分不清什麼是政治，什麼是數學與邏輯，什麼是宗教，什麼是風花雪月，在我看來，它們全是同一回事，表達方式不同而已，骨子裏都是一個愛字，一種情感，一種眷戀，一種永恆。 </text:p>
      <text:p text:style-name="P2">陳真   |  2022.03.17 00:18   |   <text:a xlink:type="simple" xlink:href="http://palinfo.habago.org/Entry?Command=Information_PrintForum&amp;iPage=1#FORUM42102"><text:span text:style-name="T1">#</text:span></text:a></text:p>
      <text:p text:style-name="P4">病人或家屬經常會問精神科醫師用什麼方式倒掉病人丟給醫生的 "垃圾"？他們甚至會語帶戲謔地問說："你們每天接觸一些精神不正常的人，或是每天聽病人這些垃圾，久了之後，自己會不會也...(用兩根指頭比比太陽穴，意即阿達阿達) 跟著不正常？" <text:line-break/><text:line-break/>我通常都微笑不語。但有時我會反問對方說：我不會把病人的病痛當成一種 "垃圾" ，既然不是垃圾，為什麼我需要把它們 "倒掉"？ <text:line-break/><text:line-break/>我不但不會倒掉，而且會深埋心底。 <text:line-break/><text:line-break/>有一次，我回答一個態度輕薄的朋友說：你說得對，也許我不適合當一個醫生，因為我確實會因為病人而憂鬱，我會因為病人的各種痛苦遭遇或疾病而心情受影響。可是，這樣很可笑嗎？我因為他人的痛苦而心碎，讓你覺得很好笑？難道你希望我對你的痛苦也無感？難道你希望我把你的病痛當成一種垃圾？我應該對之一點感覺也沒有？生活照樣哈哈笑而無一絲悲傷？這樣才不會可笑？ <text:line-break/><text:line-break/>有一對姐妹花，聰明漂亮，就在她們最好的年紀時，跑去國外學做麵包糕點，在一次比賽中，雙雙得了大獎。回台灣後，妹妹持續往製作麵包糕點的方向努力，開烹飪教室，招收學生。待有了一定的成績後，更拿出所有積蓄與各種借貸，開始創業。可是，疫情一舉摧毀了餐飲業，導致幾百萬元泡湯，血本無歸，先生憤而離婚求去，連小女兒也不要了，留給她一人撫養。 <text:line-break/><text:line-break/>過年時，她帶著還在念幼兒園大班的小女兒去很多好玩的地方玩。過完年，隨即也開學了。那一天早上，她照樣把女兒打扮得漂漂亮亮，送她去上學，然後獨自回到家中，懸樑自盡，無一字遺言。 <text:line-break/><text:line-break/>這兩天，我才剛去病房探望她已因中風失智多年臥床的媽媽。她念大班的小女兒則由阿公接手，至今還不知道媽媽已經永遠離開人間。我問阿公說，你們打算瞞她到幾時？阿公搖搖頭說不知道。我說，小妹妹知道媽媽不在了會怎樣？阿公低頭無語。 <text:line-break/><text:line-break/>回到家，我找出一些玩具和洋娃娃，我想改天託阿公把它們送給他的小孫女，希望她能好好長大，用一種更好的方式去想念和紀念她的媽媽，不要走入孤單，不要對生活絕望。 <text:line-break/><text:line-break/>沈從文在小說 ("三個男人和一個女人") 的結尾有這麼一段話。如果你跟我一樣，那你或許就能理解我為什麼會深深被這些話感動。 <text:line-break/><text:line-break/>"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曾有無數個夜晚，我呆坐書桌前，就像聆聽類似底下這樣的音樂，直到天亮： <text:line-break/><text:line-break/><text:a xlink:type="simple" xlink:href="https://bit.ly/3KM8LIT"><text:span text:style-name="T2">https://bit.ly/3KM8LIT</text:span></text:a><text:s/><text:line-break/><text:line-break/>我該把這樣一些 "垃圾" 丟掉嗎？我不該為之悲傷嗎？難道我只是為了什麼政治理念而來？如果真的有什麼方法可以把 "垃圾" 丟掉，我也不會想丟。我反倒想深深記住它們，記住每一個故事，彷彿只要記住了它們，故事裏頭的主人翁就會得到安息，得到慰藉。</text:p>
      <text:p text:style-name="P2">怡靜   |  2022.03.16 23:01   |   <text:a xlink:type="simple" xlink:href="http://palinfo.habago.org/Entry?Command=Information_PrintForum&amp;iPage=1#FORUM42101"><text:span text:style-name="T1">#</text:span></text:a></text:p>
      <text:p text:style-name="P3">@陳真， 那篇留言標題定為 記錄公平的一種最佳方式就是曝光不公。 <text:line-break/><text:line-break/>今天(3/16) 是若雪過世19週年，而1968年的3月16日發生了美萊村大屠殺。 <text:line-break/><text:line-break/>阿桑吉的引渡案上訴被駁回，Patrick （之前留言中我提到住在烏東八年的美國退役軍人，獨立記者）被迫將妻小安置到俄羅斯境內， <text:line-break/><text:a xlink:type="simple" xlink:href="https://twitter.com/PLnewstoday/status/1503731342961487873"><text:span text:style-name="T2">https://twitter.com/PLnewstoday/status/1503731342961487873</text:span></text:a><text:s/><text:line-break/><text:line-break/>因為前天烏克蘭軍方使用集束彈攻擊頓內次克市中心，造成20多人死亡，炸彈落地的地方離Patrick的住家只有兩百公尺，TG群裡流傳的現場死傷畫面，相當恐怖。而無恥的義大利報紙故意報導死傷是俄軍的攻擊導致。 <text:line-break/><text:a xlink:type="simple" xlink:href="https://twitter.com/LauraRu852/status/1504076475406102531"><text:span text:style-name="T2">https://twitter.com/LauraRu852/status/1504076475406102531</text:span></text:a><text:s/><text:line-break/><text:line-break/><text:line-break/>那天在車上等家人至超商取貨，不經意的看到對面馬路，一對祖孫，孩子看著熙攘往來的車子，開心地笑著，阿公面帶微笑和藹的看著小孫子，雖然距離有點遙遠，天色有點昏暗，但我很清楚的看著他們臉上幸福的表情，想起遠方的戰火，心中感到一陣酸楚。 <text:line-break/><text:a xlink:type="simple" xlink:href="https://ibb.co/vZVjgVT"><text:span text:style-name="T2">https://ibb.co/vZVjgVT</text:span></text:a><text:s/></text:p>
      <text:p text:style-name="P2">陳真   |  2022.03.16 11:00   |   <text:a xlink:type="simple" xlink:href="http://palinfo.habago.org/Entry?Command=Information_PrintForum&amp;iPage=1#FORUM42100"><text:span text:style-name="T1">#</text:span></text:a></text:p>
      <text:p text:style-name="P4">巴勒網搬遷與募款公告 <text:line-break/><text:line-break/>陳真 <text:line-break/><text:line-break/>2022. 03. 16. <text:line-break/><text:line-break/>在一名高手的義助下，加上阿遠不眠不休的努力，巴勒網準備要搬家(幾個月後會完成)，將會改變一些留言與貼文方式，比方說，以後得經過內部審核，留言才會貼出。絕大部份留言內容都沒問題，主要是防止那些網軍走狗的騷擾與破壞。 <text:line-break/><text:line-break/>另外，搬遷之後，也會整合停止運作十多年的"生命親系譜" 以及成立一個新網站叫做 "台灣議和團"，將會特別針對中美鬥爭與兩岸和平統一的議題。 <text:line-break/><text:line-break/>還有，巴勒網最近製作了兩面聲援阿桑吉的大型布條，在AIT現場將會更醒目一些。 <text:line-break/><text:line-break/>巴勒網開支極少，所以一般狀況下並不需要對外募款。我不清楚巴勒網目前還剩多少錢，估計應該已經快用完。因為我剛剛看首頁公告，四年前結餘一萬六。四年後的今天，還有剩嗎？是不是請良哲更新一下資料？最近要搬家，想必會需要用到一些錢，想捐錢的請把握機會。捐款方式如下： <text:line-break/><text:line-break/>郵政劃撥 帳號：50141017　戶名：陳良哲 <text:line-break/>ATM轉帳 玉山銀行(代號808)　帳號：1241-968-047966　戶名：陳良哲 <text:line-break/><text:line-break/>跟過去一樣，捐款者必須設限，凡是與我們幾位經常來靜站的核心成員認識的，不管熟不熟，都請勿捐款。凡是曾經幫忙過巴勒網的，也請勿捐款。簡單說就是只要你認識我們，就請勿捐款。所謂認識，包括你經常在巴勒網留言，或是經常轉貼轉載者，統統都禁止捐款。 <text:line-break/><text:line-break/>之所以如此要求是因為，我們不想給任何認識的朋友有任何道德壓力，就讓那些跟我們還不認識的人來捐就行。如果你曾經捐過，也請不要再捐第二次了，把機會讓給別人。巴勒網除了網站費用，幾乎沒有開支，基本上不缺錢。因此，捐款者也請捐小額就好，比方說幾百塊或一兩千就行。 <text:line-break/><text:line-break/>捐完之後，請至首頁查看是否登記入帳，以免遺漏。謝謝各位。</text:p>
      <text:p text:style-name="P2">陳真   |  2022.03.16 10:33   |   <text:a xlink:type="simple" xlink:href="http://palinfo.habago.org/Entry?Command=Information_PrintForum&amp;iPage=1#FORUM42099"><text:span text:style-name="T1">#</text:span></text:a></text:p>
      <text:p text:style-name="P3">阿桑吉未婚妻Stella Moris 的聲明 <text:line-break/><text:line-break/>陳真 譯 <text:line-break/><text:line-break/>2022. 03. 16. <text:line-break/><text:line-break/><text:line-break/>朱利安·阿桑吉的未婚妻Stella Moris，針對英國最高法院決定維持引渡阿桑吉至美國的裁決如此說道： <text:line-break/><text:line-break/>「就在今天早上送小孩上學的途中，我們四歲的兒子問說把拔何時可以回家？朱利安這十幾年來被剝奪了自由，他的生命被當成消耗品那樣對待，兩個孩子被迫得在缺乏父親的情況下成長。」 <text:line-break/><text:line-break/>Moris 說，「朱利安是否被引渡至美國，意味著他究竟是生或死。」但是，這樣一個腐敗的體制，卻透過司法，蓄意入人於罪，一味服從那個「幾度企圖暗殺朱利安的美國政府」。 <text:line-break/><text:line-break/>「因為朱利安的揭露，美國的血腥暴行被公諸於世」，於是構成了朱利安的所謂「犯罪」，但他只是「公布醜陋真相」。「朱利安所做的，一如所有記者所應該做的。透過公布證據，他讓美國所企圖掩蓋的無數戰爭罪行無所遁形。」 <text:line-break/><text:line-break/>「美國犯下滔天大罪，屠殺數十萬無辜的老幼婦孺，刑求虐待，轟炸兒童，並組織暗殺隊伍，冷血地濫殺無辜，其中包括數名路透社記者。此外，美國還透過賄賂外國官員，逼迫那些弱小國家的政府去做一些傷害自己人民的惡事，並腐化所謂盟國的司法體系，為美國的暴行服務。朱利安就是因為發布了這一切醜陋真相而遭到求刑175年。」 <text:line-break/><text:line-break/>「現在，朱利安的引渡案已經正式由法律訴訟轉為政治問題。希望英國的內政部長Priti Patel 能發揮政治勇氣，中止這項引渡程序。」 <text:line-break/><text:line-break/>「朱利安所遭受的殘酷對待，具有一種腐敗性質，它腐化了我們所珍惜的諸多價值與機制。我們應該持續奮鬥，直到這一切荒謬行徑被制止。」</text:p>
      <text:p text:style-name="P2">陳真   |  2022.03.16 09:38   |   <text:a xlink:type="simple" xlink:href="http://palinfo.habago.org/Entry?Command=Information_PrintForum&amp;iPage=1#FORUM42098"><text:span text:style-name="T1">#</text:span></text:a></text:p>
      <text:p text:style-name="P5"><text:span text:style-name="T4">今天是若雪過世19周年： <text:line-break/><text:line-break/></text:span><text:a xlink:type="simple" xlink:href="https://bit.ly/3q5CxR2"><text:span text:style-name="T5">https://bit.ly/3q5CxR2</text:span></text:a></text:p>
      <text:p text:style-name="P2">孫從輔   |  2022.03.16 05:11   |   <text:a xlink:type="simple" xlink:href="http://palinfo.habago.org/Entry?Command=Information_PrintForum&amp;iPage=1#FORUM42097"><text:span text:style-name="T1">#</text:span></text:a></text:p>
      <text:p text:style-name="P3">我看到一段影片討論新冠病毒最早透過冷鏈傳到武漢的可能性，邏輯上沒有什麼破綻。 <text:line-break/><text:line-break/>影片：武漢疫情疑似與美國進口冰鮮龍蝦相關 <text:line-break/><text:a xlink:type="simple" xlink:href="https://mp.weixin.qq.com/s/UyrVXA5t0rbNQI7fklc_9g"><text:span text:style-name="T2">https://mp.weixin.qq.com/s/UyrVXA5t0rbNQI7fklc_9g</text:span></text:a></text:p>
      <text:p text:style-name="P2">莊靖   |  2022.03.15 09:19   |   <text:a xlink:type="simple" xlink:href="http://palinfo.habago.org/Entry?Command=Information_PrintForum&amp;iPage=1#FORUM42096"><text:span text:style-name="T1">#</text:span></text:a></text:p>
      <text:p text:style-name="P4"><text:a xlink:type="simple" xlink:href="https://www.guancha.cn/internation/2022_03_15_630324.shtml"><text:span text:style-name="T2">https://www.guancha.cn/internation/2022_03_15_630324.shtml</text:span></text:a><text:s/><text:line-break/><text:line-break/>2022-03-15 07:28:36 <text:line-break/><text:line-break/>英最高法裁决阿桑奇不能对“引渡至美国受审的裁决”提起上诉 <text:line-break/><text:line-break/>当地时间3月14日，英国最高法院裁决，“维基揭秘”创始人阿桑奇不可以对去年12月英国高等法院作出的将其“引渡至美国受审的裁决”提起上诉。 <text:line-break/><text:line-break/>阿桑奇现年50岁，2006年创办“维基揭秘”网站。2010年，“维基揭秘”曝光大量关联阿富汗战争和伊拉克战争的美国外交电报和美军机密文件，揭发美军战争罪行。阿桑奇随即身陷官司，受到美国17项间谍罪名和1项不当使用电脑罪名指控。2019年，阿桑奇在英国被捕并被判入狱。随后，美国以“维基揭秘”公布涉美秘密文件危及他人生命安全为由，要求引渡阿桑奇。</text:p>
      <text:p text:style-name="P2">懷軒   |  2022.03.15 01:57   |   <text:a xlink:type="simple" xlink:href="http://palinfo.habago.org/Entry?Command=Information_PrintForum&amp;iPage=1#FORUM42095"><text:span text:style-name="T1">#</text:span></text:a></text:p>
      <text:p text:style-name="P3">剛剛看到RT的快訊說阿桑吉的引渡案上訴被駁回，點了連結想進去看，就發現RT的網站掛了，完全連不上了⋯⋯。</text:p>
      <text:p text:style-name="P2">陳真   |  2022.03.14 20:52   |   <text:a xlink:type="simple" xlink:href="http://palinfo.habago.org/Entry?Command=Information_PrintForum&amp;iPage=1#FORUM42094"><text:span text:style-name="T1">#</text:span></text:a></text:p>
      <text:p text:style-name="P5"><text:span text:style-name="T4">阿桑吉將在獄中結婚： <text:line-break/><text:line-break/></text:span><text:a xlink:type="simple" xlink:href="https://bit.ly/3i3vfsD"><text:span text:style-name="T5">https://bit.ly/3i3vfsD</text:span></text:a></text:p>
      <text:p text:style-name="P2">陳真   |  2022.03.14 20:44   |   <text:a xlink:type="simple" xlink:href="http://palinfo.habago.org/Entry?Command=Information_PrintForum&amp;iPage=1#FORUM42093"><text:span text:style-name="T1">#</text:span></text:a></text:p>
      <text:p text:style-name="P3">謝謝怡靜，要不要給個標題讓我貼首頁？ <text:line-break/><text:line-break/>西方的所謂社群網站，例如臉書，本質上全都是由美國所徹底操控的一種政治造謠抹黑工具，透過大量謊言、渲染與扭曲，妖魔化美國所欲打擊的對手。 <text:line-break/><text:line-break/>很多人也許會以為這只是一種有意無意的偏頗或缺乏公正性，實際上絕對不是，這些東西絕非有意無意的偏頗，亦非偶發性，而是系統性的積極作為，積極地蓄意抹黑造謠，它不折不扣就是以美國為首之西方戰爭機器的一環。 <text:line-break/><text:line-break/>包括那些遍及全球的各種NGO例如早已被滲透變質的 "記者無國界組織"或什麼＂自由之家＂以及各種所謂＂事實查核中心＂等等等，統統都是西方戰爭機器的一部份，從事認知作戰，造謠抹黑，煽動仇中反華及其他各種族群仇恨，在世界各地製造顛覆動亂與政變及長期洗腦，為美國帝國侵略效力，極其卑鄙下流。 <text:line-break/><text:line-break/>我知道跟人渣喊話沒有用，人渣要是還有一點良知，就不叫做人渣了。但我還是希望在台灣昧著良心位居高位或掌握權勢負責在做這樣一些喪心病狂之造謠洗腦工作的昔日舊識或好友們，趕緊棄暗投明，改邪歸正。請你們不妨摸摸自己的良心，照照鏡子，看看自己，看看你的小孩，想一想，幹這樣一種骯髒事，每天顛倒是非黑白，你的良心過得去嗎？對得起你的親友你的小孩嗎？ <text:line-break/><text:line-break/>我從不用臉書，因為我不喜歡口舌是非之地，同時我也不相信臉書之類的鬼東西會容許我的存在。 <text:line-break/><text:line-break/>我猜，我平常寫在巴勒網的東西肯定會四處流傳，但是最終還是希望大家回到巴勒網閱讀，因為只有巴勒網才是惟一完整的，其它任何轉載或轉寄全都經過轉寄轉貼者的某種高度篩選或增刪或不當使用，或是省略掉理當屬於某種對話關係之脈絡；尤其是那些在我看來最為重要的風花雪月反倒往往被捨棄，而只一味著重在所謂政治；特別是無關大局的島內藍綠政治，反倒是人們彷彿一切熱情之所在。把我之所作所為，或是把我理解成那樣的人是錯的。我若看重藍綠政治，三十三年前早就已經是個立委，不會至今置身政壇之外。題外話。 <text:line-break/><text:line-break/>言歸正傳，怡靜說普京比較親西方，甚至想加入北約。我覺得這是過度簡略的說法，而且忽略了歷史背景。 <text:line-break/><text:line-break/>跟維根斯坦一樣，我對俄國長年以來有文化上的高度認識與好感，在政治上亦有一定的長年理解。簡單說，普京是個愛國主義者，他不親美也不親中，只親俄，一切政治作為，旨在尋求俄羅斯的壯大。 <text:line-break/><text:line-break/>包括戈巴契夫和提拔普京的葉爾欽，都曾想要加入西方陣營，甚至加入北約。但是，這項戰略企圖早在2000年普京上台之際，事實上就已經可以看出是西方的一場騙局，誘使蘇聯的進一步分裂對立。一如普京當年所說，美國需要的不是盟友，而是附庸。 <text:line-break/><text:line-break/>也就是說，對於一個致力於讓俄羅斯成為大國的人來說，是不可能和美國達成任何結盟關係的，因為美國需要的是任其使喚的走狗，而不是一個企圖與其平起平坐的大國。 <text:line-break/><text:line-break/>普京在2000年初上台之際，確實曾延續葉爾欽加入西方的幻想，但是，這個幻想在短短兩三年或更短時間內便已揚棄。其實，除非是眼睛瞎了或腦袋進水了，否則，任何人擔任俄國領導人，都不可能看不見美國不可能允許一個強大的俄羅斯之存在。我不能確定的是，普京是否真正意識到加入東方，也許才是讓俄國免於西方列強侵略的惟一出路。</text:p>
      <text:p text:style-name="P2">李念淨   |  2022.03.14 12:13   |   <text:a xlink:type="simple" xlink:href="http://palinfo.habago.org/Entry?Command=Information_PrintForum#FORUM42092"><text:span text:style-name="T1">#</text:span></text:a></text:p>
      <text:p text:style-name="P6"><text:a xlink:type="simple" xlink:href="https://www.bilibili.com/video/BV1aq4y1i7fx/"><text:span text:style-name="T5">https://www.bilibili.com/video/BV1aq4y1i7fx/</text:span></text:a><text:span text:style-name="T4"><text:s/><text:line-break/><text:line-break/>這個特別感動，是塔利班的成員與拍攝者和飢民的互動</text:span></text:p>
      <text:p text:style-name="P2">李念淨   |  2022.03.14 12:10   |   <text:a xlink:type="simple" xlink:href="http://palinfo.habago.org/Entry?Command=Information_PrintForum#FORUM42091"><text:span text:style-name="T1">#</text:span></text:a></text:p>
      <text:p text:style-name="P4"><text:a xlink:type="simple" xlink:href="https://www.bilibili.com/video/BV1Y341157w5/"><text:span text:style-name="T2">https://www.bilibili.com/video/BV1Y341157w5/</text:span></text:a><text:s/><text:line-break/><text:line-break/>塔利班粗定的阿富汗，可以看到雖然財產被美國掠奪的非常嚴重，但起碼社會仍維持住了基本的秩序，這系列的影片都非常不錯。</text:p>
      <text:p text:style-name="P2">怡靜   |  2022.03.12 12:09   |   <text:a xlink:type="simple" xlink:href="http://palinfo.habago.org/Entry?Command=Information_PrintForum#FORUM42090"><text:span text:style-name="T1">#</text:span></text:a></text:p>
      <text:p text:style-name="P3">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2">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2">https://www.bilibili.com/video/BV1GT4y1y7zG</text:span></text:a><text:s/><text:line-break/>第二集 <text:line-break/><text:a xlink:type="simple" xlink:href="https://www.bilibili.com/video/BV1Dm4y1Z7q2"><text:span text:style-name="T2">https://www.bilibili.com/video/BV1Dm4y1Z7q2</text:span></text:a><text:s/><text:line-break/>第三集 <text:line-break/><text:a xlink:type="simple" xlink:href="https://www.bilibili.com/video/BV1e5411f7Eo"><text:span text:style-name="T2">https://www.bilibili.com/video/BV1e5411f7Eo</text:span></text:a><text:s/><text:line-break/>第四集 <text:line-break/><text:a xlink:type="simple" xlink:href="https://www.bilibili.com/video/BV16q4y147ex"><text:span text:style-name="T2">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2">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2">https://www.kocpc.com.tw/archives/304043</text:span></text:a></text:p>
      <text:p text:style-name="P2">陳真   |  2022.03.11 20:51   |   <text:a xlink:type="simple" xlink:href="http://palinfo.habago.org/Entry?Command=Information_PrintForum#FORUM42089"><text:span text:style-name="T1">#</text:span></text:a></text:p>
      <text:p text:style-name="P4">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2">孫從輔   |  2022.03.11 13:00   |   <text:a xlink:type="simple" xlink:href="http://palinfo.habago.org/Entry?Command=Information_PrintForum#FORUM42088"><text:span text:style-name="T1">#</text:span></text:a></text:p>
      <text:p text:style-name="P3">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4">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3">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4">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3">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5"><text:span text:style-name="T4">俄烏背後的金融戰 <text:line-break/></text:span><text:a xlink:type="simple" xlink:href="https://youtu.be/u3a7yGKr4Rw"><text:span text:style-name="T5">https://youtu.be/u3a7yGKr4Rw</text:span></text:a><text:span text:style-name="T4"><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7"><text:span text:style-name="T6">李輝焱</text:span><text:s/>  |  2022.03.07 12:52   |   <text:a xlink:type="simple" xlink:href="http://palinfo.habago.org/Entry?Command=Information_PrintForum&amp;iPage=1#FORUM42072"><text:span text:style-name="T1">#</text:span></text:a></text:p>
      <text:p text:style-name="P8"><text:span text:style-name="T3"><text:line-break/></text:span>我直接貼算了一直失敗<text:span text:style-name="T3"><text:s/><text:line-break/><text:line-break/><text:line-break/></text:span>從個人經歷談中國年輕一代認識中西方道路的心路歷程<text:span text:style-name="T3"><text:s/><text:line-break/></text:span>李曉鵬博士<text:span text:style-name="T3"><text:s/>2019-10-23 <text:line-break/><text:line-break/><text:line-break/><text:line-break/><text:line-break/></text:span>我生於<text:span text:style-name="T3">1982</text:span>年，改革開放後四年，是比較早的一批「<text:span text:style-name="T3">80</text:span>後」。今年三十出頭了。回顧這三十多年的生活，感覺自己非常幸運，可以在<text:span text:style-name="T3">30</text:span>年左右的時間裏，體驗到了人類社會兩千多年的變遷<text:span text:style-name="T3">——</text:span>從原始的農耕社會到工業化社會，再到移動互聯網和人工智能社會。這個過程讓我對中國和外部世界的認識經歷過很多次劇烈的沖擊和變化。<text:span text:style-name="T3"><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3"><text:s/><text:line-break/><text:line-break/></text:span>當時學校還有專門的假期叫農忙假<text:span text:style-name="T3">——</text:span>每年稻谷播種和收割的時候放假一周，中小學的孩子們都回家去幹農活。不然家長們會有意見，說讀書耽誤了農忙，就不讓孩子來念書了。<text:span text:style-name="T3"><text:s/><text:line-break/><text:line-break/></text:span>農忙時候幹的活兒，勞作方式跟兩千年前沒有多大的區別，犁田用牛、插秧用手，收割用鐮刀、打谷用架子。<text:span text:style-name="T3"><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3"><text:s/><text:line-break/><text:line-break/>1998</text:span>年，長江全流域發大水，筍溪河也一夜暴漲，把我家房子沖垮了。整條街被沖垮的房子不少。洪災過後，鄉政府趁機對街道進行修繕開發，搞旅遊，號稱「中山古鎮」。去年（<text:span text:style-name="T3">2015</text:span>年）春節還上了新聞聯播，被當成「青山綠水變金山銀山」的典型案例，現在就更火了。<text:span text:style-name="T3"><text:s/><text:line-break/><text:line-break/></text:span>我離開中山，是一級一級考試考出來的。當時還有一級行政區劃叫做區，比鄉高一級，比縣低一級。<text:span text:style-name="T3">1996</text:span>年去區裏面讀初中，<text:span text:style-name="T3">1997</text:span>年到江津縣城讀高中。<text:span text:style-name="T3">2000</text:span>年從縣裏面考到了北京的中國人民大學。念完大學，在博士期間去英國劍橋大學做訪學。後來又到美國哈佛做<text:span text:style-name="T3">Research Fellow</text:span>（大致可翻譯為「研究員」）。現已回到國內，定居北京，以研究為業。<text:span text:style-name="T3"><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3"><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3"><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3"><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3"><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3"><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3"><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3"><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3"><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3"><text:s/><text:line-break/><text:line-break/></text:span>中學時期，我努力的學習中國政治和中國革命史，崇拜毛澤東、周恩來、鄧小平這一些政治領袖。高考的時候，我的政治科目成績是重慶市第一名。<text:span text:style-name="T3"><text:s/><text:line-break/><text:line-break/></text:span>我家的生活水平在改革開放以後提高很快。小學的時候還有糧票<text:span text:style-name="T3">——</text:span>每個人每個月吃多少斤大米都要根據糧票配額供應。在配額內，國家統購統銷，價格比較便宜，超過配額的部分則花錢也買不到。一個青少年男子的配額是最高的，一個月可以吃<text:span text:style-name="T3">32</text:span>斤糧。我對這個數字印象深刻，每天都盼望著長大，盼望著到了中學以後就可以一個月吃<text:span text:style-name="T3">32</text:span>斤大米了。但等我真的上了中學，糧票製度就廢除了。<text:span text:style-name="T3"><text:s/><text:line-break/><text:line-break/></text:span>糧食放開以後，鎮上也通自來水了。以前是自己去河裏挑水，家裏有個大水缸，慢慢鎮上開始修自來水管了，一家一戶鋪進來。<text:span text:style-name="T3"><text:s/><text:line-break/><text:line-break/></text:span>後來政府又投資建了電視轉播站，買了衛星信號接收器，給家家戶戶接入有線電視。我們家也買了一臺很小的黑白電視機，可以看見中央一臺和二臺。<text:span text:style-name="T3">1992</text:span>年，鄧小平南巡講話以後，經濟更好了。之後，我們家就買了一個長虹的彩色電視機。家家戶戶生活的改善很明顯，吃的、穿的、用的都有提高。<text:span text:style-name="T3"><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3"><text:s/><text:line-break/><text:line-break/></text:span>等我<text:span text:style-name="T3">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3"><text:s/><text:line-break/><text:line-break/></text:span>這段時期我在思想上受中國特色社會主義教育，沒有太大的變化。對我思想刺激比較大的是<text:span text:style-name="T3">1999</text:span>年美國轟炸南聯盟大使館這個事。以前教科書上宣傳美國是資本主義帝國主義的頭子，大家都覺得美國很壞，但到底怎麽個壞法，沒有感覺。直到<text:span text:style-name="T3">1999</text:span>年，美國人在轟炸南聯盟的戰爭中，用導彈攻擊了中國駐南聯盟大使館，炸死了我們的外交人員，我們才第一次強烈的感受到來自美國的敵意和對國家的威脅。<text:span text:style-name="T3"><text:s/><text:line-break/><text:line-break/></text:span>那一年我<text:span text:style-name="T3">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3"><text:s/><text:line-break/><text:line-break/></text:span>一年後，我抱著這樣一種感情到北京開始念大學。<text:span text:style-name="T3"><text:s/><text:line-break/><text:line-break/></text:span>剛進校的時候宿舍沒有網絡，上個網得跑到校外的網吧去。大一下學期，學校開始在學生宿舍裏鋪設網線。我在<text:span text:style-name="T3">2001</text:span>年上半年，跟寢室另一個同學湊錢合夥買了一臺電腦，是一個臺式機，放在寢室上網。<text:span text:style-name="T3"><text:s/><text:line-break/><text:line-break/></text:span>沒過多久，<text:span text:style-name="T3">911</text:span>事件發生了，美國的世貿雙塔遭遇恐怖襲擊，大樓倒塌、死亡上萬人。當時，包括我在內，全班同學聽到這個消息都非常高興，歡呼雀躍<text:span text:style-name="T3">——</text:span>太好了，美國終於被人教訓了！<text:span text:style-name="T3"><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3"><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3"><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3"><text:s/><text:line-break/><text:line-break/></text:span>從<text:span text:style-name="T3">9·11</text:span>事件到美軍攻打伊拉克，也就一年的時間，為什麽我們的思想會變化那麽大呢？<text:span text:style-name="T3"><text:s/><text:line-break/><text:line-break/></text:span>這是因為，我們進大學以後接受的思想、看到的東西，和高中時代完全不一樣。以前課堂上講的是國家編訂的教材，到了大學，特別是有了網絡以後，接觸的東西就全變了。<text:span text:style-name="T3"><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3">……</text:span>而中國則不民主、不法治、不自由、沒有人權<text:span text:style-name="T3">……</text:span>總之就是全面落後。<text:span text:style-name="T3"><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3"><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3"><text:s/><text:line-break/><text:line-break/></text:span>初中的時候，學校的老師們組織過罷課。因為鄉鎮政府拖欠老師的工資<text:span text:style-name="T3">——</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3"><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3"><text:s/><text:line-break/><text:line-break/></text:span>類似的事情還有很多，政府的官員，從小就給我留下了十分腐敗的印象。我考大學的時候報考法學專業，也是因為有這麽一個理想，認為法律、政治這種東西能夠改變中國的現狀。<text:span text:style-name="T3"><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3"><text:s/><text:line-break/><text:line-break/></text:span>這是我自孔子從壞人變好人以後，遭遇到的第二次思想顛覆。我發現以前所相信的東西竟然又都是錯誤的或者虛假的。<text:span text:style-name="T3"><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3"><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3"><text:s/><text:line-break/><text:line-break/></text:span>難道中國不也應該有這樣的製度嗎？我看到有很多中國的官員犯的錯誤嚴重的多，卻依然可以在自己的位置上高枕無憂，這顯然是應該改變的。<text:span text:style-name="T3"><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3"><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3"><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3"><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3">——</text:span>也就是先在京郊地區強製勞動一段時間，把回家的火車票錢掙出來，再遣返回到老家去。後來學校派人去給接出來了。<text:span text:style-name="T3"><text:s/><text:line-break/><text:line-break/></text:span>在強製收容遣返過程中，出現人員意外死亡的情況應該並不少見。但孫誌剛事件能影響這麽大，主要還是因為他是一個剛畢業的大學生，容易引起大學生這個群體的共鳴<text:span text:style-name="T3">——</text:span>誰也不想以後出來工作會莫名其妙被人抓起來打死。這個時候中國重點高校幾乎全部鋪通了網線，大學生們都可以在宿舍自由的上網，高校的網絡群體出現了，網絡輿論爆發的條件已經成熟。<text:span text:style-name="T3"><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3"><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3"><text:s/><text:line-break/><text:line-break/></text:span>這種思想一直持續到<text:span text:style-name="T3">2008</text:span>年我博士期間出國以前。<text:span text:style-name="T3"><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3">2004</text:span>年，我的一個講經濟的老師，在課上給我們說：他們去美國、英國玩，從國外買東西帶回國內，打開包裝發現盡然都是<text:span text:style-name="T3">made in china</text:span>。這種情況已非常普遍。聽到這種事情，很難不對中國產生一種自豪感。<text:span text:style-name="T3"><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3"><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3"><text:s/><text:line-break/><text:line-break/></text:span>另一件促使我思想轉變的大事情是美國<text:span text:style-name="T3">2007</text:span>年爆發次貸金融危機。我喜歡上網看《經濟學人》網站上的文章，<text:span text:style-name="T3">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3">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3"><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3"><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3"><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3"><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3"><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3"><text:s/><text:line-break/><text:line-break/></text:span>這時已經是<text:span text:style-name="T3">2010</text:span>年。金融危機以後這個世界變化的很大。我發現，原來有很多美國一流的學者竟然也認為中國非常厲害。他們認為中國崛起會挑戰美國的世界霸主地位。<text:span text:style-name="T3"><text:s/><text:line-break/><text:line-break/></text:span>在國內，我聽到的基本都是關於中國如何如何差，而美國如何如何好的言論。我想不到中國在美國精英們眼裏，竟然已經如此強大。這樣看來，中國還確實是有很多很厲害的地方。<text:span text:style-name="T3"><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3">2008</text:span>年的經濟結構大約相當於日本在<text:span text:style-name="T3">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3"><text:s/><text:line-break/><text:line-break/></text:span>美國社會跟英國社會比，問題可能更多。比如流浪漢、乞討的現象比英國更嚴重，貧民窟在各大城市隨處可見。在地鐵站臺上，時不時就會鉆出來一個人，向我討錢。這種情況很普遍。<text:span text:style-name="T3"><text:s/><text:line-break/><text:line-break/></text:span>此外，美國的社會治安也比英國更糟糕。在大城市，中國人都不敢去<text:span text:style-name="T3">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3">20</text:span>美元現金，遇到搶劫就給劫匪。如果多於<text:span text:style-name="T3">20</text:span>美元損失比較大，但如果少於<text:span text:style-name="T3">20</text:span>美元，劫匪可能就會傷害你。這似乎是一條劫匪們的潛規則。<text:span text:style-name="T3"><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3"><text:s/><text:line-break/><text:line-break/></text:span>在哈佛那段時間，《華爾街日報》發了一篇比較轟動的報道，一位被稱為「虎媽（<text:span text:style-name="T3">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3"><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3"><text:s/><text:line-break/><text:line-break/></text:span>早在<text:span text:style-name="T3">2004</text:span>年<text:span text:style-name="T3">——</text:span>我還完全沈浸於從經濟政治上學習西方道路的年代<text:span text:style-name="T3">——</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3"><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3">……</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3"><text:s/><text:line-break/><text:line-break/></text:span>回到中國以後，我帶著這個想法去讀很多書，回想自己過去多年的所見所聞，很多困擾自己多年的疑問逐漸變得清晰起來。<text:span text:style-name="T3"><text:s/><text:line-break/><text:line-break/>2011</text:span>年的<text:span text:style-name="T3">4</text:span>月<text:span text:style-name="T3">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3"><text:s/><text:line-break/><text:line-break/></text:span>「我可以在一個星期內寫一本厚厚的批評中國的書。然而，在有那麽多的不利的困境下<text:span text:style-name="T3">,</text:span>中國的高速增長持續了那麽久<text:span text:style-name="T3">,</text:span>歷史上從來沒有出現過。中國一定是做了非常對的事才產生了我們見到的經濟奇跡。那是什麽呢？這才是真正的問題。」<text:span text:style-name="T3"><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3"><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3">GDP</text:span>高，地方官員就會自信滿滿的向我們介紹經驗。有的地方經濟增長比較慢，官員介紹經驗的時候都缺乏信心，比較緊張，壓力也很大。<text:span text:style-name="T3">GDP</text:span>考核機製讓地方政府競爭性的去搞投資、拉項目、招商，成為中國經濟增長的重要動力。有很多人預言這種做法會導致經濟崩潰，然而這樣的預言總是失敗。<text:span text:style-name="T3"><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3"><text:s/><text:line-break/><text:line-break/></text:span>最終思考的成果，這就是我在<text:span text:style-name="T3">2012</text:span>年以博士論文為基礎修改出版的《這個國家會好嗎<text:span text:style-name="T3">——</text:span>中國崛起的經濟學分析》一書，這本書在張五常的基礎上對中國經濟製度作了更全面的闡述，也標誌著我再一次完成了巨大的思想轉變<text:span text:style-name="T3">——</text:span>從堅信中國應該走西方道路，變為堅信西方應該學習中國走中國道路。<text:span text:style-name="T3"><text:s/><text:line-break/><text:line-break/></text:span>在這本書裏面，我認為中國製度的優勢在於：把市場經濟製度和職業化的政治家製度結合起來，實現了市場與政府和合理分工，並維持政治和資本的勢力均衡。<text:span text:style-name="T3"><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3"><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3"><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3"><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3">——</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3">——</text:span>金融地產暴富、實業生存環境艱難，就是這種錯誤路線的集中體現。<text:span text:style-name="T3"><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3"><text:s/><text:line-break/><text:line-break/><text:line-break/><text:line-break/></text:span>我的思想的變化大概就是這麽一個過程。在同齡人中應該有一定代表性。比我更年輕的<text:span text:style-name="T3">90</text:span>後、<text:span text:style-name="T3">00</text:span>後一代，像我以前那樣認為中國應該完全學習西方體製的比例已經不高了。<text:span text:style-name="T3">90</text:span>後、<text:span text:style-name="T3">00</text:span>後經歷的變化比我們更少，在他們有政治意識的時候中國就已經成為了世界第二大強國，如果告訴他們西方的製度多麽多麽好，他們也不太會接受。他們從小就比較自信，從根子上認可自己的國家。<text:span text:style-name="T3"><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3">——</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3"><text:s/><text:line-break/><text:line-break/></text:span>我們在大學期間曾經頂禮膜拜的意見領袖，像茅<text:span text:style-name="T3">*</text:span>軾、張<text:span text:style-name="T3">*</text:span>迎這些人，片面主張中國應該學習西方，他們的論調不僅被轉變了思想的<text:span text:style-name="T3">80</text:span>後拋棄，在<text:span text:style-name="T3">90</text:span>後、<text:span text:style-name="T3">00</text:span>後中間越來越沒有市場，越來越不受歡迎了。<text:span text:style-name="T3"><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3"><text:s/><text:line-break/><text:line-break/></text:span>但時代不一樣了，我們這一代人，以及後面的<text:span text:style-name="T3">90</text:span>後、<text:span text:style-name="T3">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3"><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3"><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3"><text:s/><text:line-break/><text:line-break/></text:span>中國過去一百多年的探索史，每一代人遇到的難題不同、提出的解決方案不同，最後的成果也都有利有弊。後一代人對前一代人的探索，往往是既有繼承，也有揚棄。<text:span text:style-name="T3"><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3"><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3"><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3">——</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3"><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3"><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3"><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3"><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3"><text:s/><text:line-break/><text:line-break/>============= <text:line-break/><text:line-break/></text:span>李曉鵬，經濟學博士，著有《這個國家會好嗎》和《從黃河文明到一帶一路》、《重現偉大中華史》等。個人公眾號：李曉鵬博士。</text:p>
      <text:p text:style-name="P7"><text:span text:style-name="T6">李輝焱</text:span><text:s/>  |  2022.03.07 12:45   |   <text:a xlink:type="simple" xlink:href="http://palinfo.habago.org/Entry?Command=Information_PrintForum&amp;iPage=1#FORUM42071"><text:span text:style-name="T1">#</text:span></text:a></text:p>
      <text:p text:style-name="P9"><text:span text:style-name="T7">抱歉有兩篇沒貼好或可搜標題加李曉鵬博士</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line-break/></text:span><text:a xlink:type="simple" xlink:href="https://mp.weixin.qq.com/s/uXYtllgqRS03KBmqmnAc1g"><text:span text:style-name="T5">https://mp.weixin.qq.com/s/uXYtllgqRS03KBmqmnAc1g</text:span></text:a><text:span text:style-name="T8"><text:s/><text:line-break/><text:line-break/><text:line-break/><text:line-break/></text:span><text:span text:style-name="T7">从个人经历</text:span><text:span text:style-name="T9">谈中国年轻一代认识中西方道路的心路历程</text:span><text:span text:style-name="T8"><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5">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7"><text:span text:style-name="T6">李輝焱</text:span><text:s/>  |  2022.03.07 12:30   |   <text:a xlink:type="simple" xlink:href="http://palinfo.habago.org/Entry?Command=Information_PrintForum&amp;iPage=1#FORUM42070"><text:span text:style-name="T1">#</text:span></text:a></text:p>
      <text:p text:style-name="P10"><text:span text:style-name="T8"><text:line-break/></text:span><text:span text:style-name="T7">今天才看到李晓</text:span><text:span text:style-name="T9">鹏博士的文章，很有预见性，供参考。最后一篇是大陆很多年轻人成长以来对西方崇拜转变为爱国经历过的事。</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5">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8"><text:s/><text:line-break/><text:line-break/></text:span><text:span text:style-name="T7">再</text:span><text:span text:style-name="T9">论乌克兰局势：对俄乌战争演进方向的一个推测</text:span><text:span text:style-name="T8"><text:s/><text:line-break/><text:line-break/></text:span><text:a xlink:type="simple" xlink:href="https://mp.weixin.qq.com/s/ZCa88T528lrqLggcA4hA2Q"><text:span text:style-name="T5">https://mp.weixin.qq.com/s/ZCa88T528lrqLggcA4hA2Q</text:span></text:a><text:span text:style-name="T8"><text:s/><text:line-break/><text:line-break/>2018</text:span><text:span text:style-name="T7">年的文章</text:span><text:span text:style-name="T9">关于贸易战</text:span><text:span text:style-name="T8"><text:s/><text:line-break/><text:line-break/></text:span><text:span text:style-name="T7">有些同志啊，实在是想中国崩</text:span><text:span text:style-name="T9">溃都想疯了</text:span><text:span text:style-name="T8"><text:s/><text:line-break/><text:line-break/></text:span><text:a xlink:type="simple" xlink:href="https://weibo.com/ttarticle/x/m/show/id/2309404269251824371202?_wb_client_=1"><text:span text:style-name="T5">https://weibo.com/ttarticle/x/m/show/id/2309404269251824371202?_wb_client_=1</text:span></text:a><text:span text:style-name="T8"><text:s/><text:line-break/><text:line-break/></text:span><text:span text:style-name="T7">从个人经历</text:span><text:span text:style-name="T9">谈中国年轻一代认识中西方道路的心路历程</text:span><text:span text:style-name="T8"><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5">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8"><text:s/><text:line-break/><text:line-break/></text:span></text:p>
      <text:p text:style-name="P7"><text:span text:style-name="T6">陳真</text:span><text:s/>  |  2022.03.07 02:03   |   <text:a xlink:type="simple" xlink:href="http://palinfo.habago.org/Entry?Command=Information_PrintForum&amp;iPage=1#FORUM42069"><text:span text:style-name="T1">#</text:span></text:a></text:p>
      <text:p text:style-name="P11">我不知道你是誰，無意冒犯，亦無從冒犯，純粹針對你提供的資訊而論。<text:span text:style-name="T3"><text:s/><text:line-break/><text:line-break/></text:span>例如裡頭說烏克蘭賣淫是最受歡迎的旅遊項目，難怪西方人支持烏克蘭。這話的意思是怎樣？原來烏克蘭女人很賤，有錢就能玩？是西方人的性玩物及代理生小孩的工具？<text:span text:style-name="T3"><text:s/><text:line-break/><text:line-break/></text:span>你覺得這樣的法西斯言論像話嗎？<text:span text:style-name="T3"><text:s/><text:line-break/><text:line-break/></text:span>洋人很賤，烏克蘭人很賤，是歐洲的子宮，而咱中國人很高貴，所以我們不支持烏克蘭？<text:span text:style-name="T3"><text:s/><text:line-break/><text:line-break/></text:span>這像人話嗎？<text:span text:style-name="T3"><text:s/><text:line-break/><text:line-break/></text:span>總之，請各位提供資訊時，注意一下言論內涵的可信度與基本水平。</text:p>
      <text:p text:style-name="P7"><text:span text:style-name="T6">嗯呵</text:span><text:s/>  |  2022.03.07 01:08   |   <text:a xlink:type="simple" xlink:href="http://palinfo.habago.org/Entry?Command=Information_PrintForum&amp;iPage=1#FORUM42068"><text:span text:style-name="T1">#</text:span></text:a></text:p>
      <text:p text:style-name="P8">澄清一下。冷靜的學者，是指那位帶著偏黑墨鏡的來賓。<text:span text:style-name="T3"><text:s/><text:line-break/><text:line-break/></text:span>陳醫師的教導，在下會謹記於心。當然，引發您誤解，也必須申明所指為何。<text:span text:style-name="T3"><text:s/><text:line-break/><text:line-break/></text:span>再者，在下匿名也並非是有心做您所不齒的事情。<text:span text:style-name="T3"><text:s/><text:line-break/><text:line-break/></text:span>麻煩您，把今晚在下所發的所有貼文都刪掉，也好維持版面風格的前後一貫。<text:span text:style-name="T3"><text:s/><text:line-break/><text:line-break/></text:span>抱歉！抱歉！耽誤您的寶貴心力。</text:p>
      <text:p text:style-name="P7"><text:span text:style-name="T6">嗯呵</text:span><text:s/>  |  2022.03.07 00:56   |   <text:a xlink:type="simple" xlink:href="http://palinfo.habago.org/Entry?Command=Information_PrintForum&amp;iPage=1#FORUM42067"><text:span text:style-name="T1">#</text:span></text:a></text:p>
      <text:p text:style-name="P11">明白！明白！<text:span text:style-name="T3"><text:s/><text:line-break/><text:line-break/></text:span>陳醫師您作主。在下絕無異議。對不起哈！（當然，包括這一則也刪了吧）</text:p>
      <text:p text:style-name="P7"><text:span text:style-name="T6">嗯呵</text:span><text:s/>  |  2022.03.07 00:53   |   <text:a xlink:type="simple" xlink:href="http://palinfo.habago.org/Entry?Command=Information_PrintForum&amp;iPage=1#FORUM42066"><text:span text:style-name="T1">#</text:span></text:a></text:p>
      <text:p text:style-name="P6"><text:span text:style-name="T6">補上這位小姑娘的見解。剛才疏漏了，抱歉。</text:span><text:s/><text:line-break/><text:line-break/><text:line-break/><text:span text:style-name="T6">孤烟暮</text:span><text:span text:style-name="T10">蝉说时政：面对西方施压</text:span><text:s/><text:span text:style-name="T6">印度是怎么打好对外</text:span><text:span text:style-name="T10">舆论战的？</text:span><text:s/><text:line-break/><text:a xlink:type="simple" xlink:href="https://www.youtube.com/watch?v=23ZXkauiZqM"><text:span text:style-name="T11">https://www.youtube.com/watch?v=23ZXkauiZqM</text:span></text:a></text:p>
      <text:p text:style-name="P7"><text:span text:style-name="T6">陳真</text:span><text:s/>  |  2022.03.07 00:43   |   <text:a xlink:type="simple" xlink:href="http://palinfo.habago.org/Entry?Command=Information_PrintForum&amp;iPage=1#FORUM42065"><text:span text:style-name="T1">#</text:span></text:a></text:p>
      <text:p text:style-name="P11">你提供的資訊，水平太低，再貼我就要刪了。</text:p>
      <text:p text:style-name="P7"><text:span text:style-name="T6">陳真</text:span><text:s/>  |  2022.03.07 00:42   |   <text:a xlink:type="simple" xlink:href="http://palinfo.habago.org/Entry?Command=Information_PrintForum&amp;iPage=1#FORUM42064"><text:span text:style-name="T1">#</text:span></text:a></text:p>
      <text:p text:style-name="P8">我隨便點了一個這位匿名人士所提供的視頻，例如什麼烏克蘭最受歡迎的是買春，什麼歐洲子宮，它媽的這不就是法西斯才會這樣子針對族群去抹黑嗎？<text:span text:style-name="T3"><text:s/><text:line-break/><text:line-break/></text:span>一個人可以腦殘，但是不要卑鄙，不要有卑鄙之心。烏克蘭或任何國家的人民，都不是誰的仇敵。<text:span text:style-name="T3"><text:s/><text:line-break/><text:line-break/></text:span>一個人不會因為他剛好站在一個個所謂正確的立場<text:span text:style-name="T3">(</text:span>例如挺俄羅斯<text:span text:style-name="T3">)</text:span>，就可以任意去抹黑對方，或是用一些空洞修辭來醜化對方。<text:span text:style-name="T3"><text:s/><text:line-break/><text:line-break/></text:span>各位不要總以為自己匿名，然後便可以為所欲為，毫無責任感地任意散播扭曲資訊或法西斯思想。<text:span text:style-name="T3"><text:s/><text:line-break/><text:line-break/></text:span>至於那位司馬南，我看幾秒鐘就看不下去了，那叫做<text:span text:style-name="T3"><text:s/>"</text:span>冷靜的學者<text:span text:style-name="T3">"</text:span>？<text:span text:style-name="T3"><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3"><text:s/><text:line-break/><text:line-break/></text:span>各位堅持要匿名，我能勉強接受，但我認為，一個人如果不打算光明磊落地說話寫字，那他其實就應該保持沉默，而不是藉著匿名來規避最基本的責任，那很沒出息。</text:p>
      <text:p text:style-name="P7"><text:span text:style-name="T6">嗯呵</text:span><text:s/>  |  2022.03.07 00:34   |   <text:a xlink:type="simple" xlink:href="http://palinfo.habago.org/Entry?Command=Information_PrintForum&amp;iPage=1#FORUM42063"><text:span text:style-name="T1">#</text:span></text:a></text:p>
      <text:p text:style-name="P5"><text:span text:style-name="T6">覺得看圖文吸收資訊速度比較快的，可以參考這個磊哥在油管的社群。天天拿證據扒光米帝與西方小弟們自吹自擂的的悲天憫人、慈眉善目。</text:span><text:s/><text:line-break/><text:line-break/><text:span text:style-name="T6">新冠爆發後，這位磊哥從油管演算法裡跳出來，自己偶爾看看又出了什麼可以笑一笑或者不盡然認同的天津相聲。</text:span><text:s/><text:line-break/><text:line-break/><text:span text:style-name="T6">此番普丁揮軍要敉平納粹，這才發現磊哥在社群頁面裡另有一番天地。</text:span><text:s/><text:line-break/><text:line-break/><text:a xlink:type="simple" xlink:href="https://www.youtube.com/c/%E7%A3%8A%E5%93%A5%E8%81%8A%E6%94%BF%E7%BB%8F/community"><text:span text:style-name="T12">https://www.youtube.com/c/</text:span><text:span text:style-name="T13">磊哥聊政经</text:span><text:span text:style-name="T12">/community</text:span></text:a><text:s/><text:line-break/><text:line-break/><text:line-break/><text:span text:style-name="T6">隨便例舉最近的兩則資訊。</text:span><text:s/><text:line-break/><text:line-break/><text:line-break/><text:a xlink:type="simple" xlink:href="https://www.youtube.com/post/Ugkxqjrl79fw4vmSxcWuem_a5FfZl7OHSBLQ"><text:span text:style-name="T11">https://www.youtube.com/post/Ugkxqjrl79fw4vmSxcWuem_a5FfZl7OHSBLQ</text:span></text:a><text:s/><text:line-break/><text:line-break/><text:span text:style-name="T6">德国总理肖尔茨前几天在</text:span><text:span text:style-name="T10">议会称，欧洲大地已经有</text:span>75<text:span text:style-name="T6">年没有发生过俄</text:span><text:span text:style-name="T10">罗斯轰炸乌克兰的景儿了</text:span>...<text:span text:style-name="T10">啧～不知道他身边有没有人给他看看北约怎么炸的南斯拉夫</text:span>...<text:span text:style-name="T6">才</text:span><text:span text:style-name="T10">刚过</text:span>20<text:span text:style-name="T6">年</text:span>.. <text:line-break/><text:line-break/><text:line-break/><text:a xlink:type="simple" xlink:href="https://www.youtube.com/post/UgkxLf8xAs1CiMvqzI61JWvqztPbabP7z10b"><text:span text:style-name="T11">https://www.youtube.com/post/UgkxLf8xAs1CiMvqzI61JWvqztPbabP7z10b</text:span></text:a><text:s/><text:line-break/><text:line-break/>BBC<text:span text:style-name="T6">的中东地区</text:span><text:span text:style-name="T10">编辑，发了个图片，教乌克兰平民怎样向坦克扔燃烧瓶，评论区翻车，被网友各种骂</text:span><text:s/><text:line-break/><text:span text:style-name="T6">这是鼓</text:span><text:span text:style-name="T10">励平民去送死，日内瓦公约保护的是平民，但手持武器就不是平民了</text:span></text:p>
      <text:p text:style-name="P7"><text:span text:style-name="T6">嗯呵</text:span><text:s/>  |  2022.03.07 00:10   |   <text:a xlink:type="simple" xlink:href="http://palinfo.habago.org/Entry?Command=Information_PrintForum&amp;iPage=1#FORUM42062"><text:span text:style-name="T1">#</text:span></text:a></text:p>
      <text:p text:style-name="P12"><text:span text:style-name="T6">比較冷靜的學者給出的判斷，希望不會嚇到各位。</text:span><text:span text:style-name="T3"><text:s/><text:line-break/><text:line-break/><text:line-break/></text:span><text:span text:style-name="T6">司马南对</text:span>话吕祥：乌克兰战事是冷战的历史延续（司马会客厅对话吕祥先生<text:span text:style-name="T3"><text:s/></text:span><text:span text:style-name="T6">第一期）</text:span><text:span text:style-name="T3"><text:s/><text:line-break/></text:span><text:a xlink:type="simple" xlink:href="https://www.youtube.com/watch?v=c0DvsntK4S8"><text:span text:style-name="T14">https://www.youtube.com/watch?v=c0DvsntK4S8</text:span></text:a><text:span text:style-name="T3"><text:s/><text:line-break/><text:line-break/></text:span><text:span text:style-name="T6">《</text:span>乌克兰战事是冷战的历史延续》<text:span text:style-name="T3"><text:s/><text:line-break/></text:span><text:span text:style-name="T6">亚速</text:span>营、褐衫军为代表的新纳粹势力，直接的资助者正是美国人。<text:span text:style-name="T3"><text:s/><text:line-break/></text:span><text:span text:style-name="T6">拜登担任副总统的时候</text:span>负责处理乌克兰事务，现在负责乌克兰搞事的筹划者，很多人就是拜登团队的原班人马。某种意义上美国实现了目标：第一削弱俄罗斯，第二打击了欧洲，第三离间中俄。<text:span text:style-name="T3"><text:s/><text:line-break/></text:span><text:span text:style-name="T6">美国副国务卿</text:span>纽兰透露，以往为乌克兰美国花了<text:span text:style-name="T3">50</text:span><text:span text:style-name="T6">亿美元，去年秋天又提供了</text:span><text:span text:style-name="T3">9,000</text:span><text:span text:style-name="T6">万美元的安全</text:span>资助，最近又在加紧提供新的援助。<text:span text:style-name="T3"><text:s/><text:line-break/><text:line-break/><text:line-break/></text:span><text:span text:style-name="T6">司马南对</text:span>话吕祥：俄乌战争可能升级的一个方向（司马会客厅对话吕祥先生<text:span text:style-name="T3"><text:s/></text:span><text:span text:style-name="T6">第二期）</text:span><text:span text:style-name="T3"><text:s/><text:line-break/></text:span><text:a xlink:type="simple" xlink:href="https://www.youtube.com/watch?v=8sECJoXDXVk"><text:span text:style-name="T14">https://www.youtube.com/watch?v=8sECJoXDXVk</text:span></text:a><text:span text:style-name="T3"><text:s/><text:line-break/><text:line-break/></text:span><text:span text:style-name="T6">《俄</text:span>乌战争可能升级的一个方向》<text:span text:style-name="T3"><text:s/><text:line-break/></text:span><text:span text:style-name="T6">吕祥先生</text:span>认为现在媒体关于乌克兰战事极为夸张，闪电战什么的，大规模爆炸死伤的画面大都是虚构的，连我天津化工厂爆炸的图片都被剪进去冒充乌克兰什么电厂被炸。<text:span text:style-name="T3"><text:s/><text:line-break/></text:span><text:span text:style-name="T6">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7"><text:span text:style-name="T6">嗯呵</text:span><text:s/>  |  2022.03.07 00:00   |   <text:a xlink:type="simple" xlink:href="http://palinfo.habago.org/Entry?Command=Information_PrintForum&amp;iPage=2#FORUM42061"><text:span text:style-name="T1">#</text:span></text:a></text:p>
      <text:p text:style-name="P6"><text:span text:style-name="T6">列舉幾則直白一些的影片給潛水的新來朋友們，瞧瞧西方國家的虛偽。</text:span><text:s/><text:line-break/><text:line-break/><text:span text:style-name="T6">北京近年來一直出言警示，米帝帶著一幫西方小弟撕裂二次世界大戰戰勝法西斯之後的雅爾達體制。</text:span><text:s/><text:line-break/><text:line-break/><text:span text:style-name="T6">台灣也出現仰慕納粹的情況。</text:span><text:s/><text:line-break/><text:line-break/><text:line-break/><text:span text:style-name="T10">纳粹的幽灵：美利坚养蛊，乌克兰战争</text:span><text:s/>- 3 <text:line-break/><text:a xlink:type="simple" xlink:href="https://www.youtube.com/watch?v=aP7GucZXbBY"><text:span text:style-name="T11">https://www.youtube.com/watch?v=aP7GucZXbBY</text:span></text:a><text:s/><text:line-break/><text:line-break/><text:line-break/><text:span text:style-name="T6">孤烟暮</text:span><text:span text:style-name="T10">蝉说时政：和新冠共存</text:span><text:s/><text:span text:style-name="T6">却隔离了俄</text:span><text:span text:style-name="T10">罗斯的活人死人和猫</text:span><text:s/><text:line-break/><text:a xlink:type="simple" xlink:href="https://www.youtube.com/watch?v=cz0w23VlXL8"><text:span text:style-name="T11">https://www.youtube.com/watch?v=cz0w23VlXL8</text:span></text:a><text:s/><text:line-break/><text:line-break/><text:line-break/><text:span text:style-name="T10">乌克兰是如何变成欧洲子宫世界代孕中心的？乌克兰最受欢迎的旅游项目竟然是买春、我终于理解为什么西方国家都支持乌克兰了</text:span>…… <text:line-break/><text:a xlink:type="simple" xlink:href="https://www.youtube.com/watch?v=rpRGFER0PZk"><text:span text:style-name="T11">https://www.youtube.com/watch?v=rpRGFER0PZk</text:span></text:a><text:s/><text:line-break/><text:line-break/><text:line-break/><text:span text:style-name="T6">俄</text:span><text:span text:style-name="T10">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1">https://www.youtube.com/watch?v=gQaxH2J4J68</text:span></text:a></text:p>
      <text:p text:style-name="P7"><text:span text:style-name="T6">陳真</text:span><text:s/>  |  2022.03.06 16:27   |   <text:a xlink:type="simple" xlink:href="http://palinfo.habago.org/Entry?Command=Information_PrintForum&amp;iPage=2#FORUM42060"><text:span text:style-name="T1">#</text:span></text:a></text:p>
      <text:p text:style-name="P11">看吧！議論無用，拳頭才是真理。當你拳頭夠粗夠硬，走狗們就會搶著舔你的腳趾頭喊萬歲。</text:p>
      <text:p text:style-name="P7"><text:span text:style-name="T6">張萬康</text:span><text:s/>  |  2022.03.06 16:07   |   <text:a xlink:type="simple" xlink:href="http://palinfo.habago.org/Entry?Command=Information_PrintForum&amp;iPage=2#FORUM42059"><text:span text:style-name="T1">#</text:span></text:a></text:p>
      <text:p text:style-name="P10"><text:span text:style-name="T7">澳洲政論節目的主持人，把現場的俄裔澳洲青年轟出去。</text:span><text:span text:style-name="T8"><text:s/><text:line-break/></text:span><text:a xlink:type="simple" xlink:href="https://www.youtube.com/watch?v=zBNc5p852Fw"><text:span text:style-name="T5">https://www.youtube.com/watch?v=zBNc5p852Fw</text:span></text:a><text:span text:style-name="T8"><text:s/><text:line-break/><text:line-break/></text:span><text:span text:style-name="T7">原始連結</text:span><text:span text:style-name="T8">(</text:span><text:span text:style-name="T7">內容和上面的一樣</text:span><text:span text:style-name="T8">) <text:line-break/></text:span><text:a xlink:type="simple" xlink:href="https://m.weibo.cn/status/4743623679150955"><text:span text:style-name="T5">https://m.weibo.cn/status/4743623679150955</text:span></text:a></text:p>
      <text:p text:style-name="P7"><text:span text:style-name="T6">陳真</text:span><text:s/>  |  2022.03.06 02:22   |   <text:a xlink:type="simple" xlink:href="http://palinfo.habago.org/Entry?Command=Information_PrintForum&amp;iPage=2#FORUM42058"><text:span text:style-name="T1">#</text:span></text:a></text:p>
      <text:p text:style-name="P11">黑暗時代的英雄：阿桑吉、普丁和<text:span text:style-name="T3"><text:s/>Emir Kusturica <text:line-break/><text:line-break/></text:span>陳真<text:span text:style-name="T3"><text:s/><text:line-break/>2022. 03. 06. <text:line-break/><text:line-break/><text:line-break/></text:span>幾天前，<text:span text:style-name="T3">Kusturica </text:span>被一些國家<text:span text:style-name="T3"><text:s/>(</text:span>例如捷克<text:span text:style-name="T3">) </text:span>的電影節主辦單位撤銷過去頒給他的獎項，理由是說他和<text:span text:style-name="T3"><text:s/>"</text:span>俄羅斯合作<text:span text:style-name="T3">"</text:span>，比方說他在俄烏戰爭開打前一天<text:span text:style-name="T3">(2</text:span>月<text:span text:style-name="T3">23</text:span>日<text:span text:style-name="T3">)</text:span>，表明他將會找時間申請俄羅斯國籍。被影展單位撤銷獎項的更具體原因是，俄羅斯國防部長於俄烏戰爭前宣佈將邀請<text:span text:style-name="T3"><text:s/>Kusturica </text:span>擔任俄羅斯陸軍中央學術劇院主任。<text:span text:style-name="T3">Kusturica </text:span>對外表示，俄羅斯此一決定，對他個人而言，<text:span text:style-name="T3"><text:s/>"</text:span>深感榮耀<text:span text:style-name="T3">"</text:span>，但他實際上並沒有接受，表明個人並無此一生涯規劃。他說，他只答應為該劇院監製三齣戲劇。<text:span text:style-name="T3"><text:s/><text:line-break/><text:line-break/></text:span>儘管他並沒有接受這項職務，但是西方國家一堆文人走狗仍然還是以他<text:span text:style-name="T3"><text:s/>"</text:span>親俄<text:span text:style-name="T3">" </text:span>為由，再一次對他發動人身攻擊。上一次攻擊他是在他的祖國南斯拉夫陷入內戰時，他批評美國策動這場內戰。他的電影<text:span text:style-name="T3"><text:s/>"</text:span>地下社會<text:span text:style-name="T3">" </text:span>雖然獲得坎城影展金棕櫚獎，但該電影卻在西方引起無數走狗文人對他發動人格毀滅戰，罵他是統派<text:span text:style-name="T3"><text:s/>(</text:span>反對南斯拉夫被西方解體<text:span text:style-name="T3">)</text:span>，說他反民主反自由反人權，說他和什麼獨裁者站在一起云云。<text:span text:style-name="T3"><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3">RT </text:span>突然遭到西方飛彈的攻擊，那就是第三次世界大戰的到來。<text:span text:style-name="T3"><text:s/><text:line-break/><text:line-break/></text:span>這些年，<text:span text:style-name="T3">Kusturica </text:span>經常在一些電影節或演唱會場合上，穿上聲援阿桑吉的衣服，稱讚阿桑吉是這個<text:span text:style-name="T3"><text:s/>"</text:span>黑暗時代的英雄<text:span text:style-name="T3">"</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3"><text:s/><text:line-break/><text:line-break/>Kusturica</text:span>說，他想要告訴人們的是：歷史總是一再如此呈現，那些曾經改造了世界的英雄，卻總是被世人所遺忘或忽略。現在，這樣一個給世界帶來革命性價值的人<text:span text:style-name="T3">--</text:span>阿桑吉，已經快要死於監牢，但世人卻一無所知，取而代之的是主流媒體每天以各種謊言與垃圾流行資訊鋪天蓋地地對全世界進行疲勞轟炸與洗腦，以防我們挺身相抗。<text:span text:style-name="T3"><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3"><text:s/><text:line-break/><text:line-break/>Kusturica </text:span>聲援阿桑吉：<text:span text:style-name="T3"><text:s/><text:line-break/></text:span><text:a xlink:type="simple" xlink:href="https://bit.ly/3sTijMd"><text:span text:style-name="T14">https://bit.ly/3sTijMd</text:span></text:a><text:span text:style-name="T3"><text:s/><text:line-break/><text:line-break/></text:span>阿桑吉和<text:span text:style-name="T3">Kusturica</text:span>：<text:span text:style-name="T3"><text:s/><text:line-break/></text:span><text:a xlink:type="simple" xlink:href="https://bit.ly/35Ct64e"><text:span text:style-name="T14">https://bit.ly/35Ct64e</text:span></text:a><text:span text:style-name="T3"><text:s/><text:line-break/><text:line-break/></text:span>普丁和<text:span text:style-name="T3"><text:s/>Kusturica</text:span>：<text:span text:style-name="T3"><text:s/><text:line-break/></text:span><text:a xlink:type="simple" xlink:href="https://bit.ly/35UmVs0"><text:span text:style-name="T14">https://bit.ly/35UmVs0</text:span></text:a></text:p>
      <text:p text:style-name="P7"><text:span text:style-name="T6">陳真</text:span><text:s/>  |  2022.03.05 23:44   |   <text:a xlink:type="simple" xlink:href="http://palinfo.habago.org/Entry?Command=Information_PrintForum&amp;iPage=2#FORUM42056"><text:span text:style-name="T1">#</text:span></text:a></text:p>
      <text:p text:style-name="P8">向兩岸喊話<text:span text:style-name="T3"><text:s/><text:line-break/><text:line-break/></text:span>陳真<text:span text:style-name="T3"><text:s/><text:line-break/><text:line-break/>2022. 03. 05. <text:line-break/><text:line-break/><text:line-break/></text:span>這些美國軍火販子、血腥人渣是來撈我們的退休金的。相關文件為圖片，請看：<text:span text:style-name="T3"><text:s/><text:line-break/><text:line-break/></text:span><text:a xlink:type="simple" xlink:href="https://udn.com/news/story/122703/6141824"><text:span text:style-name="T14">https://udn.com/news/story/122703/6141824</text:span></text:a><text:span text:style-name="T3"><text:s/><text:line-break/><text:line-break/></text:span>不但撈台灣人的錢，更要台灣人的命。台灣人真的是不見棺材不掉淚，被人掏空身家財產，然後準備推入火坑當炮灰，然後還很開心，很驕傲。<text:span text:style-name="T3"><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3"><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3"><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3"><text:s/><text:line-break/><text:line-break/></text:span>在你們看來或是在任何一個腦袋正常的人看來都非常不可思議的離譜思維言行，在資訊完全封閉的台灣卻反而是一種普遍<text:span text:style-name="T3"><text:s/>"</text:span>常識<text:span text:style-name="T3">"</text:span>，仇中反華在這島上，就像太陽由東邊升起那樣理所當然。你很難在島內找到幾個腦袋正常或良心未泯的人。<text:span text:style-name="T3"><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3"><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3"><text:s/><text:line-break/><text:line-break/></text:span>我不怪祖國，不怪共產黨，但是話說回來，台灣人被美日鬼子及台奸漢奸糟蹋成這樣，難道不是因為祖國長年以來根本無能對抗美帝，無能保護台灣人所致？<text:span text:style-name="T3"><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3"><text:s/><text:line-break/><text:line-break/>======================= <text:line-break/></text:span>無投資交易？外交部曾推國發基金投資龐培歐任顧問公司<text:span text:style-name="T3"><text:s/><text:line-break/><text:line-break/>2022-03-05 01:55 </text:span>聯合報<text:span text:style-name="T3"><text:s/>/ </text:span>記者周志豪／台北即時報導<text:span text:style-name="T3"><text:s/><text:line-break/><text:line-break/></text:span>美國前國務卿龐培歐去年<text:span text:style-name="T3">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3"><text:s/><text:line-break/><text:line-break/><text:line-break/></text:span>據國發會去年<text:span text:style-name="T3">8</text:span>月<text:span text:style-name="T3">26</text:span>日簽辦外交部要求函文中表示，國發基金的成立是要透過投、融資方式，協助我國新興事業發展；但龐培歐協助的<text:span text:style-name="T3">Anarock</text:span>基金公司此次擬邀我方參與的投資計劃，卻多屬美國或印度的投資項目，不符規定。<text:span text:style-name="T3"><text:s/><text:line-break/><text:line-break/></text:span>駐美代表處去年<text:span text:style-name="T3">8</text:span>月<text:span text:style-name="T3">2</text:span>日發給外交部的電報指出，龐培歐率由其任資深顧問的<text:span text:style-name="T3">Anarock</text:span>公司投資長<text:span text:style-name="T3">Gino Ramadi</text:span>拜會駐美代表蕭美琴，盼引介公部門的退撫基金與勞退基金等潛在投資夥伴。<text:span text:style-name="T3"><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3"><text:s/><text:line-break/><text:line-break/></text:span>國發會簽文指出，<text:span text:style-name="T3">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3"><text:s/><text:line-break/><text:line-break/></text:span>國發會簽文表示，<text:span text:style-name="T3">Anarock</text:span>公司<text:span text:style-name="T3">Ramadi</text:span>表示，新冠疫情凸顯供應鏈重要性，促進電子商務成長，在東南亞尤其顯著，此為擴大投資最佳時機，盼我方協助引介潛在台灣投資夥伴，包括公部門退撫基金、勞保基金，與私部門創投基金及企業。<text:span text:style-name="T3"><text:s/><text:line-break/><text:line-break/></text:span>國發會簽文摘錄的「本案要點」中提到，龐培歐是<text:span text:style-name="T3">Anarock</text:span>基金公司資深顧問、可能的董事會主席，對本案甚為重視，「並有意於數月後訪台」，盼訪台前就相關投資合作取得具體進展，訪台時可與潛在合作夥伴進一步洽談。<text:span text:style-name="T3"><text:s/><text:line-break/><text:line-break/></text:span>但簽文也引述國發會產業處看法，表示我國政府所管的各基金或產業（如銀行、保險），均有主管機關與管理運用規範，國發會目前尚無主管的基金或私部門。<text:span text:style-name="T3"><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3"><text:s/><text:line-break/><text:line-break/></text:span>簽文指出，<text:span text:style-name="T3">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3"><text:s/><text:line-break/><text:line-break/>===================== <text:line-break/></text:span>獨／龐培歐訪台非為保台？駐美代表處電報指向商業考量<text:span text:style-name="T3"><text:s/><text:line-break/><text:line-break/>2022-03-04 03:09 </text:span>聯合報<text:span text:style-name="T3"><text:s/>/ </text:span>記者周志豪／台北即時報導<text:span text:style-name="T3"><text:s/><text:line-break/><text:line-break/></text:span>美國前國務卿龐培歐訪台，媒體詢及對台灣印象如何，他豎起大拇指比讚。記者曾吉松／攝影<text:span text:style-name="T3"><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3">Anarock</text:span>公司；抗中挺台是假，來台爭取退撫與勞保基金當「政治保護費」才是目的。<text:span text:style-name="T3"><text:s/><text:line-break/><text:line-break/></text:span>其實，龐培歐此次亞洲行早傳出有「商業考量」，駐美代表處該封於去年<text:span text:style-name="T3">8</text:span>月<text:span text:style-name="T3">2</text:span>日發給外交部的電報，相當程度坐實傳言。<text:span text:style-name="T3"><text:s/><text:line-break/><text:line-break/></text:span>根據駐美代表處該封電報指出，龐培歐去年<text:span text:style-name="T3">7</text:span>月<text:span text:style-name="T3">8</text:span>日即率<text:span text:style-name="T3">Anarock</text:span>公司投資長<text:span text:style-name="T3">Gino Ramadi</text:span>到雙橡園拜會駐美代表蕭美琴，會談過程，<text:span text:style-name="T3">Ramadi</text:span>也提到該公司盼與我方建立投資夥伴關係的構想。<text:span text:style-name="T3"><text:s/><text:line-break/><text:line-break/></text:span>電報中也提到，<text:span text:style-name="T3">Ramadi</text:span>於去年<text:span text:style-name="T3">7</text:span>月<text:span text:style-name="T3">19</text:span>日再與駐美代表處經濟組及紐約金管會同仁進行視訊會議，更具體說明盼我方引介公、私部門資金參與的投資計畫。會中即提到，龐培歐「有意於數月後訪台」，盼訪台前相關投資合作能取得具體進展。<text:span text:style-name="T3"><text:s/><text:line-break/><text:line-break/></text:span>電報指出，<text:span text:style-name="T3">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3">9</text:span>項。<text:span text:style-name="T3"><text:s/><text:line-break/><text:line-break/></text:span>電報中也記錄，<text:span text:style-name="T3">Ramadi</text:span>盼我方協助引介之潛在投資夥伴，包括公部門的退撫基金與勞退基金，以及私部門的創投基金與企業（如金融、保險、財務投資公司）等，還聲稱不同投資計畫可與不同投資夥伴合作。<text:span text:style-name="T3"><text:s/><text:line-break/><text:line-break/></text:span>電報中補充，<text:span text:style-name="T3">Ramadi</text:span>盼我方協助安排與我公、私部門潛在投資人視訊會議，並再強調，龐培歐對本案甚為重視，盼未來訪台時可與潛在合作夥伴進一步洽談。<text:span text:style-name="T3">Ramadi</text:span>還告知，龐培歐是<text:span text:style-name="T3">Anarock</text:span>公司資深顧問、未來的董事會主席。<text:span text:style-name="T3"><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3"><text:s/><text:line-break/><text:line-break/></text:span>據了解，外交部接獲駐美代表處電報後，已函請勞動部、銓敘部、中央銀行、金管會、經濟部與國發會就我國基金與外國基金合作的法規與可能類型提供意見。<text:span text:style-name="T3"><text:s/><text:line-break/><text:line-break/></text:span>知情人士表示，龐培歐此次來台並非為保台、挺台，而是要親自牽線當監軍，確保退撫基金、勞保基金與政府安排私部門基金及企業，對<text:span text:style-name="T3">Anarock</text:span>公司注資，質疑蔡政府作法，無異於是把軍公教退撫基金與勞保基金當政治保護費。</text:p>
      <text:p text:style-name="P7"><text:span text:style-name="T6">鄭豐遠</text:span><text:s/>  |  2022.03.05 09:27   |   <text:a xlink:type="simple" xlink:href="http://palinfo.habago.org/Entry?Command=Information_PrintForum&amp;iPage=2#FORUM42055"><text:span text:style-name="T1">#</text:span></text:a></text:p>
      <text:p text:style-name="P11">這裡提供一個連結，下面有一長串俄羅斯被西方制裁的清單。<text:span text:style-name="T3"><text:s/><text:line-break/><text:line-break/></text:span><text:a xlink:type="simple" xlink:href="https://user.guancha.cn/wap/content?id=707525&amp;;s=fwzxhfbt&amp;;fbclid=IwAR2JaOp0xC3kJQYT738X2q2nT1DofVTW-IYdjay2pVzUo_vUBgbcGTjetUg"><text:span text:style-name="T14">https://user.guancha.cn/wap/content?id=707525&amp;;s=fwzxhfbt&amp;;fbclid=IwAR2JaOp0xC3kJQYT738X2q2nT1DofVTW-IYdjay2pVzUo_vUBgbcGTjetUg</text:span></text:a><text:span text:style-name="T3"><text:s/><text:line-break/><text:line-break/></text:span>昨天怡靜還說，一些本應對所有生命都平等看待的醫療全球合作網路，竟然也把俄羅斯踢除，從此讓俄羅斯人自生自滅。<text:span text:style-name="T3"><text:s/><text:line-break/><text:line-break/></text:span>那些所謂中立國如瑞士，現在不但不中立，而且公開在許多方面支援納粹化的烏克蘭。<text:span text:style-name="T3"><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3"><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3"><text:s/>CNC </text:span>數控機床，比如芯片，比如大客機發動機，比如金融如跨國交易<text:span text:style-name="T3"><text:s/>SWIFT </text:span>系統，比如各種<text:span text:style-name="T3"><text:s/>IT </text:span>網路科技，比如各種社交發聲平台，比如全球運輸，比如石油能源，比如糧食的種子，比如各種民生娛樂。甚至，連整個互聯網的根伺服器都掌握在美國手上。<text:span text:style-name="T3"><text:s/><text:line-break/><text:line-break/></text:span>就連溫鐵軍這樣思想完全異於西方，甚至可說與之背道而馳的人，都公開說自己的一整套敘事邏輯和思想工具都是西方的。<text:span text:style-name="T3"><text:s/><text:line-break/><text:line-break/></text:span>現實是，地球就牢牢被西方人給掌握在手心裡，而現在整個西方似乎已經著魔，朝著完全納粹化的方向前進。<text:span text:style-name="T3"><text:s/><text:line-break/><text:line-break/></text:span>我們要面對的就是這樣一個敵人。俄羅斯似乎已經下定決心，要和這種人類公敵拼個你死我活，它並不是一場戲，而是關乎全人類的存續，我們中國人的未來又在何方<text:span text:style-name="T3">?</text:span></text:p>
      <text:p text:style-name="P7"><text:span text:style-name="T6">賴志昌</text:span><text:s/>  |  2022.03.04 23:26   |   <text:a xlink:type="simple" xlink:href="http://palinfo.habago.org/Entry?Command=Information_PrintForum&amp;iPage=2#FORUM42054"><text:span text:style-name="T1">#</text:span></text:a></text:p>
      <text:p text:style-name="P10"><text:span text:style-name="T7">剛剛也看了法國紀錄片頓巴斯，補一個這紀錄片被發掘的起因。</text:span><text:span text:style-name="T8"><text:s/><text:line-break/><text:line-break/></text:span><text:a xlink:type="simple" xlink:href="https://www.youtube.com/watch?v=7L_kKw_HxwQ"><text:span text:style-name="T5">https://www.youtube.com/watch?v=7L_kKw_HxwQ</text:span></text:a></text:p>
      <text:p text:style-name="P7"><text:span text:style-name="T6">李念淨</text:span><text:s/>  |  2022.03.04 22:55   |   <text:a xlink:type="simple" xlink:href="http://palinfo.habago.org/Entry?Command=Information_PrintForum&amp;iPage=2#FORUM42053"><text:span text:style-name="T1">#</text:span></text:a></text:p>
      <text:p text:style-name="P9"><text:a xlink:type="simple" xlink:href="https://space.bilibili.com/4160149/dynamic"><text:span text:style-name="T5">https://space.bilibili.com/4160149/dynamic</text:span></text:a><text:span text:style-name="T8"><text:s/><text:line-break/></text:span><text:span text:style-name="T7">另外翻譯的人有提供可以直接下載的方法</text:span></text:p>
      <text:p text:style-name="P7"><text:span text:style-name="T6">李念淨</text:span><text:s/>  |  2022.03.04 22:39   |   <text:a xlink:type="simple" xlink:href="http://palinfo.habago.org/Entry?Command=Information_PrintForum&amp;iPage=2#FORUM42052"><text:span text:style-name="T1">#</text:span></text:a></text:p>
      <text:p text:style-name="P8"><text:a xlink:type="simple" xlink:href="https://www.acfun.cn/v/ac33866984"><text:span text:style-name="T14">https://www.acfun.cn/v/ac33866984</text:span></text:a><text:span text:style-name="T3"><text:s/><text:line-break/><text:line-break/></text:span>似乎是法國的紀錄片<text:span text:style-name="T3"><text:s/></text:span>頓巴斯<text:span text:style-name="T3"><text:s/><text:line-break/></text:span>有中文字幕可以直接看<text:span text:style-name="T3"><text:s/><text:line-break/><text:line-break/></text:span>這還是<text:span text:style-name="T3">2017</text:span>年的影片<text:span text:style-name="T3"><text:s/><text:line-break/></text:span>也就是說烏東地區的人在這部影片後又過了<text:span text:style-name="T3">8</text:span>年多的地獄生活<text:span text:style-name="T3"><text:s/><text:line-break/><text:line-break/></text:span>直到<text:span text:style-name="T3">2022</text:span>年</text:p>
      <text:p text:style-name="P7"><text:span text:style-name="T6">許世勤</text:span><text:s/>  |  2022.03.04 10:33   |   <text:a xlink:type="simple" xlink:href="http://palinfo.habago.org/Entry?Command=Information_PrintForum&amp;iPage=2#FORUM42051"><text:span text:style-name="T1">#</text:span></text:a></text:p>
      <text:p text:style-name="P11">美國天然氣輸出，<text:span text:style-name="T3">2021</text:span>年歐洲市場占其全球輸出份額的<text:span text:style-name="T3">81%</text:span>。俄烏戰端開啟後，俄羅斯輸送至歐洲的天然氣份額，將被美輸天然氣取代。加之以美輸天然氣的價格又高於俄羅斯輸出的天然氣，等於歐洲要花更大筆的金錢在能源方面的交易。<text:span text:style-name="T3"><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3"><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3"><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7"><text:span text:style-name="T6">張萬康</text:span><text:s/>  |  2022.03.04 01:25   |   <text:a xlink:type="simple" xlink:href="http://palinfo.habago.org/Entry?Command=Information_PrintForum&amp;iPage=2#FORUM42050"><text:span text:style-name="T1">#</text:span></text:a></text:p>
      <text:p text:style-name="P10"><text:span text:style-name="T7">俄羅斯人的聲音</text:span><text:span text:style-name="T8"><text:s/><text:line-break/></text:span><text:a xlink:type="simple" xlink:href="https://www.youtube.com/watch?v=UWdXYEFRYV0"><text:span text:style-name="T5">https://www.youtube.com/watch?v=UWdXYEFRYV0</text:span></text:a><text:span text:style-name="T8"><text:s/><text:line-break/><text:line-break/></text:span><text:span text:style-name="T7">烏克蘭人的看法</text:span><text:span text:style-name="T8"><text:s/><text:line-break/></text:span><text:a xlink:type="simple" xlink:href="https://www.youtube.com/watch?v=oIbjcAO_o-E"><text:span text:style-name="T5">https://www.youtube.com/watch?v=oIbjcAO_o-E</text:span></text:a><text:span text:style-name="T8"><text:s/><text:line-break/><text:line-break/></text:span><text:span text:style-name="T7">這兩個影片是我從</text:span><text:span text:style-name="T8">b</text:span><text:span text:style-name="T7">站先看到，再去</text:span><text:span text:style-name="T8">yt</text:span><text:span text:style-name="T7">找到的。博主叫楊探驪。駐外媒體工作者。</text:span></text:p>
      <text:p text:style-name="P7"><text:span text:style-name="T6">嗯呵</text:span><text:s/>  |  2022.03.03 23:59   |   <text:a xlink:type="simple" xlink:href="http://palinfo.habago.org/Entry?Command=Information_PrintForum&amp;iPage=3#FORUM42049"><text:span text:style-name="T1">#</text:span></text:a></text:p>
      <text:p text:style-name="P6"><text:span text:style-name="T10">乌克兰与俄罗斯的恩怨情仇，两国如何由</text:span>“<text:span text:style-name="T6">兄弟</text:span>”<text:span text:style-name="T6">变</text:span><text:span text:style-name="T10">为</text:span>“<text:span text:style-name="T6">仇人</text:span>”<text:span text:style-name="T6">。</text:span><text:span text:style-name="T10">详述乌克兰历史：</text:span>History of Ukraine <text:line-break/><text:a xlink:type="simple" xlink:href="https://www.youtube.com/watch?v=69ptUdmeCfk"><text:span text:style-name="T11">https://www.youtube.com/watch?v=69ptUdmeCfk</text:span></text:a><text:s/><text:line-break/><text:line-break/><text:line-break/><text:span text:style-name="T6">无法回避的</text:span><text:span text:style-name="T10">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1">https://www.youtube.com/watch?v=JY3rWDAaHhY</text:span></text:a><text:s/><text:line-break/><text:line-break/><text:line-break/><text:span text:style-name="T6">淺白一點的兩則影片，共襄盛舉一下。</text:span><text:s/><text:line-break/><text:line-break/><text:span text:style-name="T6">個性很不一樣的兩個視頻主。一個天津相聲，一個冷得多。</text:span></text:p>
      <text:p text:style-name="P7">Ethan   |  2022.03.03 20:49   |   <text:a xlink:type="simple" xlink:href="http://palinfo.habago.org/Entry?Command=Information_PrintForum&amp;iPage=3#FORUM42047"><text:span text:style-name="T1">#</text:span></text:a></text:p>
      <text:p text:style-name="P11"><text:a xlink:type="simple" xlink:href="https://youtu.be/r7ObZGUiDnU"><text:span text:style-name="T14">https://youtu.be/r7ObZGUiDnU</text:span></text:a><text:span text:style-name="T3"><text:s/><text:line-break/></text:span>誰是朋友誰是敵人？<text:span text:style-name="T3"><text:s/><text:line-break/></text:span>這個毛五，講俄烏戰爭，批評大陸的公知，講的還滿到位的。<text:span text:style-name="T3"><text:s/><text:line-break/></text:span>可以聽聽</text:p>
      <text:p text:style-name="P7"><text:span text:style-name="T6">鄭豐遠</text:span><text:s/>  |  2022.03.03 16:06   |   <text:a xlink:type="simple" xlink:href="http://palinfo.habago.org/Entry?Command=Information_PrintForum&amp;iPage=3#FORUM42046"><text:span text:style-name="T1">#</text:span></text:a></text:p>
      <text:p text:style-name="P8"><text:span text:style-name="T10">轩讲：乌克兰，老老实实当个</text:span><text:span text:style-name="T3">“</text:span>中立国<text:span text:style-name="T3">”</text:span>不香<text:span text:style-name="T10">吗？</text:span><text:span text:style-name="T3"><text:s/><text:line-break/></text:span><text:a xlink:type="simple" xlink:href="https://youtu.be/pePGIDHVT08"><text:span text:style-name="T14">https://youtu.be/pePGIDHVT08</text:span></text:a><text:span text:style-name="T3"><text:s/><text:line-break/><text:line-break/></text:span>觀察者網這家媒體，組成很年輕，信譽基本可靠，是中文世界裡很難得的媒體。台灣同胞們不妨多看。<text:span text:style-name="T3"><text:s/><text:line-break/><text:line-break/></text:span>看完這個影片，各位不覺得這樣的故事線很熟悉嗎<text:span text:style-name="T3">? </text:span>我們正一步一步走上相同的結局。</text:p>
      <text:p text:style-name="P7"><text:span text:style-name="T6">鄭豐遠</text:span><text:s/>  |  2022.03.03 13:26   |   <text:a xlink:type="simple" xlink:href="http://palinfo.habago.org/Entry?Command=Information_PrintForum&amp;iPage=3#FORUM42045"><text:span text:style-name="T1">#</text:span></text:a></text:p>
      <text:p text:style-name="P11">還有，西方這些他媽的種族主義人渣在這場戰爭前，什麼時候將烏克蘭人視為「金髮碧眼的文明歐洲人」了<text:span text:style-name="T3">? </text:span>在西方這些他媽的種族主義人渣眼裡，烏克蘭人和俄羅斯人就是一群雜種<text:span text:style-name="T3"><text:s/>(</text:span>因為兩者共同的地理發源地基輔羅斯曾被蒙古人佔領過兩百多年，所謂金帳汗國<text:span text:style-name="T3">)</text:span>。<text:span text:style-name="T3"><text:s/><text:line-break/><text:line-break/></text:span>我在澳洲不只一次聽過澳洲人和歐洲人對烏克蘭人和俄羅斯人的外貌，用一種高高在上的態度品頭論足，說他們<text:span text:style-name="T3">"</text:span>同時有亞洲人和歐洲人的五官特徵<text:span text:style-name="T3">"</text:span>，翻譯成白話就是<text:span text:style-name="T3">: </text:span>血統不純的雜種。更有甚者，我也不只一次聽過澳洲人和歐洲人說他們哪天在路上看到一個漂亮的女生，是烏克蘭或俄羅斯人<text:span text:style-name="T3"><text:s/>(</text:span>他們其實也搞不清楚，也不關心<text:span text:style-name="T3">)</text:span>，而且還說，一看就知道是出來賣的。<text:span text:style-name="T3"><text:s/><text:line-break/><text:line-break/></text:span>西方這些他媽的種族主義人渣說的話如果能聽，真是他媽的狗屎都能吃。</text:p>
      <text:p text:style-name="P7"><text:span text:style-name="T6">鄭豐遠</text:span><text:s/>  |  2022.03.03 10:52   |   <text:a xlink:type="simple" xlink:href="http://palinfo.habago.org/Entry?Command=Information_PrintForum&amp;iPage=3#FORUM42044"><text:span text:style-name="T1">#</text:span></text:a></text:p>
      <text:p text:style-name="P8">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3">? </text:span>五胡亂華和南北朝時代都沒這麼誇張。<text:span text:style-name="T3"><text:s/><text:line-break/><text:line-break/></text:span>我去他媽的種族主義。</text:p>
      <text:p text:style-name="P7"><text:span text:style-name="T6">孫從輔</text:span><text:s/>  |  2022.03.03 10:01   |   <text:a xlink:type="simple" xlink:href="http://palinfo.habago.org/Entry?Command=Information_PrintForum&amp;iPage=1#FORUM42043"><text:span text:style-name="T1">#</text:span></text:a></text:p>
      <text:p text:style-name="P8">有兩個網路上的謬論要理清楚。<text:span text:style-name="T3"><text:s/><text:line-break/><text:line-break/>1. </text:span>不少公知自稱反俄羅斯出兵是反戰。事實是，如果一個人只反俄羅斯出兵，那他必然不是反戰，而是反戰爭以外的某些事。另外，一個人若不反對導致戰爭的主要原因<text:span text:style-name="T3">(</text:span>北約東擴、法西斯猖獗<text:span text:style-name="T3">)</text:span>，也必然不是反戰。<text:span text:style-name="T3"><text:s/><text:line-break/><text:line-break/>2. </text:span>有評論指出普丁出兵是為了個人私利。這個更是荒謬至極。世界上有人會為了自己的私利而選擇和美國對著幹這麼危險的事嗎？<text:span text:style-name="T3"><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7"><text:span text:style-name="T6">陳真</text:span><text:s/>  |  2022.03.03 09:48   |   <text:a xlink:type="simple" xlink:href="http://palinfo.habago.org/Entry?Command=Information_PrintForum&amp;iPage=1#FORUM42042"><text:span text:style-name="T1">#</text:span></text:a></text:p>
      <text:p text:style-name="P8">謝謝韓葳。<text:span text:style-name="T3"><text:s/><text:line-break/><text:line-break/></text:span>我覺得，就客觀意義來講，人類的普遍智能其實還是相當難以恭維的，也許比鸚鵡好一些，但是面對系統性的洗腦，其實馬上就又回到鸚鵡的水平。<text:span text:style-name="T3"><text:s/><text:line-break/><text:line-break/></text:span>杜斯托也夫斯基相信美能救世界，羅素相信人們普遍足夠的理性能力才能救世界，但是，現實卻告訴我們，拳頭夠硬才能救世界。<text:span text:style-name="T3"><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7"><text:span text:style-name="T6">韓葳</text:span><text:s/>  |  2022.03.03 08:54   |   <text:a xlink:type="simple" xlink:href="http://palinfo.habago.org/Entry?Command=Information_PrintForum&amp;iPage=1#FORUM42041"><text:span text:style-name="T1">#</text:span></text:a></text:p>
      <text:p text:style-name="P11">尊敬的陳醫師，您好<text:span text:style-name="T3"><text:s/><text:line-break/><text:line-break/></text:span>您說：為什麼人們連最基本的思考能力似乎都不存在？<text:span text:style-name="T3"><text:s/><text:line-break/><text:line-break/></text:span>根據我觀察自己和找尋答案，有一個可能的解釋是：因為人們太習慣被「自我感覺良好」主控。<text:span text:style-name="T3"><text:s/><text:line-break/><text:line-break/></text:span>在思考的時候，每每想出一個自我感覺良好的「結論」，就覺得自己很聰明、感到很開心，然後就停止思考了。<text:span text:style-name="T3"><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3"><text:s/><text:line-break/><text:line-break/></text:span>這樣就會導致：當新訊息進來而有需要重新思考時，困難。<text:span text:style-name="T3"><text:s/><text:line-break/></text:span>「自我感覺良好」是阻擋深入思考的一個障礙。<text:span text:style-name="T3"><text:s/><text:line-break/></text:span>人們被「自我感覺良好」掌控住了，沒有認知到它是有危險性的。<text:span text:style-name="T3"><text:s/></text:span></text:p>
      <text:p text:style-name="P7">Ethan   |  2022.03.03 08:37   |   <text:a xlink:type="simple" xlink:href="http://palinfo.habago.org/Entry?Command=Information_PrintForum&amp;iPage=1#FORUM42040"><text:span text:style-name="T1">#</text:span></text:a></text:p>
      <text:p text:style-name="P10"><text:span text:style-name="T8"><text:line-break/></text:span><text:span text:style-name="T7">烏克蘭新納粹</text:span><text:span text:style-name="T8"><text:s/><text:line-break/></text:span><text:a xlink:type="simple" xlink:href="https://user.guancha.cn/wap/content?id=706264"><text:span text:style-name="T5">https://user.guancha.cn/wap/content?id=706264</text:span></text:a><text:span text:style-name="T8"><text:s/></text:span></text:p>
      <text:p text:style-name="P7"><text:span text:style-name="T6">張萬康</text:span><text:s/>  |  2022.03.03 03:11   |   <text:a xlink:type="simple" xlink:href="http://palinfo.habago.org/Entry?Command=Information_PrintForum&amp;iPage=1#FORUM42039"><text:span text:style-name="T1">#</text:span></text:a></text:p>
      <text:p text:style-name="P8">在西方大國之中，我相對喜歡的總是法國，儘管極右派近年聲勢不弱，但法國的底蘊還是好，看問題清晰的人相對算多，這和他們討厭美國霸權由來已久也有關。這位法國女記者講述頓巴斯八年來的艱難狀況。<text:span text:style-name="T3"><text:s/><text:line-break/><text:line-break/></text:span><text:a xlink:type="simple" xlink:href="https://m.weibo.cn/status/4742475724620327?sourceType=weixin&amp;;from=10C2195010&amp;;wm=4260_0001"><text:span text:style-name="T14">https://m.weibo.cn/status/4742475724620327?sourceType=weixin&amp;;from=10C2195010&amp;;wm=4260_0001</text:span></text:a><text:span text:style-name="T3"><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3"><text:s/><text:line-break/><text:line-break/></text:span>不過有個疑問，按說俄軍已經控制頓巴斯，她怎說居民仍遭烏軍砲擊和空襲。可能是一種零星滋擾？我想問軍事專家邱世卿，等他解答後若有必要，再跟大家報告。<text:span text:style-name="T3"><text:s/><text:line-break/><text:line-break/></text:span>密特朗故去前一年吧，他的口述傳記中表示，他想再次強調和提醒的是，世界上最危險的就是美國。<text:span text:style-name="T3"><text:s/><text:line-break/><text:line-break/></text:span>謝謝這個板一直能發出一些聲音支撐大家的心靈。<text:span text:style-name="T3"><text:s/></text:span></text:p>
      <text:p text:style-name="P7"><text:span text:style-name="T6">陳真</text:span><text:s/>  |  2022.03.03 02:47   |   <text:a xlink:type="simple" xlink:href="http://palinfo.habago.org/Entry?Command=Information_PrintForum&amp;iPage=1#FORUM42038"><text:span text:style-name="T1">#</text:span></text:a></text:p>
      <text:p text:style-name="P11">三十年變局揭開序幕<text:span text:style-name="T3"><text:s/><text:line-break/><text:line-break/></text:span>陳真<text:span text:style-name="T3"><text:s/><text:line-break/><text:line-break/>2022.03.03. <text:line-break/><text:line-break/></text:span>今年一月三號，新年才剛過，突然就來了一個<text:span text:style-name="T3">“</text:span>五常核聲明<text:span text:style-name="T3">”</text:span>，中美英法俄五個聯合國常任理事國發表聯合聲明不打核戰爭。<text:span text:style-name="T3"><text:s/><text:line-break/><text:line-break/></text:span>當下看到這條新聞很驚訝，媒體卻說這是<text:span text:style-name="T3">2022</text:span>年列強送給世人的一個禮物。但是，如果沒有大事要發生，莫名其妙怎麼會突然給大家這樣一個<text:span text:style-name="T3">“</text:span>禮物<text:span text:style-name="T3">”</text:span>呢？果然，不到兩個月的時間，大戰就爆發了，核戰的陰影也隨即而來。<text:span text:style-name="T3"><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3"><text:s/><text:line-break/><text:line-break/></text:span>這個五常核聲明是俄羅斯提議，中國積極附和，於是才有了這紙聲明。這說明了俄羅斯也不想打核戰，因為那意味著人類的毀滅。<text:span text:style-name="T3"><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3"><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3"><text:s/><text:line-break/><text:line-break/></text:span>這一代人何其不幸，他們必須以多大的艱辛忍耐與毅力來面對不可知的未來？為了小孩，大人更要盡量照顧好自己的健康與安全，陪伴小孩走過未來這段危機四伏的坎坷路。</text:p>
      <text:p text:style-name="P7"><text:span text:style-name="T6">怡靜</text:span><text:s/>  |  2022.03.03 02:03   |   <text:a xlink:type="simple" xlink:href="http://palinfo.habago.org/Entry?Command=Information_PrintForum&amp;iPage=1#FORUM42037"><text:span text:style-name="T1">#</text:span></text:a></text:p>
      <text:p text:style-name="P8">亦<text:span text:style-name="T10">鸣那個視頻連結被和諧了，不過博主又上傳了</text:span><text:span text:style-name="T3"><text:s/><text:line-break/></text:span><text:a xlink:type="simple" xlink:href="http://shorturl.at/guW78"><text:span text:style-name="T14">http://shorturl.at/guW78</text:span></text:a><text:span text:style-name="T3"><text:s/><text:line-break/><text:line-break/></text:span>有時候我在想，人們看了這種影片，除了說好可怕，然後呢？<text:span text:style-name="T3"><text:s/><text:line-break/></text:span>過幾天就忘了吧！<text:span text:style-name="T3"><text:s/></text:span>如果你長期關注美帝罪行，裡面的血腥鏡頭你一定不陌生，甚至光是<text:span text:style-name="T3"><text:s/><text:line-break/></text:span>文字的描述都可以讓你不寒而慄，對人性感到絕望。這些場景在被美國肆虐侵略的<text:span text:style-name="T3"><text:s/><text:line-break/></text:span>國家重複上演幾萬遍了。有時候自己真想當個傻白甜的人，這樣過日子多好。<text:span text:style-name="T3"><text:s/><text:line-break/><text:line-break/></text:span>俄烏衝突看下來，我是很悲觀了。美國每年花上億美元醜化俄國和中國不是沒有道理的。<text:span text:style-name="T3"><text:s/><text:line-break/></text:span>而且無論結局如何，美國贏麻了。<text:span text:style-name="T3"><text:s/><text:line-break/><text:line-break/></text:span>這是今天在推特上看到的，想想台灣吧！<text:span text:style-name="T3"><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3"><text:s/><text:line-break/></text:span>我想了很多，事情並不是像你在媒體上看到的那樣單純。</text:p>
      <text:p text:style-name="P7"><text:span text:style-name="T6">陳真</text:span><text:s/>  |  2022.03.03 01:22   |   <text:a xlink:type="simple" xlink:href="http://palinfo.habago.org/Entry?Command=Information_PrintForum&amp;iPage=1#FORUM42036"><text:span text:style-name="T1">#</text:span></text:a></text:p>
      <text:p text:style-name="P11">剛剛刪了一則無腦言論。<text:span text:style-name="T3"><text:s/><text:line-break/><text:line-break/></text:span>所謂討論，許多時候真的是毫無意義。我常納悶，為何絕大多數人的頭腦如此簡單？為什麼人們連最基本的思考能力似乎都不存在？<text:span text:style-name="T3"><text:s/><text:line-break/><text:line-break/></text:span>我知道其中有些人不是無能思索，而是根本不在意，無要無緊。今天，如果事關其自身利益，保證他思索得滴水不漏面面俱到。<text:span text:style-name="T3"><text:s/><text:line-break/><text:line-break/></text:span>當然，還有一些人是真的腦殘，腦子進水。<text:span text:style-name="T3"><text:s/><text:line-break/><text:line-break/></text:span>但是，不管是以上哪一種人，令人感到不可思議的不是他的愚蠢，而是他的不自知，他不知道而且也許根本不可能有能力知道自己的愚蠢。<text:span text:style-name="T3"><text:s/><text:line-break/><text:line-break/></text:span>不但不自知，甚至還會以為自己很懂。這是長年以來最讓我感到不可思議的一點。<text:span text:style-name="T3"><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3"><text:s/><text:line-break/><text:line-break/></text:span>市面上很多名嘴或醫生或網紅或什麼學者之類，什麼話題都敢講，講得口沫橫飛。儘管低能到爆，但是島內低能媒體照樣照三餐引述。<text:span text:style-name="T3"><text:s/><text:line-break/><text:line-break/></text:span>我知道他們別有所圖，或是賺點通告費，或是給自己打打知名度，所以才明明無知卻裝得好像很懂。<text:span text:style-name="T3"><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3"><text:s/><text:line-break/><text:line-break/></text:span>比方說我知道我不懂相對論，如果有相對論研討會邀我主講，我肯定是不敢的。我也不懂任何流行歌，你要我唱，我一句也唱不出來，我絕不會去主持流行音樂台。<text:span text:style-name="T3"><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3"><text:s/><text:line-break/><text:line-break/></text:span>人們似乎總是以為只要孤狗一下馬上就是個專家了。問題是，有可能嗎？知識或資訊有這麼廉價嗎？</text:p>
      <text:p text:style-name="P7"><text:span text:style-name="T6">陳真</text:span><text:s/>  |  2022.03.03 01:10   |   <text:a xlink:type="simple" xlink:href="http://palinfo.habago.org/Entry?Command=Information_PrintForum&amp;iPage=1#FORUM42035"><text:span text:style-name="T1">#</text:span></text:a></text:p>
      <text:p text:style-name="P8">韋廷，我自己也沒什麼好方法能夠迅速治癒腦殘，往往只能無言，只能呵呵，趕緊改談天氣，改談美食。<text:span text:style-name="T3"><text:s/><text:line-break/><text:line-break/></text:span>隨著歲月流逝或說年歲增長，我覺得，就集體意義而言，議論無益且無效，憑著<text:span text:style-name="T3">“</text:span>拳頭<text:span text:style-name="T3">”</text:span>直接掌握麥克風才是正辦。所謂民可使由之，不可使知之，直接告訴他正確答案比較快。誰掌握了麥克風，誰就掌握了真理。<text:span text:style-name="T3"><text:s/><text:line-break/><text:line-break/></text:span>這是就集體意義來講，至於就我個人來說，仍是老話，不管我講得多麼慷慨激昂，仍然是一人聖經。我手寫我心，我講的全部是自己相信的話，就如林義雄的名言，<text:span text:style-name="T3">“</text:span>我說不出一句不是由衷的話<text:span text:style-name="T3">”</text:span>。<text:span text:style-name="T3"><text:s/><text:line-break/><text:line-break/></text:span>重點是，儘管如此，它還是一人聖經，不出方寸之間。我就是我自己惟一的信徒。我不打算再招收第二個信徒。<text:span text:style-name="T3"><text:s/><text:line-break/><text:line-break/></text:span>如是我聞，我所言只是給大家參考參考，人們還是應該用自己的腦子，動自己的手腳，去尋找屬於你自己的真理。<text:span text:style-name="T3"><text:s/><text:line-break/><text:line-break/></text:span>齊克果說得對，<text:span text:style-name="T3">“</text:span>世上無真理，直到它被我所認知，才成為真理。<text:span text:style-name="T3">” </text:span>這才是通往真理的道路，一如尼采所說：<text:span text:style-name="T3">“</text:span>凡是追隨我的，將會失去你和我，凡是追隨你自己的，總有一天你就會遇到我。<text:span text:style-name="T3">”</text:span></text:p>
      <text:p text:style-name="P7"><text:span text:style-name="T6">陳韋廷</text:span><text:s/>  |  2022.03.03 00:20   |   <text:a xlink:type="simple" xlink:href="http://palinfo.habago.org/Entry?Command=Information_PrintForum&amp;iPage=1#FORUM42034"><text:span text:style-name="T1">#</text:span></text:a></text:p>
      <text:p text:style-name="P11">陳醫師好：<text:span text:style-name="T3"><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3"><text:s/><text:line-break/></text:span>真理不能靠口號和嘴砲，但絕大多數人沒有足夠智力和閒暇當蘇格拉底。不知有沒有什麼簡單的教條甚至咒語，或簡單易行的小事，可以快速有效給親友驅除假新聞洗腦？感激不盡！<text:span text:style-name="T3"><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3"><text:s/><text:line-break/><text:line-break/></text:span><text:a xlink:type="simple" xlink:href="https://www.fmprc.gov.cn/zyxw/202203/t20220302_10647118.shtml"><text:span text:style-name="T14">https://www.fmprc.gov.cn/zyxw/202203/t20220302_10647118.shtml</text:span></text:a><text:span text:style-name="T3"><text:s/><text:line-break/></text:span><text:a xlink:type="simple" xlink:href="https://www.fmprc.gov.cn/eng/zxxx_662805/202203/t20220302_10647120.html"><text:span text:style-name="T14">https://www.fmprc.gov.cn/eng/zxxx_662805/202203/t20220302_10647120.html</text:span></text:a><text:span text:style-name="T3"><text:s/><text:line-break/></text:span>另附上一篇中國外交部主動抨擊美國人權的文章，及其英文翻譯。不意外的是外電幾無轉載。中國宣傳機構的無能、對輿論管道的糟糕掌握須負相當責任。<text:span text:style-name="T3"><text:s/><text:line-break/></text:span>陳韋廷<text:span text:style-name="T3"><text:s/></text:span>敬上</text:p>
      <text:p text:style-name="P7">Ethan   |  2022.03.03 00:08   |   <text:a xlink:type="simple" xlink:href="http://palinfo.habago.org/Entry?Command=Information_PrintForum&amp;iPage=1#FORUM42033"><text:span text:style-name="T1">#</text:span></text:a></text:p>
      <text:p text:style-name="P8">爆發戰爭原因<text:span text:style-name="T3"><text:s/><text:line-break/><text:line-break/>1. </text:span>北約東擴，戰略包圍俄羅斯即將完成。<text:span text:style-name="T3"><text:s/></text:span>類似情況，古巴危機差點爆發核衝突。<text:span text:style-name="T3"><text:s/></text:span>大國間戰略安全秩序被打破<text:span text:style-name="T3"><text:s/></text:span>都會爆發戰爭。<text:span text:style-name="T3"><text:s/><text:line-break/><text:line-break/>2. </text:span>亞速營濫殺烏東平民，北約濫殺中東，非洲平民，達上千萬人，俄羅斯處於自身安全利益，對軍事目標發動打擊。<text:span text:style-name="T3"><text:s/></text:span>情況差很大。<text:span text:style-name="T3"><text:s/><text:line-break/><text:line-break/>3. </text:span>一堆假新聞泛濫，中東世界死傷慘重這麼多年沒有西方出來集團制裁發動戰爭國家，卻制裁逼上角落反擊的人。<text:span text:style-name="T3"><text:s/></text:span>這種雙標本身就是製造戰爭的幫兇。</text:p>
      <text:p text:style-name="P7"><text:span text:style-name="T6">蔡亦</text:span><text:span text:style-name="T10">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4">https://www.youtube.com/watch?v=mB1fdTnYyBI</text:span></text:a><text:span text:style-name="T3"><text:s/><text:line-break/><text:line-break/></text:span><text:span text:style-name="T6">之前发的</text:span>链接视频被微博和谐了，应该是太过血腥恐怖，我不懂俄语所以一时之间也找不到源视频，不过可以看看这个。</text:p>
      <text:p text:style-name="P7"><text:span text:style-name="T6">陳真</text:span><text:s/>  |  2022.03.02 20:41   |   <text:a xlink:type="simple" xlink:href="http://palinfo.habago.org/Entry?Command=Information_PrintForum&amp;iPage=1#FORUM42030"><text:span text:style-name="T1">#</text:span></text:a></text:p>
      <text:p text:style-name="P8">大算盤與小算盤<text:span text:style-name="T3"><text:s/><text:line-break/><text:line-break/></text:span>陳真<text:span text:style-name="T3"><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3"><text:s/><text:line-break/><text:line-break/></text:span>討論或溝通需要一種能力上和態度上的對等，否則很難與言。<text:span text:style-name="T3"><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3"><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3"><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3">(</text:span>例如西方列強<text:span text:style-name="T3">)</text:span>，就該槍斃一萬次。把兩者等量其觀，是一種偽善，一種掩護惡行，掩護大惡，卻挑小小惡的大麻煩。<text:span text:style-name="T3"><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3"><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3"><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7">kevin   |  2022.03.02 19:43   |   <text:a xlink:type="simple" xlink:href="http://palinfo.habago.org/Entry?Command=Information_PrintForum&amp;iPage=1#FORUM42029"><text:span text:style-name="T1">#</text:span></text:a></text:p>
      <text:p text:style-name="P11">陳真醫師<text:span text:style-name="T3">: <text:line-break/><text:line-break/></text:span>我家人都在說烏克蘭多可憐<text:span text:style-name="T3">,</text:span>我則把烏克蘭納粹屠殺俄羅斯裔居民的事情告訴他們<text:span text:style-name="T3">,</text:span>他們不信<text:span text:style-name="T3">,</text:span>我只能說台灣人被洗腦的太恐怖了<text:span text:style-name="T3">. <text:line-break/><text:line-break/></text:span>如果我是俄軍指揮官<text:span text:style-name="T3">,</text:span>烏克蘭正規軍戰俘一律人道待遇<text:span text:style-name="T3"><text:s/></text:span>優先保障他們的醫療伙食<text:span text:style-name="T3"><text:s/></text:span>戰後給他們路費讓他們回家<text:span text:style-name="T3"><text:s/></text:span>但是亞速營那種納粹<text:span text:style-name="T3">.....</text:span>俘虜他們後<text:span text:style-name="T3"><text:s/></text:span>只給他們鏟子<text:span text:style-name="T3"><text:s/></text:span>讓他們自己挖自己的墳墓<text:span text:style-name="T3"><text:s/></text:span>再通通就地槍決<text:span text:style-name="T3">,</text:span>比較起他們的惡行<text:span text:style-name="T3"><text:s/></text:span>我想我應該很仁慈<text:span text:style-name="T3"><text:s/><text:line-break/><text:line-break/></text:span>俄羅斯加油<text:span text:style-name="T3"><text:s/></text:span>消滅第四帝國<text:span text:style-name="T3">!</text:span></text:p>
      <text:p text:style-name="P7"><text:span text:style-name="T6">陳真</text:span><text:s/>  |  2022.03.02 18:55   |   <text:a xlink:type="simple" xlink:href="http://palinfo.habago.org/Entry?Command=Information_PrintForum&amp;iPage=1#FORUM42028"><text:span text:style-name="T1">#</text:span></text:a></text:p>
      <text:p text:style-name="P6"><text:span text:style-name="T6">撒旦要帶來厄運了！</text:span><text:s/><text:line-break/><text:line-break/><text:span text:style-name="T6">陳真</text:span><text:s/><text:line-break/><text:line-break/>============= <text:line-break/><text:line-break/><text:a xlink:type="simple" xlink:href="https://bit.ly/3pvfleJ"><text:span text:style-name="T11">https://bit.ly/3pvfleJ</text:span></text:a><text:s/><text:line-break/><text:line-break/><text:span text:style-name="T6">台中里長高掛看板迎接</text:span><text:s/><text:span text:style-name="T6">蓬佩奧親回應</text:span><text:s/><text:line-break/><text:line-break/><text:span text:style-name="T6">三立新聞網</text:span><text:s/><text:line-break/><text:line-break/>2022<text:span text:style-name="T6">年</text:span>3<text:span text:style-name="T6">月</text:span>2<text:span text:style-name="T6">日</text:span></text:p>
      <text:p text:style-name="P7"><text:span text:style-name="T6">怡靜</text:span><text:s/>  |  2022.03.01 15:11   |   <text:a xlink:type="simple" xlink:href="http://palinfo.habago.org/Entry?Command=Information_PrintForum&amp;iPage=2#FORUM42013"><text:span text:style-name="T1">#</text:span></text:a></text:p>
      <text:p text:style-name="P8">搬運工來也。<text:span text:style-name="T3"><text:s/></text:span>昨天晚上睡覺前看的，笑死，整個就是大型翻車現場。<text:span text:style-name="T3"><text:s/><text:line-break/></text:span>但是笑完後其實是很想哭的，如果你知道烏克蘭是怎麼走到這一步的，<text:span text:style-name="T3"><text:s/><text:line-break/></text:span>然後又想到台灣正一步步<text:span text:style-name="T3">..... <text:line-break/><text:line-break/></text:span>烏政府高官一半以上有美籍。格魯吉亞總統薩卡什維利戰敗倒台，<text:span text:style-name="T3"><text:s/><text:line-break/></text:span>成了烏克蘭敖德薩州的州長。現烏衛生部長，生於美國，<text:span text:style-name="T3">15</text:span>年以前一直是美國醫生，<text:span text:style-name="T3">15</text:span>年突然獲得烏克蘭國籍，<text:span text:style-name="T3"><text:s/><text:line-break/>16</text:span>年就被提拔為衛生部副部長。<text:span text:style-name="T3">19</text:span>年澤連斯基力任命其為衛生部長。<text:span text:style-name="T3"><text:s/><text:line-break/><text:line-break/></text:span>底下是文字敘述，不想看的直接看視頻，五分多鐘而已，除了這個說大實話<text:span text:style-name="T3"><text:s/><text:line-break/></text:span>的烏克蘭來賓，其他來賓也暴露歐洲白人偽善的真面目。<text:span text:style-name="T3">(</text:span>如果一個人動不動就在你面前跟你夸夸而談民主自由，<text:span text:style-name="T3"><text:s/><text:line-break/></text:span>基本上這個人的話不用聽了<text:span text:style-name="T3">) <text:line-break/></text:span>因為是現場直播，所以無法掐斷，否則這麼政治不正確的內容怎麼可以播出。<text:span text:style-name="T3"><text:s/><text:line-break/><text:line-break/></text:span>視頻在此<text:span text:style-name="T3"><text:s/><text:line-break/>https://mp.weixin.qq.com/s/EzMI_N4OyC-Bc0qYevtQzQ <text:line-break/>================== <text:line-break/></text:span>歐洲電台最近好像只剩下烏克蘭的話題了，連軸轉有時會鬧烏龍。<text:span text:style-name="T3"><text:s/><text:line-break/></text:span>這個女的是烏克蘭人，外派在法國，家人都在基輔。<text:span text:style-name="T3"><text:s/><text:line-break/></text:span>本來電台可能是指望她聲淚俱下來控訴普京，結果她說的話讓嘉賓臉都綠了。<text:span text:style-name="T3"><text:s/><text:line-break/><text:line-break/></text:span>主要信息：<text:span text:style-name="T3"><text:s/><text:line-break/><text:line-break/></text:span>烏克蘭平均收入<text:span text:style-name="T3">200 </text:span>歐，這大冬天的，好多人光是取暖一半收入就出去了，<text:span text:style-name="T3"><text:s/><text:line-break/></text:span>生活太艱難的，什麽都沒有，現政府完全是個傀儡，高層官員受賄成風，有什麽好保衛的？<text:span text:style-name="T3"><text:s/><text:line-break/><text:line-break/></text:span>主持人說，那妳在基輔的家人是不是都在逃難啊？<text:span text:style-name="T3"><text:s/><text:line-break/><text:line-break/></text:span>她說，不是，我們家的都乖乖的坐家裏等著呢。他們這兩天不去上班了。等著呢。<text:span text:style-name="T3"><text:s/><text:line-break/><text:line-break/></text:span>主持人繼續問，啊？！難道妳是說有烏克蘭人在盼望普京的到來？？<text:span text:style-name="T3"><text:s/><text:line-break/><text:line-break/></text:span>女的：當然有，妳以為呢？<text:span text:style-name="T3"><text:s/></text:span>不是非黑即白的。<text:span text:style-name="T3"><text:s/><text:line-break/><text:line-break/></text:span>其它嘉賓坐不住了，開始七嘴八舌的打斷烏克蘭女的反動言論。</text:p>
      <text:p text:style-name="P7"><text:span text:style-name="T6">？</text:span><text:s/>  |  2022.03.01 14:10   |   <text:a xlink:type="simple" xlink:href="http://palinfo.habago.org/Entry?Command=Information_PrintForum&amp;iPage=2#FORUM42012"><text:span text:style-name="T1">#</text:span></text:a></text:p>
      <text:p text:style-name="P13"><text:span text:style-name="T6">看了看</text:span>论坛普遍对当今中国常规军事实力有些误解。直接说结论是世界第二且远超俄罗斯，第一岛链已经名存实亡了，时间点是<text:span text:style-name="T3">19</text:span><text:span text:style-name="T6">年的东风</text:span><text:span text:style-name="T3">17≈</text:span><text:span text:style-name="T6">航母活不了。并且还有</text:span>规模最大的陆军<text:span text:style-name="T3">+</text:span><text:span text:style-name="T6">海量</text:span>陆基导弹数量<text:span text:style-name="T3">+</text:span><text:span text:style-name="T6">极速</text:span>扩张的海空军，短板是缺乏战争投射能力和较少的核弹数量，只能在本土和近海发挥。但是，在近海常规实力是稳赢美国的</text:p>
      <text:p text:style-name="P7"><text:span text:style-name="T6">陳真</text:span><text:s/>  |  2022.03.01 09:32   |   <text:a xlink:type="simple" xlink:href="http://palinfo.habago.org/Entry?Command=Information_PrintForum&amp;iPage=2#FORUM42009"><text:span text:style-name="T1">#</text:span></text:a></text:p>
      <text:p text:style-name="P8">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3"><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3"><text:s/><text:line-break/><text:line-break/></text:span>一些文章，如果總是在講美國什麼有多笨啊，誤判啊，慘敗啊，我通常就略過不看了。事實上，美國從未敗過，更何況慘敗。他只有大贏和小贏的差別。<text:span text:style-name="T3"><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7"><text:span text:style-name="T6">黄清</text:span><text:span text:style-name="T10">扬</text:span><text:s/>  |  2022.03.01 08:15   |   <text:a xlink:type="simple" xlink:href="http://palinfo.habago.org/Entry?Command=Information_PrintForum&amp;iPage=2#FORUM42008"><text:span text:style-name="T1">#</text:span></text:a></text:p>
      <text:p text:style-name="P13"><text:span text:style-name="T6">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3">1000</text:span><text:span text:style-name="T6">，自</text:span>损<text:span text:style-name="T3">800</text:span><text:span text:style-name="T6">，但对中国无疑是非常致命的</text:span>损伤。真是希望台湾执政当局能有最后一点良知不落入外人的圈套，也希望中共当局能有破局的妙招！</text:p>
      <text:p text:style-name="P7"><text:span text:style-name="T6">陳真</text:span><text:s/>  |  2022.03.01 03:10   |   <text:a xlink:type="simple" xlink:href="http://palinfo.habago.org/Entry?Command=Information_PrintForum&amp;iPage=2#FORUM42007"><text:span text:style-name="T1">#</text:span></text:a></text:p>
      <text:p text:style-name="P8">這裏有一段視頻，對於初步理解烏克蘭問題會有幫助，不會太難。耐心把它從頭到尾看完，至少就能站在一個大致正確的理解架構上了。<text:span text:style-name="T3"><text:s/><text:line-break/><text:line-break/>https://bit.ly/3Iu9oGk <text:line-break/><text:line-break/></text:span>不是刻意挑的視頻。當然還有其它更好的理解管道，我只是剛剛吃晚餐時無意中看到的，覺得講得還不錯。<text:span text:style-name="T3"><text:s/><text:line-break/><text:line-break/></text:span>至於台灣名嘴和媒體及政治人物講些什麼，不用看也知道一定又是在鬼扯蛋。比方說有個人叫沈富雄，不是壞人，但是各種想法卻非常低能<text:span text:style-name="T3">(</text:span>純描述，非罵人<text:span text:style-name="T3">)</text:span>，也就是很沒營養，很外行，很蠢，但是自我滿意度卻非常高。<text:span text:style-name="T3"><text:s/><text:line-break/><text:line-break/>1993</text:span>年醫界聯盟成立時，我跟他都是發起人，一起開籌備會，當時我就被他在開會時的一些很沒營養卻又自我滿意高到破表的態度給嚇到，真不知道他的自信到底從哪來。題外話。<text:span text:style-name="T3"><text:s/><text:line-break/><text:line-break/></text:span>有人傳他的<text:span text:style-name="T3"><text:s/>"</text:span>高見<text:span text:style-name="T3">" </text:span>給我看，很不可思議，如文末。重點不是講錯，而是空洞不知所云，但他的姿態卻非常高；明明一無所知，卻也能隨口胡扯一通，講得好像他是什麼專家，姿態萬千，真是很不可思議。<text:span text:style-name="T3"><text:s/><text:line-break/><text:line-break/></text:span>除了大陸媒體和<text:span text:style-name="T3">RT</text:span>及<text:span text:style-name="T3">WSWS</text:span>、<text:span text:style-name="T3">Global Research</text:span>和巴勒網等等之外，世界上可信且言之有物的媒體非常少。至於台灣媒體或名嘴或所謂名家之言，基本上就是鬼扯蛋，完全就是亂講一通。<text:span text:style-name="T3"><text:s/><text:line-break/><text:line-break/></text:span>陳真<text:span text:style-name="T3"><text:s/><text:line-break/><text:line-break/>2022. 03. 01. <text:line-break/><text:line-break/>===================== <text:line-break/><text:line-break/></text:span>沈富雄臉書<text:span text:style-name="T3"><text:s/><text:line-break/><text:line-break/>2022</text:span>年<text:span text:style-name="T3">2</text:span>月<text:span text:style-name="T3">24</text:span>日<text:span text:style-name="T3"><text:s/><text:line-break/><text:line-break/></text:span>輸得魯莽，贏得窩囊，兩敗俱傷，大家陪葬<text:span text:style-name="T3"><text:s/><text:line-break/><text:line-break/></text:span>烏克蘭危機，普丁失算，大軍三方包圍，卻只敢進軍烏東，「承認」兩個原已是囊中之物的小混混，算是打腫臉撐面子。<text:span text:style-name="T3"><text:s/><text:line-break/><text:line-break/></text:span>在克宮的狂吠，喚不回舊日蘇維埃的榮光，他註定最後只能帶著帝國殘夢走進歷史，可憐的是，蘇、烏兩地人民付出的代價實在不值。<text:span text:style-name="T3"><text:s/><text:line-break/><text:line-break/></text:span>北約<text:span text:style-name="T3">(NATO)</text:span>東擴的侵門踏戶，當然是他憤怒的最大藉口，但他卻從不檢討這些國家為何心向西方？老大哥既不給尊嚴也不給麵包。<text:span text:style-name="T3"><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3"><text:s/><text:line-break/><text:line-break/></text:span>拜登年老力衰卻面臨危局，慌亂失措中幸賴對手的魯莽而得以團結北約諸國，制裁有氣無力，恐是為了留給普丁一些下台階，也給未來留下一些籌碼，以備後繼之需。<text:span text:style-name="T3"><text:s/><text:line-break/><text:line-break/></text:span>俄國的國防軍費只有美國的<text:span text:style-name="T3">5%</text:span>，北約的<text:span text:style-name="T3">8%</text:span>，雖是極度的不對稱，但手中卻握有核武，因此美、俄兩大仍然避免正面交鋒，普丁的目標應是把烏東克里米亞化，把烏克蘭喬治亞化。<text:span text:style-name="T3"><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